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188cm"/>
    </style:style>
    <style:style style:name="co2" style:family="table-column">
      <style:table-column-properties fo:break-before="auto" style:column-width="23.46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1cm"/>
    </style:style>
    <style:style style:name="co5" style:family="table-column">
      <style:table-column-properties fo:break-before="auto" style:column-width="3.187cm"/>
    </style:style>
    <style:style style:name="co6" style:family="table-column">
      <style:table-column-properties fo:break-before="auto" style:column-width="6.022cm"/>
    </style:style>
    <style:style style:name="co7" style:family="table-column">
      <style:table-column-properties fo:break-before="auto" style:column-width="5.313cm"/>
    </style:style>
    <style:style style:name="co8" style:family="table-column">
      <style:table-column-properties fo:break-before="auto" style:column-width="15.879cm"/>
    </style:style>
    <style:style style:name="co9" style:family="table-column">
      <style:table-column-properties fo:break-before="auto" style:column-width="4.434cm"/>
    </style:style>
    <style:style style:name="co10" style:family="table-column">
      <style:table-column-properties fo:break-before="auto" style:column-width="7.377cm"/>
    </style:style>
    <style:style style:name="co11" style:family="table-column">
      <style:table-column-properties fo:break-before="auto" style:column-width="4.881cm"/>
    </style:style>
    <style:style style:name="co12" style:family="table-column">
      <style:table-column-properties fo:break-before="auto" style:column-width="2.088cm"/>
    </style:style>
    <style:style style:name="co13" style:family="table-column">
      <style:table-column-properties fo:break-before="auto" style:column-width="4.606cm"/>
    </style:style>
    <style:style style:name="co14" style:family="table-column">
      <style:table-column-properties fo:break-before="auto" style:column-width="3.306cm"/>
    </style:style>
    <style:style style:name="co15" style:family="table-column">
      <style:table-column-properties fo:break-before="auto" style:column-width="2.951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399cm"/>
    </style:style>
    <style:style style:name="co18" style:family="table-column">
      <style:table-column-properties fo:break-before="auto" style:column-width="2.519cm"/>
    </style:style>
    <style:style style:name="co19" style:family="table-column">
      <style:table-column-properties fo:break-before="auto" style:column-width="3.699cm"/>
    </style:style>
    <style:style style:name="co20" style:family="table-column">
      <style:table-column-properties fo:break-before="auto" style:column-width="7.163cm"/>
    </style:style>
    <style:style style:name="co21" style:family="table-column">
      <style:table-column-properties fo:break-before="auto" style:column-width="8.029cm"/>
    </style:style>
    <style:style style:name="co22" style:family="table-column">
      <style:table-column-properties fo:break-before="auto" style:column-width="2.928cm"/>
    </style:style>
    <style:style style:name="co23" style:family="table-column">
      <style:table-column-properties fo:break-before="auto" style:column-width="4.2cm"/>
    </style:style>
    <style:style style:name="co24" style:family="table-column">
      <style:table-column-properties fo:break-before="auto" style:column-width="9.525cm"/>
    </style:style>
    <style:style style:name="co25" style:family="table-column">
      <style:table-column-properties fo:break-before="auto" style:column-width="9.566cm"/>
    </style:style>
    <style:style style:name="co26" style:family="table-column">
      <style:table-column-properties fo:break-before="auto" style:column-width="2.822cm"/>
    </style:style>
    <style:style style:name="co27" style:family="table-column">
      <style:table-column-properties fo:break-before="auto" style:column-width="10.162cm"/>
    </style:style>
    <style:style style:name="co28" style:family="table-column">
      <style:table-column-properties fo:break-before="auto" style:column-width="8.304cm"/>
    </style:style>
    <style:style style:name="co29" style:family="table-column">
      <style:table-column-properties fo:break-before="auto" style:column-width="8.786cm"/>
    </style:style>
    <style:style style:name="co30" style:family="table-column">
      <style:table-column-properties fo:break-before="auto" style:column-width="3.463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6.211cm"/>
    </style:style>
    <style:style style:name="co33" style:family="table-column">
      <style:table-column-properties fo:break-before="auto" style:column-width="9.068cm"/>
    </style:style>
    <style:style style:name="co34" style:family="table-column">
      <style:table-column-properties fo:break-before="auto" style:column-width="3.14cm"/>
    </style:style>
    <style:style style:name="co35" style:family="table-column">
      <style:table-column-properties fo:break-before="auto" style:column-width="5.362cm"/>
    </style:style>
    <style:style style:name="co36" style:family="table-column">
      <style:table-column-properties fo:break-before="auto" style:column-width="6.669cm"/>
    </style:style>
    <style:style style:name="co37" style:family="table-column">
      <style:table-column-properties fo:break-before="auto" style:column-width="3.316cm"/>
    </style:style>
    <style:style style:name="co38" style:family="table-column">
      <style:table-column-properties fo:break-before="auto" style:column-width="6.175cm"/>
    </style:style>
    <style:style style:name="co39" style:family="table-column">
      <style:table-column-properties fo:break-before="auto" style:column-width="9.633cm"/>
    </style:style>
    <style:style style:name="co40" style:family="table-column">
      <style:table-column-properties fo:break-before="auto" style:column-width="3.704cm"/>
    </style:style>
    <style:style style:name="co41" style:family="table-column">
      <style:table-column-properties fo:break-before="auto" style:column-width="5.009cm"/>
    </style:style>
    <style:style style:name="co42" style:family="table-column">
      <style:table-column-properties fo:break-before="auto" style:column-width="13.762cm"/>
    </style:style>
    <style:style style:name="co43" style:family="table-column">
      <style:table-column-properties fo:break-before="auto" style:column-width="3.034cm"/>
    </style:style>
    <style:style style:name="co44" style:family="table-column">
      <style:table-column-properties fo:break-before="auto" style:column-width="2.434cm"/>
    </style:style>
    <style:style style:name="co45" style:family="table-column">
      <style:table-column-properties fo:break-before="auto" style:column-width="3.775cm"/>
    </style:style>
    <style:style style:name="co46" style:family="table-column">
      <style:table-column-properties fo:break-before="auto" style:column-width="5.644cm"/>
    </style:style>
    <style:style style:name="co47" style:family="table-column">
      <style:table-column-properties fo:break-before="auto" style:column-width="2.893cm"/>
    </style:style>
    <style:style style:name="co48" style:family="table-column">
      <style:table-column-properties fo:break-before="auto" style:column-width="5.082cm"/>
    </style:style>
    <style:style style:name="co49" style:family="table-column">
      <style:table-column-properties fo:break-before="auto" style:column-width="4.835cm"/>
    </style:style>
    <style:style style:name="co50" style:family="table-column">
      <style:table-column-properties fo:break-before="auto" style:column-width="3.149cm"/>
    </style:style>
    <style:style style:name="co51" style:family="table-column">
      <style:table-column-properties fo:break-before="auto" style:column-width="3.452cm"/>
    </style:style>
    <style:style style:name="co52" style:family="table-column">
      <style:table-column-properties fo:break-before="auto" style:column-width="4.623cm"/>
    </style:style>
    <style:style style:name="co53" style:family="table-column">
      <style:table-column-properties fo:break-before="auto" style:column-width="6.073cm"/>
    </style:style>
    <style:style style:name="co54" style:family="table-column">
      <style:table-column-properties fo:break-before="auto" style:column-width="8.848cm"/>
    </style:style>
    <style:style style:name="co55" style:family="table-column">
      <style:table-column-properties fo:break-before="auto" style:column-width="8.477cm"/>
    </style:style>
    <style:style style:name="co56" style:family="table-column">
      <style:table-column-properties fo:break-before="auto" style:column-width="1.27cm"/>
    </style:style>
    <style:style style:name="co57" style:family="table-column">
      <style:table-column-properties fo:break-before="auto" style:column-width="2.866cm"/>
    </style:style>
    <style:style style:name="co58" style:family="table-column">
      <style:table-column-properties fo:break-before="auto" style:column-width="4.092cm"/>
    </style:style>
    <style:style style:name="co59" style:family="table-column">
      <style:table-column-properties fo:break-before="auto" style:column-width="22.123cm"/>
    </style:style>
    <style:style style:name="ro1" style:family="table-row">
      <style:table-row-properties style:row-height="1.092cm" fo:break-before="auto" style:use-optimal-row-height="false"/>
    </style:style>
    <style:style style:name="ro2" style:family="table-row">
      <style:table-row-properties style:row-height="4.292cm" fo:break-before="auto" style:use-optimal-row-height="false"/>
    </style:style>
    <style:style style:name="ro3" style:family="table-row">
      <style:table-row-properties style:row-height="1.903cm" fo:break-before="auto" style:use-optimal-row-height="false"/>
    </style:style>
    <style:style style:name="ro4" style:family="table-row">
      <style:table-row-properties style:row-height="1.535cm" fo:break-before="auto" style:use-optimal-row-height="false"/>
    </style:style>
    <style:style style:name="ro5" style:family="table-row">
      <style:table-row-properties style:row-height="0.769cm" fo:break-before="auto" style:use-optimal-row-height="false"/>
    </style:style>
    <style:style style:name="ro6" style:family="table-row">
      <style:table-row-properties style:row-height="1.139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526cm" fo:break-before="auto" style:use-optimal-row-height="true"/>
    </style:style>
    <style:style style:name="ro10" style:family="table-row">
      <style:table-row-properties style:row-height="0.494cm" fo:break-before="auto" style:use-optimal-row-height="true"/>
    </style:style>
    <style:style style:name="ro11" style:family="table-row">
      <style:table-row-properties style:row-height="0.8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BBDD">
      <style:table-properties table:display="true" style:writing-mode="lr-tb"/>
    </style:style>
    <style:style style:name="ta3" style:family="table" style:master-page-name="PageStyle_5f_Servidores_20_de_20_aplicaciones">
      <style:table-properties table:display="true" style:writing-mode="lr-tb"/>
    </style:style>
    <style:style style:name="ta4" style:family="table" style:master-page-name="PageStyle_5f_datos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8000" style:text-align-source="fix" style:repeat-content="false" fo:border="0.035cm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wrap-option="wrap" fo:border="0.035cm solid #0000ff"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Book Antiqua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Excel_20_Built-in_20_Excel_20_Built-in_20_Normal_5f_Clientes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5" style:family="table-cell" style:parent-style-name="Excel_20_Built-in_20_Excel_20_Built-in_20_Normal_5f_Clientes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6" style:family="table-cell" style:parent-style-name="Excel_20_Built-in_20_Excel_20_Built-in_20_Normal_5f_BBDD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9" style:family="table-cell" style:parent-style-name="Excel_20_Built-in_20_Excel_20_Built-in_20_Normal_5f_Clientes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20" style:family="table-cell" style:parent-style-name="Excel_20_Built-in_20_Excel_20_Built-in_20_Normal_5f_Clientes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21" style:family="table-cell" style:parent-style-name="Default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 style:rotation-align="none"/>
    </style:style>
    <style:style style:name="ce24" style:family="table-cell" style:parent-style-name="Default" style:data-style-name="N2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25" style:family="table-cell" style:parent-style-name="Excel_20_Built-in_20_Excel_20_Built-in_20_Normal_5f_Clientes">
      <style:table-cell-properties fo:border-bottom="none" fo:background-color="#92d05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0" style:family="table-cell" style:parent-style-name="Excel_20_Built-in_20_Excel_20_Built-in_20_Normal_5f_Clientes">
      <style:table-cell-properties fo:background-color="#92d05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Book Antiqua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31" style:family="table-cell" style:parent-style-name="Default">
      <style:table-cell-properties fo:background-color="#ff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2" style:family="table-cell" style:parent-style-name="Default">
      <style:table-cell-properties fo:background-color="#ff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3" style:family="table-cell" style:parent-style-name="Excel_20_Built-in_20_Excel_20_Built-in_20_Normal_5f_Clientes">
      <style:table-cell-properties fo:background-color="#ff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Book Antiqua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37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7" style:family="table-cell" style:parent-style-name="Default" style:data-style-name="N37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8" style:family="table-cell" style:parent-style-name="Default" style:data-style-name="N37">
      <style:table-cell-properties fo:background-color="#ff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9" style:family="table-cell" style:parent-style-name="Excel_20_Built-in_20_Excel_20_Built-in_20_Normal_5f_Clientes">
      <style:table-cell-properties fo:background-color="#ff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0" style:family="table-cell" style:parent-style-name="Default">
      <style:table-cell-properties fo:background-color="#ff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fo:background-color="#ff00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Book Antiqua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6" style:family="table-cell" style:parent-style-name="Default">
      <style:table-cell-properties fo:wrap-option="wrap" style:rotation-align="none" style:vertical-align="middle"/>
    </style:style>
    <style:style style:name="ce47" style:family="table-cell" style:parent-style-name="Excel_20_Built-in_20_Excel_20_Built-in_20_Normal_5f_Clientes">
      <style:table-cell-properties fo:background-color="#ff00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Book Antiqua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49" style:family="table-cell" style:parent-style-name="Default">
      <style:table-cell-properties fo:background-color="#ff0000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Book Antiqua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51" style:family="table-cell" style:parent-style-name="Excel_20_Built-in_20_Excel_20_Built-in_20_Normal_5f_Clientes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52" style:family="table-cell" style:parent-style-name="Excel_20_Built-in_20_Excel_20_Built-in_20_Normal_5f_Clientes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Book Antiqua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Fin_20_de_20_línea_20_1" draw:marker-start-width="0.21cm" draw:marker-start-center="false" draw:stroke-linejoin="miter" draw:fill="solid" draw:fill-color="#ffffe1" draw:auto-grow-height="true" draw:auto-grow-width="false" fo:max-width="12cm" fo:min-height="36.16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Nimbus Sans L" style:font-name-asian="DejaVu Sans" style:font-name-complex="DejaVu San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datos.$A$2:.$A$34])" table:allow-empty-cell="true" table:display-list="unsorted" table:base-cell-address="Instrucciones.A1">
          <table:error-message table:message-type="stop" table:display="true"/>
        </table:content-validation>
        <table:content-validation table:name="val2" table:condition="of:cell-content-is-in-list('file:///d:/users/cristina/appdata/roaming/microsoft/excel/aac info_organismo_plantilla_gestion_documental.xls'$#REF!.#REF!$2:$I$6)" table:allow-empty-cell="true" table:display-list="unsorted" table:base-cell-address="Instrucciones.A1">
          <table:error-message table:message-type="stop" table:display="true"/>
        </table:content-validation>
        <table:content-validation table:name="val3" table:condition="of:cell-content-is-in-list([$datos.$A$2:.$A$35])" table:allow-empty-cell="true" table:display-list="unsorted" table:base-cell-address="Instrucciones.A1">
          <table:error-message table:message-type="stop" table:display="true"/>
        </table:content-validation>
        <table:content-validation table:name="val4" table:condition="of:cell-content-is-in-list('file:///d:/users/cristina/appdata/roaming/microsoft/excel/aac info_organismo_plantilla_gestion_documental.xls'$#REF!.$F$2:$F$5)" table:allow-empty-cell="true" table:display-list="unsorted" table:base-cell-address="Instrucciones.A1">
          <table:error-message table:message-type="stop" table:display="true"/>
        </table:content-validation>
        <table:content-validation table:name="val5" table:condition="of:cell-content-is-in-list(Tecnologia)" table:allow-empty-cell="true" table:display-list="unsorted" table:base-cell-address="Instrucciones.A1">
          <table:error-message table:message-type="stop" table:display="true"/>
        </table:content-validation>
        <table:content-validation table:name="val6" table:condition="of:cell-content-is-in-list('file:///d:/users/cristina/appdata/roaming/microsoft/excel/caa info_organismo_plantilla_gestion_documental.xls'dat!#ref!2:#ref!)" table:allow-empty-cell="true" table:display-list="unsorted" table:base-cell-address="Instrucciones.A1">
          <table:error-message table:message-type="stop" table:display="true"/>
        </table:content-validation>
        <table:content-validation table:name="val7" table:condition="of:cell-content-is-in-list('file:///d:/users/cristina/appdata/roaming/microsoft/excel/capma info_organismo_plantilla_gestion_documental.xls'dat!#ref!2:#ref!)" table:allow-empty-cell="true" table:display-list="unsorted" table:base-cell-address="Instrucciones.A1">
          <table:error-message table:message-type="stop" table:display="true"/>
        </table:content-validation>
        <table:content-validation table:name="val8" table:condition="of:cell-content-is-in-list('file:///d:/users/cristina/appdata/roaming/microsoft/excel/cfv info_organismo_plantilla_gestion_documental.xls'dat!#ref!2:#ref!)" table:allow-empty-cell="true" table:display-list="unsorted" table:base-cell-address="Instrucciones.A1">
          <table:error-message table:message-type="stop" table:display="true"/>
        </table:content-validation>
        <table:content-validation table:name="val9" table:condition="of:cell-content-is-in-list('file:///d:/users/cristina/appdata/roaming/microsoft/excel/cpi info_organismo_plantilla_gestion_documental.xls'dat!#ref!2:#ref!)" table:allow-empty-cell="true" table:display-list="unsorted" table:base-cell-address="Instrucciones.A1">
          <table:error-message table:message-type="stop" table:display="true"/>
        </table:content-validation>
        <table:content-validation table:name="val10" table:condition="of:cell-content-is-in-list(Tipo_de_entorno)" table:allow-empty-cell="true" table:display-list="unsorted" table:base-cell-address="BBDD.I2">
          <table:error-message table:message-type="stop" table:display="true"/>
        </table:content-validation>
        <table:content-validation table:name="val11" table:base-cell-address="BBDD.P2">
          <table:help-message table:display="true"/>
          <table:error-message table:message-type="stop" table:display="true"/>
        </table:content-validation>
        <table:content-validation table:name="val12" table:condition="of:cell-content-is-in-list(Si_No)" table:allow-empty-cell="true" table:display-list="unsorted" table:base-cell-address="BBDD.I2">
          <table:help-message table:display="true"/>
          <table:error-message table:message-type="stop" table:display="true"/>
        </table:content-validation>
        <table:content-validation table:name="val13" table:condition="of:cell-content-is-in-list(Virtualizado)" table:allow-empty-cell="true" table:display-list="unsorted" table:base-cell-address="Instrucciones.A1">
          <table:error-message table:message-type="stop" table:display="true"/>
        </table:content-validation>
        <table:content-validation table:name="val14" table:condition="of:cell-content-is-in-list(Si_No)" table:allow-empty-cell="true" table:display-list="unsorted" table:base-cell-address="BBDD.P2">
          <table:help-message table:display="true"/>
          <table:error-message table:message-type="stop" table:display="true"/>
        </table:content-validation>
        <table:content-validation table:name="val15" table:condition="of:cell-content-is-in-list(Si_No)" table:allow-empty-cell="true" table:display-list="unsorted" table:base-cell-address="BBDD.U2">
          <table:help-message table:display="true"/>
          <table:error-message table:message-type="stop" table:display="true"/>
        </table:content-validation>
        <table:content-validation table:name="val16" table:condition="of:cell-content-is-in-list(DATAGUARD)" table:allow-empty-cell="true" table:display-list="unsorted" table:base-cell-address="Instrucciones.A1">
          <table:help-message table:display="true"/>
          <table:error-message table:message-type="stop" table:display="true"/>
        </table:content-validation>
        <table:content-validation table:name="val17" table:condition="of:cell-content-is-in-list(Criticidad)" table:allow-empty-cell="true" table:display-list="unsorted" table:base-cell-address="Instrucciones.A1">
          <table:help-message table:display="true"/>
          <table:error-message table:message-type="stop" table:display="true"/>
        </table:content-validation>
        <table:content-validation table:name="val18" table:condition="of:cell-content-is-in-list(Disponibilidad)" table:allow-empty-cell="true" table:display-list="unsorted" table:base-cell-address="BBDD.K2">
          <table:help-message table:display="true"/>
          <table:error-message table:message-type="stop" table:display="true"/>
        </table:content-validation>
        <table:content-validation table:name="val19" table:condition="of:cell-content-is-in-list(Sistemas_Operativo)" table:allow-empty-cell="true" table:display-list="unsorted" table:base-cell-address="Instrucciones.A1">
          <table:help-message table:display="true"/>
          <table:error-message table:message-type="stop" table:display="true"/>
        </table:content-validation>
        <table:content-validation table:name="val20" table:condition="of:cell-content-is-in-list(versiones)" table:allow-empty-cell="true" table:display-list="unsorted" table:base-cell-address="Instrucciones.A1">
          <table:help-message table:display="true"/>
          <table:error-message table:message-type="stop" table:display="true"/>
        </table:content-validation>
        <table:content-validation table:name="val21" table:condition="of:cell-content-is-in-list(Si_No)" table:allow-empty-cell="true" table:display-list="unsorted" table:base-cell-address="BBDD.Y2">
          <table:help-message table:display="true"/>
          <table:error-message table:message-type="stop" table:display="true"/>
        </table:content-validation>
        <table:content-validation table:name="val22" table:condition="of:cell-content-is-in-list(Plan_Backup)" table:allow-empty-cell="true" table:display-list="unsorted" table:base-cell-address="Instrucciones.A1">
          <table:help-message table:display="true"/>
          <table:error-message table:message-type="stop" table:display="true"/>
        </table:content-validation>
        <table:content-validation table:name="val23" table:condition="of:cell-content-is-in-list(#NAME?)" table:allow-empty-cell="true" table:display-list="unsorted" table:base-cell-address="Instrucciones.A1">
          <table:help-message table:display="true"/>
          <table:error-message table:message-type="stop" table:display="true"/>
        </table:content-validation>
        <table:content-validation table:name="val24" table:condition="of:cell-content-is-in-list(estados)" table:allow-empty-cell="true" table:display-list="unsorted" table:base-cell-address="Instrucciones.A1"/>
        <table:content-validation table:name="val25" table:condition="of:cell-content-is-in-list('file:///d:/users/cristina/appdata/roaming/microsoft/excel/aac info_organismo_plantilla_gestion_documental.xls'dat!#ref![.A2:.$G$4])" table:allow-empty-cell="true" table:display-list="unsorted" table:base-cell-address="Instrucciones.A1">
          <table:error-message table:message-type="stop" table:display="true"/>
        </table:content-validation>
      </table:content-validations>
      <table:table table:name="Instruccione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9" table:default-cell-style-name="ce4"/>
        <table:table-column table:style-name="co3" table:number-columns-repeated="1013" table:default-cell-style-name="ce7"/>
        <table:table-row table:style-name="ro1">
          <table:table-cell table:style-name="ce1" office:value-type="string">
            <office:annotation draw:style-name="gr1" draw:text-style-name="P1" svg:width="2.899cm" svg:height="2.461cm" svg:x="8.757cm" svg:y="0cm" draw:caption-point-x="-0.61cm" draw:caption-point-y="0.01cm">
              <dc:date>2014-09-17T00:00:00</dc:date>
              <text:p text:style-name="P1">Siglas del organismo que reporta la información</text:p>
            </office:annotation>
            <text:p>Organismo_Reporta <text:s text:c="15"/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Fecha Actualización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string">
            <text:p>Contacto</text:p>
          </table:table-cell>
          <table:table-cell table:style-name="ce6"/>
          <table:table-cell table:style-name="ce7" table:number-columns-repeated="7"/>
          <table:table-cell table:style-name="ce8"/>
          <table:table-cell table:style-name="ce7"/>
          <table:table-cell table:number-columns-repeated="1013"/>
        </table:table-row>
        <table:table-row table:style-name="ro1">
          <table:table-cell table:style-name="ce1" office:value-type="string">
            <text:p>Carg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>
            <text:p>Corre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>
            <text:p>Teléfon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3" office:value-type="string">
            <text:p>Organismo_Titular <text:s text:c="5"/></text:p>
          </table:table-cell>
          <table:table-cell office:value-type="string">
            <text:p>Siglas del Organismo que tiene la responsabilidad de la explotación de los dato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Organismo_Gestor <text:s text:c="16"/></text:p>
          </table:table-cell>
          <table:table-cell office:value-type="string">
            <text:p>Organismo que realiza la gestión del sistema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ombre_Servicio_TI_de_Negocio</text:p>
          </table:table-cell>
          <table:table-cell office:value-type="string">
            <text:p>Nombre servicio prestado por el sistema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escripcion_Servicio_TI_de_Negocio</text:p>
          </table:table-cell>
          <table:table-cell office:value-type="string">
            <text:p>Descripción del servicio prestado por el sistema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ompromiso_Disponibilidad <text:s text:c="7"/></text:p>
          </table:table-cell>
          <table:table-cell office:value-type="string">
            <text:p>24*7, 8*5; 12*5; Otros;N/A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ombre_Servidor <text:s text:c="17"/></text:p>
          </table:table-cell>
          <table:table-cell office:value-type="string">
            <text:p>Nombre del Servidor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Modelo_Servidor <text:s text:c="17"/></text:p>
          </table:table-cell>
          <table:table-cell office:value-type="string">
            <text:p>Modelos del Servidor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ecnología</text:p>
          </table:table-cell>
          <table:table-cell office:value-type="string">
            <text:p>Tipos de procesadores en los que se ha montado el servicio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roducto_Reportado <text:s text:c="14"/></text:p>
          </table:table-cell>
          <table:table-cell office:value-type="string">
            <text:p>Nombre del Producto Reportado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Productos_Normalizado <text:s text:c="11"/></text:p>
          </table:table-cell>
          <table:table-cell office:value-type="string">
            <text:p>SGBD</text:p>
            <text:p>Sv. Aplicaciones</text:p>
            <text:p>Otros productos Oracle Fussion Middle Ware</text:p>
            <text:p>BI <text:s text:c="11"/></text:p>
            <text:p>Grid Control</text:p>
            <text:p>Productos de IdM (identity Management)</text:p>
            <text:p>PeopleSoft</text:p>
            <text:p>Oracle Linux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Entorno</text:p>
          </table:table-cell>
          <table:table-cell office:value-type="string">
            <text:p>PRODUCCION</text:p>
            <text:p>DESARROLLO</text:p>
            <text:p>PREPRODUCCIÓN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Entorno_Normalizado <text:s text:c="13"/></text:p>
          </table:table-cell>
          <table:table-cell office:value-type="string">
            <text:p>PRODUCCION</text:p>
            <text:p>NO-PRODUCCIÓN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riticidad <text:s text:c="22"/></text:p>
          </table:table-cell>
          <table:table-cell office:value-type="string">
            <text:p>Full Service: Entorno MUY CRITICO</text:p>
            <text:p>Critical Issue Only: Entorno MENOS CRITICO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_Procesadores_Reportado <text:s text:c="8"/></text:p>
          </table:table-cell>
          <table:table-cell office:value-type="string">
            <text:p>Nº de procesadores reportados para el servidor</text:p>
            <text:p>En el caso de máquinas virtuales se ha de tener la siguiente consideración:</text:p>
            <text:p>*Virtualización Lógica: Se han de contar TODOS los procesadores y cores de la máquina física sobre la que se han instalado dichos productos.</text:p>
            <text:p><text:s text:c="4"/>Virtualización física: Se han de contar SÓLO los procesadores y cores físicos sobre los que se han desplegados los productos Oracle. <text:s/>Se considera virtualización física, la aplicación de dominios o técnologías de particionamiento hardware que permiten utilizar una misma máquina como varios servidores sin utilizar software de virtualización.</text:p>
            <text:p/>
          </table:table-cell>
          <table:table-cell table:number-columns-repeated="1022"/>
        </table:table-row>
        <table:table-row table:style-name="ro1">
          <table:table-cell table:style-name="ce3" office:value-type="string">
            <text:p>N_Cores_Reportado <text:s text:c="15"/></text:p>
          </table:table-cell>
          <table:table-cell office:value-type="string">
            <text:p>Nº de cores por procesador</text:p>
            <text:p><text:span text:style-name="T2">En el caso de </text:span><text:span text:style-name="T2">máquinas </text:span><text:span text:style-name="T2">virtuales se ha </text:span><text:span text:style-name="T2">de tener la </text:span><text:span text:style-name="T2">siguiente </text:span><text:span text:style-name="T2">consideración:</text:span></text:p>
            <text:p><text:span text:style-name="T2">* Virtualización </text:span><text:span text:style-name="T2">Lógica: Se han </text:span><text:span text:style-name="T2">de contar los </text:span><text:span text:style-name="T2">cores </text:span><text:span text:style-name="T2">procesadores </text:span><text:span text:style-name="T2">de la máquina </text:span><text:span text:style-name="T2">física sobre la </text:span><text:span text:style-name="T2">que se han </text:span><text:span text:style-name="T2">instalado</text:span></text:p>
            <text:p><text:span text:style-name="T2">* Virtualización </text:span><text:span text:style-name="T2">Física: Se han </text:span><text:span text:style-name="T2">de contar los </text:span><text:span text:style-name="T2">cores </text:span><text:span text:style-name="T2">procesadores </text:span><text:span text:style-name="T2">físicos sobre los </text:span><text:span text:style-name="T2">que se ha </text:span><text:span text:style-name="T2">instalado la </text:span><text:span text:style-name="T2">máquina virtual</text:span>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_Procesadores_Normalizado <text:s text:c="6"/></text:p>
          </table:table-cell>
          <table:table-cell office:value-type="string">
            <text:p>Número total de procesadores utilizados en la instancia. Teniendo en cuenta las consideraciones de virtualización 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um_Cores_Procesador_Normalizado 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Total_Cores_Normalizado <text:s text:c="9"/></text:p>
          </table:table-cell>
          <table:table-cell office:value-type="string">
            <text:p>Número total de cores en la Instancia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Opciones_instaladas <text:s text:c="13"/></text:p>
          </table:table-cell>
          <table:table-cell office:value-type="string">
            <text:p>Opciones de BBDD instaladas en el sistema: RAC, PARTITIONING, SPATIAL, TEXT, …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Observaciones</text:p>
          </table:table-cell>
          <table:table-cell office:value-type="string">
            <text:p>Observacione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rac <text:s text:c="29"/></text:p>
          </table:table-cell>
          <table:table-cell office:value-type="string">
            <text:p>Se ha instalado la opción RAC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artitioning <text:s text:c="20"/></text:p>
          </table:table-cell>
          <table:table-cell office:value-type="string">
            <text:p>Se ha instalado el Partitioning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CTIVO <text:s text:c="26"/></text:p>
          </table:table-cell>
          <table:table-cell office:value-type="string">
            <text:p>SI:El sistemas es un sistema Activo</text:p>
            <text:p>NO: El sistema está configurado como Pasivo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ipoProcesador</text:p>
          </table:table-cell>
          <table:table-cell office:value-type="string">
            <text:p>Tipos de procesadores en los que se ha montado el servicio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Virtualizado</text:p>
          </table:table-cell>
          <table:table-cell office:value-type="string">
            <text:p>En caso de máquinas virtuales, se tiene que indicar si esta virtualización es Lógica o Fícia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Máquina Fisica</text:p>
          </table:table-cell>
          <table:table-cell office:value-type="string">
            <text:p>En caso de máquinas virtuales, se tiene que indicar sobre que máquina física se ha virtualizado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DD" table:style-name="ta2" table:print="false">
        <office:forms form:automatic-focus="false" form:apply-design-mode="false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23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2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4" table:default-cell-style-name="Default"/>
        <table:table-column table:style-name="co16" table:default-cell-style-name="Default"/>
        <table:table-column table:style-name="co26" table:default-cell-style-name="ce12"/>
        <table:table-column table:style-name="co26" table:number-columns-repeated="987" table:default-cell-style-name="ce29"/>
        <table:table-column table:style-name="co26" table:number-columns-repeated="4" table:default-cell-style-name="Default"/>
        <table:table-row table:style-name="ro4">
          <table:table-cell table:style-name="ce9" office:value-type="string">
            <text:p>Organismo Titular</text:p>
          </table:table-cell>
          <table:table-cell table:style-name="ce9" office:value-type="string">
            <text:p>Organismo Gestor</text:p>
          </table:table-cell>
          <table:table-cell table:style-name="ce9" office:value-type="string">
            <text:p>Nombre del servidor físico / Hostname</text:p>
          </table:table-cell>
          <table:table-cell table:style-name="ce9" office:value-type="string">
            <text:p>Modelo servidor</text:p>
          </table:table-cell>
          <table:table-cell table:style-name="ce9" office:value-type="string">
            <text:p>Tecnología servidor</text:p>
          </table:table-cell>
          <table:table-cell table:style-name="ce9" office:value-type="string">
            <text:p>Nombre Instancia <text:s/>/ SID</text:p>
          </table:table-cell>
          <table:table-cell table:style-name="ce9" office:value-type="string">
            <text:p>Entorno</text:p>
          </table:table-cell>
          <table:table-cell table:style-name="ce9" office:value-type="string">
            <text:p>Entorno_Normalizado</text:p>
          </table:table-cell>
          <table:table-cell table:style-name="ce9" office:value-type="string">
            <text:p>Activo</text:p>
          </table:table-cell>
          <table:table-cell table:style-name="ce9" office:value-type="string">
            <text:p>Virtualizado</text:p>
          </table:table-cell>
          <table:table-cell table:style-name="ce9" office:value-type="string">
            <text:p>Nº Procesadores Reportado</text:p>
          </table:table-cell>
          <table:table-cell table:style-name="ce9" office:value-type="string">
            <text:p>Nº Cores por Procesador Reportado</text:p>
          </table:table-cell>
          <table:table-cell table:style-name="ce9" office:value-type="string">
            <text:p>Total Cores Normalizado</text:p>
          </table:table-cell>
          <table:table-cell table:style-name="ce9" office:value-type="string">
            <text:p>RAC</text:p>
          </table:table-cell>
          <table:table-cell table:style-name="ce9" office:value-type="string">
            <text:p>Partitioning</text:p>
          </table:table-cell>
          <table:table-cell table:style-name="ce25" office:value-type="string">
            <text:p>Dataguard</text:p>
          </table:table-cell>
          <table:table-cell table:style-name="ce25" office:value-type="string">
            <text:p>Nombre_Servicio_TI_de_Negocio <text:s/></text:p>
          </table:table-cell>
          <table:table-cell table:style-name="ce25" office:value-type="string">
            <text:p>Descripcion_Servicio_TI_de_Negocio <text:s/></text:p>
          </table:table-cell>
          <table:table-cell table:style-name="ce25" office:value-type="string">
            <text:p>Criticidad</text:p>
          </table:table-cell>
          <table:table-cell table:style-name="ce25" office:value-type="string">
            <text:p>Disponibilidad</text:p>
          </table:table-cell>
          <table:table-cell table:style-name="ce25" office:value-type="string">
            <text:p>Sistema Operativo</text:p>
          </table:table-cell>
          <table:table-cell table:style-name="ce25" office:value-type="string">
            <text:p>Versión</text:p>
          </table:table-cell>
          <table:table-cell table:style-name="ce25" office:value-type="string">
            <text:p>Archivelog Mode</text:p>
          </table:table-cell>
          <table:table-cell table:style-name="ce25" office:value-type="string">
            <text:p>Política de backup (RMAN, Dataprotector, legato,etc)</text:p>
          </table:table-cell>
          <table:table-cell table:style-name="ce25" office:value-type="string">
            <text:p>Periodo de Alta Carga</text:p>
          </table:table-cell>
          <table:table-cell table:style-name="ce25" office:value-type="string">
            <text:p>Comentarios de interés (siebel, PSFT,spatial, streams, réplica avanzada, etc.)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</text:p>
          </table:table-cell>
          <table:table-cell table:style-name="ce14" office:value-type="string">
            <text:p>BBDD01</text:p>
          </table:table-cell>
          <table:table-cell table:style-name="ce10" office:value-type="string">
            <text:p>IBM POWER 7</text:p>
          </table:table-cell>
          <table:table-cell table:style-name="ce17" table:content-validation-name="val5" office:value-type="string">
            <text:p>IBM POWER7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2]=&quot;PRODUCCION&quot;;&quot;PRODUCCION&quot;;IF([.G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4">
            <text:p>4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64">
            <text:p>64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ALTA</text:p>
          </table:table-cell>
          <table:table-cell table:style-name="ce13" table:content-validation-name="val18"/>
          <table:table-cell table:style-name="ce10" table:content-validation-name="val19" office:value-type="string">
            <text:p>IBM AIX on POWER Systems (64-bit)(6.1)</text:p>
          </table:table-cell>
          <table:table-cell table:style-name="ce10" table:content-validation-name="val20" office:value-type="string">
            <text:p>Oracle Database Enterprise Edition 10.2.0.5</text:p>
          </table:table-cell>
          <table:table-cell table:style-name="ce14" table:content-validation-name="val21" office:value-type="string">
            <text:p>SI</text:p>
          </table:table-cell>
          <table:table-cell table:style-name="ce10" table:content-validation-name="val22" office:value-type="string">
            <text:p>RMAN + EXPORTS + COLD BACKUP</text:p>
          </table:table-cell>
          <table:table-cell table:style-name="ce13" office:value-type="string">
            <text:p>TODO EL AÑO EXCEPTO JULIO-AGOST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6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</text:p>
          </table:table-cell>
          <table:table-cell table:style-name="ce14" office:value-type="string">
            <text:p>BBDD02</text:p>
          </table:table-cell>
          <table:table-cell table:style-name="ce10" office:value-type="string">
            <text:p>IBM POWER 7</text:p>
          </table:table-cell>
          <table:table-cell table:style-name="ce17" table:content-validation-name="val5" office:value-type="string">
            <text:p>IBM POWER7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3]=&quot;PRODUCCION&quot;;&quot;PRODUCCION&quot;;IF([.G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4">
            <text:p>4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64">
            <text:p>64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ALTA</text:p>
          </table:table-cell>
          <table:table-cell table:style-name="ce13" table:content-validation-name="val18"/>
          <table:table-cell table:style-name="ce10" table:content-validation-name="val19" office:value-type="string">
            <text:p>IBM AIX on POWER Systems (64-bit)(6.1)</text:p>
          </table:table-cell>
          <table:table-cell table:style-name="ce10" table:content-validation-name="val20" office:value-type="string">
            <text:p>Oracle Database Enterprise Edition 10.2.0.5</text:p>
          </table:table-cell>
          <table:table-cell table:style-name="ce14" table:content-validation-name="val21" office:value-type="string">
            <text:p>NO</text:p>
          </table:table-cell>
          <table:table-cell table:style-name="ce10" table:content-validation-name="val22" office:value-type="string">
            <text:p>EXPORTS + COLD BACKUP</text:p>
          </table:table-cell>
          <table:table-cell table:style-name="ce13" office:value-type="string">
            <text:p>TODO EL AÑO EXCEPTO JULIO-AGOST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</text:p>
          </table:table-cell>
          <table:table-cell table:style-name="ce14" office:value-type="string">
            <text:p>BBDD03</text:p>
          </table:table-cell>
          <table:table-cell table:style-name="ce10" office:value-type="string">
            <text:p>IBM POWER 7</text:p>
          </table:table-cell>
          <table:table-cell table:style-name="ce17" table:content-validation-name="val5" office:value-type="string">
            <text:p>IBM POWER7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4]=&quot;PRODUCCION&quot;;&quot;PRODUCCION&quot;;IF([.G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6">
            <text:p>16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ALTA</text:p>
          </table:table-cell>
          <table:table-cell table:style-name="ce13" table:content-validation-name="val18"/>
          <table:table-cell table:style-name="ce10" table:content-validation-name="val19" office:value-type="string">
            <text:p>IBM AIX on POWER Systems (64-bit)(6.1)</text:p>
          </table:table-cell>
          <table:table-cell table:style-name="ce10" table:content-validation-name="val20" office:value-type="string">
            <text:p>Oracle Database Enterprise Edition 10.2.0.5</text:p>
          </table:table-cell>
          <table:table-cell table:style-name="ce14" table:content-validation-name="val21" office:value-type="string">
            <text:p>SI</text:p>
          </table:table-cell>
          <table:table-cell table:style-name="ce10" table:content-validation-name="val22" office:value-type="string">
            <text:p>RMAN + EXPORTS</text:p>
          </table:table-cell>
          <table:table-cell table:style-name="ce13" office:value-type="string">
            <text:p>TODO EL AÑO EXCEPTO JULIO-AGOST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</text:p>
          </table:table-cell>
          <table:table-cell table:style-name="ce14" office:value-type="string">
            <text:p>BBDD04</text:p>
          </table:table-cell>
          <table:table-cell table:style-name="ce10" office:value-type="string">
            <text:p>IBM POWER 7</text:p>
          </table:table-cell>
          <table:table-cell table:style-name="ce17" table:content-validation-name="val5" office:value-type="string">
            <text:p>IBM POWER7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5]=&quot;PRODUCCION&quot;;&quot;PRODUCCION&quot;;IF([.G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6">
            <text:p>16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ALTA</text:p>
          </table:table-cell>
          <table:table-cell table:style-name="ce13" table:content-validation-name="val18"/>
          <table:table-cell table:style-name="ce10" table:content-validation-name="val19" office:value-type="string">
            <text:p>IBM AIX on POWER Systems (64-bit)(6.1)</text:p>
          </table:table-cell>
          <table:table-cell table:style-name="ce10" table:content-validation-name="val20" office:value-type="string">
            <text:p>Oracle Database Enterprise Edition 11.2.0.3</text:p>
          </table:table-cell>
          <table:table-cell table:style-name="ce14" table:content-validation-name="val21" office:value-type="string">
            <text:p>SI</text:p>
          </table:table-cell>
          <table:table-cell table:style-name="ce10" table:content-validation-name="val22" office:value-type="string">
            <text:p>RMAN + EXPORTS</text:p>
          </table:table-cell>
          <table:table-cell table:style-name="ce13" office:value-type="string">
            <text:p>TODO EL AÑO EXCEPTO JULIO-AGOST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</text:p>
          </table:table-cell>
          <table:table-cell table:style-name="ce14" office:value-type="string">
            <text:p>BBDD05</text:p>
          </table:table-cell>
          <table:table-cell table:style-name="ce10" office:value-type="string">
            <text:p>IBM POWER 7</text:p>
          </table:table-cell>
          <table:table-cell table:style-name="ce17" table:content-validation-name="val5" office:value-type="string">
            <text:p>IBM POWER7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6]=&quot;PRODUCCION&quot;;&quot;PRODUCCION&quot;;IF([.G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4">
            <text:p>4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64">
            <text:p>64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ALTA</text:p>
          </table:table-cell>
          <table:table-cell table:style-name="ce13" table:content-validation-name="val18"/>
          <table:table-cell table:style-name="ce10" table:content-validation-name="val19" office:value-type="string">
            <text:p>IBM AIX on POWER Systems (64-bit)(6.1)</text:p>
          </table:table-cell>
          <table:table-cell table:style-name="ce10" table:content-validation-name="val20" office:value-type="string">
            <text:p>Oracle Database Enterprise Edition 10.2.0.5</text:p>
          </table:table-cell>
          <table:table-cell table:style-name="ce14" table:content-validation-name="val21" office:value-type="string">
            <text:p>SI</text:p>
          </table:table-cell>
          <table:table-cell table:style-name="ce10" table:content-validation-name="val22" office:value-type="string">
            <text:p>RMAN + EXPORTS</text:p>
          </table:table-cell>
          <table:table-cell table:style-name="ce13" office:value-type="string">
            <text:p>TODO EL AÑ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</text:p>
          </table:table-cell>
          <table:table-cell table:style-name="ce14" office:value-type="string">
            <text:p>BBDD06</text:p>
          </table:table-cell>
          <table:table-cell table:style-name="ce10" office:value-type="string">
            <text:p>IBM POWER 7</text:p>
          </table:table-cell>
          <table:table-cell table:style-name="ce17" table:content-validation-name="val5" office:value-type="string">
            <text:p>IBM POWER7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7]=&quot;PRODUCCION&quot;;&quot;PRODUCCION&quot;;IF([.G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4">
            <text:p>4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64">
            <text:p>64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MEDIA</text:p>
          </table:table-cell>
          <table:table-cell table:style-name="ce13" table:content-validation-name="val18"/>
          <table:table-cell table:style-name="ce10" table:content-validation-name="val19" office:value-type="string">
            <text:p>IBM AIX on POWER Systems (64-bit)(6.1)</text:p>
          </table:table-cell>
          <table:table-cell table:style-name="ce10" table:content-validation-name="val20" office:value-type="string">
            <text:p>Oracle Database Enterprise Edition 10.2.0.5</text:p>
          </table:table-cell>
          <table:table-cell table:style-name="ce14" table:content-validation-name="val21" office:value-type="string">
            <text:p>SI</text:p>
          </table:table-cell>
          <table:table-cell table:style-name="ce10" table:content-validation-name="val22" office:value-type="string">
            <text:p>RMAN + EXPORTS</text:p>
          </table:table-cell>
          <table:table-cell table:style-name="ce13" office:value-type="string">
            <text:p>TODO EL AÑO EXCEPTO JULIO-AGOST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</text:p>
          </table:table-cell>
          <table:table-cell table:style-name="ce14" office:value-type="string">
            <text:p>BBDD07</text:p>
          </table:table-cell>
          <table:table-cell table:style-name="ce10" office:value-type="string">
            <text:p>IBM POWER 7</text:p>
          </table:table-cell>
          <table:table-cell table:style-name="ce17" table:content-validation-name="val5" office:value-type="string">
            <text:p>IBM POWER7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8]=&quot;PRODUCCION&quot;;&quot;PRODUCCION&quot;;IF([.G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8">
            <text:p>8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256">
            <text:p>256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MEDIA</text:p>
          </table:table-cell>
          <table:table-cell table:style-name="ce13" table:content-validation-name="val18"/>
          <table:table-cell table:style-name="ce10" table:content-validation-name="val19" office:value-type="string">
            <text:p>IBM AIX on POWER Systems (64-bit)(6.1)</text:p>
          </table:table-cell>
          <table:table-cell table:style-name="ce10" table:content-validation-name="val20" office:value-type="string">
            <text:p>Oracle Database Enterprise Edition 11.2.0.3</text:p>
          </table:table-cell>
          <table:table-cell table:style-name="ce14" table:content-validation-name="val21" office:value-type="string">
            <text:p>NO</text:p>
          </table:table-cell>
          <table:table-cell table:style-name="ce10" table:content-validation-name="val22" office:value-type="string">
            <text:p>EXPORTS</text:p>
          </table:table-cell>
          <table:table-cell table:style-name="ce13" office:value-type="string">
            <text:p>PRIMEROS DE MES TODO EL AÑ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</text:p>
          </table:table-cell>
          <table:table-cell table:style-name="ce14" office:value-type="string">
            <text:p>BBDD08</text:p>
          </table:table-cell>
          <table:table-cell table:style-name="ce10" office:value-type="string">
            <text:p>IBM POWER 7</text:p>
          </table:table-cell>
          <table:table-cell table:style-name="ce17" table:content-validation-name="val5" office:value-type="string">
            <text:p>IBM POWER7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9]=&quot;PRODUCCION&quot;;&quot;PRODUCCION&quot;;IF([.G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4">
            <text:p>4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64">
            <text:p>64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MEDIA</text:p>
          </table:table-cell>
          <table:table-cell table:style-name="ce13" table:content-validation-name="val18"/>
          <table:table-cell table:style-name="ce10" table:content-validation-name="val19" office:value-type="string">
            <text:p>IBM AIX on POWER Systems (64-bit)(6.1)</text:p>
          </table:table-cell>
          <table:table-cell table:style-name="ce10" table:content-validation-name="val20" office:value-type="string">
            <text:p>Oracle Database Enterprise Edition 11.2.0.3</text:p>
          </table:table-cell>
          <table:table-cell table:style-name="ce14" table:content-validation-name="val21" office:value-type="string">
            <text:p>SI</text:p>
          </table:table-cell>
          <table:table-cell table:style-name="ce10" table:content-validation-name="val22" office:value-type="string">
            <text:p>RMAN + EXPORTS</text:p>
          </table:table-cell>
          <table:table-cell table:style-name="ce13" office:value-type="string">
            <text:p>PRIMEROS DE MES TODO EL AÑ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</text:p>
          </table:table-cell>
          <table:table-cell table:style-name="ce14" office:value-type="string">
            <text:p>BBDD09</text:p>
          </table:table-cell>
          <table:table-cell table:style-name="ce10" office:value-type="string">
            <text:p>IBM POWER 7</text:p>
          </table:table-cell>
          <table:table-cell table:style-name="ce17" table:content-validation-name="val5" office:value-type="string">
            <text:p>IBM POWER7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10]=&quot;PRODUCCION&quot;;&quot;PRODUCCION&quot;;IF([.G1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4">
            <text:p>4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64">
            <text:p>64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ALTA</text:p>
          </table:table-cell>
          <table:table-cell table:style-name="ce13" table:content-validation-name="val18"/>
          <table:table-cell table:style-name="ce10" table:content-validation-name="val19" office:value-type="string">
            <text:p>IBM AIX on POWER Systems (64-bit)(6.1)</text:p>
          </table:table-cell>
          <table:table-cell table:style-name="ce10" table:content-validation-name="val20" office:value-type="string">
            <text:p>Oracle Database Enterprise Edition 10.2.0.5</text:p>
          </table:table-cell>
          <table:table-cell table:style-name="ce14" table:content-validation-name="val21" office:value-type="string">
            <text:p>NO</text:p>
          </table:table-cell>
          <table:table-cell table:style-name="ce10" table:content-validation-name="val22" office:value-type="string">
            <text:p>NO TIENE</text:p>
          </table:table-cell>
          <table:table-cell table:style-name="ce13" office:value-type="string">
            <text:p>TODO EL AÑO EXCEPTO JULIO-AGOST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</text:p>
          </table:table-cell>
          <table:table-cell table:style-name="ce14" office:value-type="string">
            <text:p>BBDD10</text:p>
          </table:table-cell>
          <table:table-cell table:style-name="ce10" office:value-type="string">
            <text:p>IBM POWER 7</text:p>
          </table:table-cell>
          <table:table-cell table:style-name="ce17" table:content-validation-name="val5" office:value-type="string">
            <text:p>IBM POWER7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11]=&quot;PRODUCCION&quot;;&quot;PRODUCCION&quot;;IF([.G1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4">
            <text:p>4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64">
            <text:p>64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ALTA</text:p>
          </table:table-cell>
          <table:table-cell table:style-name="ce13" table:content-validation-name="val18"/>
          <table:table-cell table:style-name="ce10" table:content-validation-name="val19" office:value-type="string">
            <text:p>IBM AIX on POWER Systems (64-bit)(6.1)</text:p>
          </table:table-cell>
          <table:table-cell table:style-name="ce10" table:content-validation-name="val20" office:value-type="string">
            <text:p>Oracle Database Enterprise Edition 10.2.0.5</text:p>
          </table:table-cell>
          <table:table-cell table:style-name="ce14" table:content-validation-name="val21" office:value-type="string">
            <text:p>NO</text:p>
          </table:table-cell>
          <table:table-cell table:style-name="ce10" table:content-validation-name="val22" office:value-type="string">
            <text:p>NO TIENE</text:p>
          </table:table-cell>
          <table:table-cell table:style-name="ce13" office:value-type="string">
            <text:p>TODO EL AÑO EXCEPTO JULIO-AGOST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</text:p>
          </table:table-cell>
          <table:table-cell table:style-name="ce14" office:value-type="string">
            <text:p>BBDD11</text:p>
          </table:table-cell>
          <table:table-cell table:style-name="ce10" office:value-type="string">
            <text:p>IBM POWER 7</text:p>
          </table:table-cell>
          <table:table-cell table:style-name="ce17" table:content-validation-name="val5" office:value-type="string">
            <text:p>IBM POWER7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12]=&quot;PRODUCCION&quot;;&quot;PRODUCCION&quot;;IF([.G1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4">
            <text:p>4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64">
            <text:p>64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MEDIA</text:p>
          </table:table-cell>
          <table:table-cell table:style-name="ce13" table:content-validation-name="val18"/>
          <table:table-cell table:style-name="ce10" table:content-validation-name="val19" office:value-type="string">
            <text:p>IBM AIX on POWER Systems (64-bit)(6.1)</text:p>
          </table:table-cell>
          <table:table-cell table:style-name="ce10" table:content-validation-name="val20" office:value-type="string">
            <text:p>Oracle Database Enterprise Edition 10.2.0.5</text:p>
          </table:table-cell>
          <table:table-cell table:style-name="ce14" table:content-validation-name="val21" office:value-type="string">
            <text:p>NO</text:p>
          </table:table-cell>
          <table:table-cell table:style-name="ce10" table:content-validation-name="val22" office:value-type="string">
            <text:p>NO TIENE</text:p>
          </table:table-cell>
          <table:table-cell table:style-name="ce13"/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</text:p>
          </table:table-cell>
          <table:table-cell table:style-name="ce14" office:value-type="string">
            <text:p>BBDD12</text:p>
          </table:table-cell>
          <table:table-cell table:style-name="ce10" office:value-type="string">
            <text:p>IBM POWER 7</text:p>
          </table:table-cell>
          <table:table-cell table:style-name="ce17" table:content-validation-name="val5" office:value-type="string">
            <text:p>IBM POWER7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13]=&quot;PRODUCCION&quot;;&quot;PRODUCCION&quot;;IF([.G1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4">
            <text:p>4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64">
            <text:p>64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MEDIA</text:p>
          </table:table-cell>
          <table:table-cell table:style-name="ce13" table:content-validation-name="val18"/>
          <table:table-cell table:style-name="ce10" table:content-validation-name="val19" office:value-type="string">
            <text:p>IBM AIX on POWER Systems (64-bit)(6.1)</text:p>
          </table:table-cell>
          <table:table-cell table:style-name="ce10" table:content-validation-name="val20" office:value-type="string">
            <text:p>Oracle Database Enterprise Edition 10.2.0.5</text:p>
          </table:table-cell>
          <table:table-cell table:style-name="ce14" table:content-validation-name="val21" office:value-type="string">
            <text:p>NO</text:p>
          </table:table-cell>
          <table:table-cell table:style-name="ce10" table:content-validation-name="val22" office:value-type="string">
            <text:p>NO TIENE</text:p>
          </table:table-cell>
          <table:table-cell table:style-name="ce13"/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</text:p>
          </table:table-cell>
          <table:table-cell table:style-name="ce14" office:value-type="string">
            <text:p>BBDD13</text:p>
          </table:table-cell>
          <table:table-cell table:style-name="ce10" office:value-type="string">
            <text:p>IBM POWER 7</text:p>
          </table:table-cell>
          <table:table-cell table:style-name="ce17" table:content-validation-name="val5" office:value-type="string">
            <text:p>IBM POWER7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14]=&quot;PRODUCCION&quot;;&quot;PRODUCCION&quot;;IF([.G1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4">
            <text:p>4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64">
            <text:p>64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MEDIA</text:p>
          </table:table-cell>
          <table:table-cell table:style-name="ce13" table:content-validation-name="val18"/>
          <table:table-cell table:style-name="ce10" table:content-validation-name="val19" office:value-type="string">
            <text:p>IBM AIX on POWER Systems (64-bit)(6.1)</text:p>
          </table:table-cell>
          <table:table-cell table:style-name="ce10" table:content-validation-name="val20" office:value-type="string">
            <text:p>Oracle Database Enterprise Edition 11.2.0.3</text:p>
          </table:table-cell>
          <table:table-cell table:style-name="ce14" table:content-validation-name="val21" office:value-type="string">
            <text:p>NO</text:p>
          </table:table-cell>
          <table:table-cell table:style-name="ce10" table:content-validation-name="val22" office:value-type="string">
            <text:p>NO TIENE</text:p>
          </table:table-cell>
          <table:table-cell table:style-name="ce13"/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</text:p>
          </table:table-cell>
          <table:table-cell table:style-name="ce14" office:value-type="string">
            <text:p>BBDD14</text:p>
          </table:table-cell>
          <table:table-cell table:style-name="ce10" office:value-type="string">
            <text:p>IBM POWER 7</text:p>
          </table:table-cell>
          <table:table-cell table:style-name="ce17" table:content-validation-name="val5" office:value-type="string">
            <text:p>IBM POWER7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15]=&quot;PRODUCCION&quot;;&quot;PRODUCCION&quot;;IF([.G1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4">
            <text:p>4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64">
            <text:p>64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N/A</text:p>
          </table:table-cell>
          <table:table-cell table:style-name="ce13" table:content-validation-name="val18"/>
          <table:table-cell table:style-name="ce10" table:content-validation-name="val19" office:value-type="string">
            <text:p>IBM AIX on POWER Systems (64-bit)(6.1)</text:p>
          </table:table-cell>
          <table:table-cell table:style-name="ce10" table:content-validation-name="val20" office:value-type="string">
            <text:p>Oracle Database Enterprise Edition 10.2.0.5</text:p>
          </table:table-cell>
          <table:table-cell table:style-name="ce14" table:content-validation-name="val21" office:value-type="string">
            <text:p>SI</text:p>
          </table:table-cell>
          <table:table-cell table:style-name="ce10" table:content-validation-name="val22" office:value-type="string">
            <text:p>RMAN + EXPORTS</text:p>
          </table:table-cell>
          <table:table-cell table:style-name="ce13" office:value-type="string">
            <text:p>TODO EL AÑO EXCEPTO JULIO-AGOST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</text:p>
          </table:table-cell>
          <table:table-cell table:style-name="ce14" office:value-type="string">
            <text:p>BBDD15</text:p>
          </table:table-cell>
          <table:table-cell table:style-name="ce10" office:value-type="string">
            <text:p>IBM POWER 7</text:p>
          </table:table-cell>
          <table:table-cell table:style-name="ce17" table:content-validation-name="val5" office:value-type="string">
            <text:p>IBM POWER7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16]=&quot;PRODUCCION&quot;;&quot;PRODUCCION&quot;;IF([.G1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4">
            <text:p>4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64">
            <text:p>64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N/A</text:p>
          </table:table-cell>
          <table:table-cell table:style-name="ce13" table:content-validation-name="val18"/>
          <table:table-cell table:style-name="ce10" table:content-validation-name="val19" office:value-type="string">
            <text:p>IBM AIX on POWER Systems (64-bit)(6.1)</text:p>
          </table:table-cell>
          <table:table-cell table:style-name="ce10" table:content-validation-name="val20" office:value-type="string">
            <text:p>Oracle Database Enterprise Edition 10.2.0.5</text:p>
          </table:table-cell>
          <table:table-cell table:style-name="ce14" table:content-validation-name="val21" office:value-type="string">
            <text:p>NO</text:p>
          </table:table-cell>
          <table:table-cell table:style-name="ce10" table:content-validation-name="val22" office:value-type="string">
            <text:p>EXPORTS</text:p>
          </table:table-cell>
          <table:table-cell table:style-name="ce13" office:value-type="string">
            <text:p>TODO EL AÑO EXCEPTO JULIO-AGOST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</text:p>
          </table:table-cell>
          <table:table-cell table:style-name="ce14" office:value-type="string">
            <text:p>BBDD16</text:p>
          </table:table-cell>
          <table:table-cell table:style-name="ce10" office:value-type="string">
            <text:p>IBM POWER 7</text:p>
          </table:table-cell>
          <table:table-cell table:style-name="ce17" table:content-validation-name="val5" office:value-type="string">
            <text:p>IBM POWER7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17]=&quot;PRODUCCION&quot;;&quot;PRODUCCION&quot;;IF([.G1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4">
            <text:p>4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64">
            <text:p>64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N/A</text:p>
          </table:table-cell>
          <table:table-cell table:style-name="ce13" table:content-validation-name="val18"/>
          <table:table-cell table:style-name="ce10" table:content-validation-name="val19" office:value-type="string">
            <text:p>IBM AIX on POWER Systems (64-bit)(6.1)</text:p>
          </table:table-cell>
          <table:table-cell table:style-name="ce10" table:content-validation-name="val20" office:value-type="string">
            <text:p>Oracle Database Enterprise Edition 10.2.0.5</text:p>
          </table:table-cell>
          <table:table-cell table:style-name="ce14" table:content-validation-name="val21" office:value-type="string">
            <text:p>SI</text:p>
          </table:table-cell>
          <table:table-cell table:style-name="ce10" table:content-validation-name="val22" office:value-type="string">
            <text:p>RMAN + EXPORTS</text:p>
          </table:table-cell>
          <table:table-cell table:style-name="ce13" office:value-type="string">
            <text:p>No se han identificad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</text:p>
          </table:table-cell>
          <table:table-cell table:style-name="ce14" office:value-type="string">
            <text:p>BBDD17</text:p>
          </table:table-cell>
          <table:table-cell table:style-name="ce10" office:value-type="string">
            <text:p>IBM POWER 7</text:p>
          </table:table-cell>
          <table:table-cell table:style-name="ce17" table:content-validation-name="val5" office:value-type="string">
            <text:p>IBM POWER7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18]=&quot;PRODUCCION&quot;;&quot;PRODUCCION&quot;;IF([.G1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6">
            <text:p>16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N/A</text:p>
          </table:table-cell>
          <table:table-cell table:style-name="ce13" table:content-validation-name="val18"/>
          <table:table-cell table:style-name="ce10" table:content-validation-name="val19" office:value-type="string">
            <text:p>IBM AIX on POWER Systems (64-bit)(6.1)</text:p>
          </table:table-cell>
          <table:table-cell table:style-name="ce10" table:content-validation-name="val20" office:value-type="string">
            <text:p>Oracle Database Enterprise Edition 10.2.0.5</text:p>
          </table:table-cell>
          <table:table-cell table:style-name="ce14" table:content-validation-name="val21" office:value-type="string">
            <text:p>SI</text:p>
          </table:table-cell>
          <table:table-cell table:style-name="ce10" table:content-validation-name="val22" office:value-type="string">
            <text:p>RMAN + EXPORTS</text:p>
          </table:table-cell>
          <table:table-cell table:style-name="ce13" office:value-type="string">
            <text:p>No se han identificad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</text:p>
          </table:table-cell>
          <table:table-cell table:style-name="ce14" office:value-type="string">
            <text:p>BBDD18</text:p>
          </table:table-cell>
          <table:table-cell table:style-name="ce10" office:value-type="string">
            <text:p>IBM POWER 7</text:p>
          </table:table-cell>
          <table:table-cell table:style-name="ce17" table:content-validation-name="val5" office:value-type="string">
            <text:p>IBM POWER7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19]=&quot;PRODUCCION&quot;;&quot;PRODUCCION&quot;;IF([.G1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6">
            <text:p>16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N/A</text:p>
          </table:table-cell>
          <table:table-cell table:style-name="ce13" table:content-validation-name="val18"/>
          <table:table-cell table:style-name="ce10" table:content-validation-name="val19" office:value-type="string">
            <text:p>IBM AIX on POWER Systems (64-bit)(6.1)</text:p>
          </table:table-cell>
          <table:table-cell table:style-name="ce10" table:content-validation-name="val20" office:value-type="string">
            <text:p>Oracle Database Enterprise Edition 10.2.0.5</text:p>
          </table:table-cell>
          <table:table-cell table:style-name="ce14" table:content-validation-name="val21" office:value-type="string">
            <text:p>SI</text:p>
          </table:table-cell>
          <table:table-cell table:style-name="ce10" table:content-validation-name="val22" office:value-type="string">
            <text:p>RMAN + EXPORTS</text:p>
          </table:table-cell>
          <table:table-cell table:style-name="ce13" office:value-type="string">
            <text:p>No se han identificad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</text:p>
          </table:table-cell>
          <table:table-cell table:style-name="ce14" office:value-type="string">
            <text:p>BBDD19</text:p>
          </table:table-cell>
          <table:table-cell table:style-name="ce10" office:value-type="string">
            <text:p>IBM POWER 7</text:p>
          </table:table-cell>
          <table:table-cell table:style-name="ce17" table:content-validation-name="val5" office:value-type="string">
            <text:p>IBM POWER7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20]=&quot;PRODUCCION&quot;;&quot;PRODUCCION&quot;;IF([.G2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6">
            <text:p>16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N/A</text:p>
          </table:table-cell>
          <table:table-cell table:style-name="ce13" table:content-validation-name="val18"/>
          <table:table-cell table:style-name="ce10" table:content-validation-name="val19" office:value-type="string">
            <text:p>IBM AIX on POWER Systems (64-bit)(6.1)</text:p>
          </table:table-cell>
          <table:table-cell table:style-name="ce10" table:content-validation-name="val20" office:value-type="string">
            <text:p>Oracle Database Enterprise Edition 11.2.0.3</text:p>
          </table:table-cell>
          <table:table-cell table:style-name="ce14" table:content-validation-name="val21" office:value-type="string">
            <text:p>SI</text:p>
          </table:table-cell>
          <table:table-cell table:style-name="ce10" table:content-validation-name="val22" office:value-type="string">
            <text:p>RMAN + EXPORTS</text:p>
          </table:table-cell>
          <table:table-cell table:style-name="ce13" office:value-type="string">
            <text:p>No se han identificad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2</text:p>
          </table:table-cell>
          <table:table-cell table:style-name="ce14" office:value-type="string">
            <text:p>BBDD20</text:p>
          </table:table-cell>
          <table:table-cell table:style-name="ce10" office:value-type="string">
            <text:p>PowerEdge 2950</text:p>
          </table:table-cell>
          <table:table-cell table:style-name="ce17" table:content-validation-name="val5" office:value-type="string">
            <text:p>Intel Xeon Series 56XX, Series 65XX, Series 75XX, Series E7-28XX, Series E7-48XX, Series E7-88XX or earlier Multicore chips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21]=&quot;PRODUCCION&quot;;&quot;PRODUCCION&quot;;IF([.G2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6">
            <text:p>16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MEDIA</text:p>
          </table:table-cell>
          <table:table-cell table:style-name="ce13" table:content-validation-name="val18"/>
          <table:table-cell table:style-name="ce10" table:content-validation-name="val19" office:value-type="string">
            <text:p>Linux x86-64(Red Hat Enterprise 4)</text:p>
          </table:table-cell>
          <table:table-cell table:style-name="ce10" table:content-validation-name="val20" office:value-type="string">
            <text:p>Oracle Database Enterprise Edition 9.2.0.7</text:p>
          </table:table-cell>
          <table:table-cell table:style-name="ce14" table:content-validation-name="val21" office:value-type="string">
            <text:p>SI</text:p>
          </table:table-cell>
          <table:table-cell table:style-name="ce10" table:content-validation-name="val22" office:value-type="string">
            <text:p>RMAN + EXPORTS</text:p>
          </table:table-cell>
          <table:table-cell table:style-name="ce13" office:value-type="string">
            <text:p>Primeros dias del mes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2</text:p>
          </table:table-cell>
          <table:table-cell table:style-name="ce14" office:value-type="string">
            <text:p>BBDD21</text:p>
          </table:table-cell>
          <table:table-cell table:style-name="ce10" office:value-type="string">
            <text:p>PowerEdge 2950</text:p>
          </table:table-cell>
          <table:table-cell table:style-name="ce17" table:content-validation-name="val5" office:value-type="string">
            <text:p>Intel Xeon Series 56XX, Series 65XX, Series 75XX, Series E7-28XX, Series E7-48XX, Series E7-88XX or earlier Multicore chips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22]=&quot;PRODUCCION&quot;;&quot;PRODUCCION&quot;;IF([.G2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6">
            <text:p>16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MEDIA</text:p>
          </table:table-cell>
          <table:table-cell table:style-name="ce13" table:content-validation-name="val18"/>
          <table:table-cell table:style-name="ce10" table:content-validation-name="val19" office:value-type="string">
            <text:p>Linux x86-64(Red Hat Enterprise 4)</text:p>
          </table:table-cell>
          <table:table-cell table:style-name="ce10" table:content-validation-name="val20" office:value-type="string">
            <text:p>Oracle Database Enterprise Edition 10.2.0.4</text:p>
          </table:table-cell>
          <table:table-cell table:style-name="ce14" table:content-validation-name="val21" office:value-type="string">
            <text:p>SI</text:p>
          </table:table-cell>
          <table:table-cell table:style-name="ce10" table:content-validation-name="val22" office:value-type="string">
            <text:p>RMAN + EXPORTS</text:p>
          </table:table-cell>
          <table:table-cell table:style-name="ce13" office:value-type="string">
            <text:p>No se han identificad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2</text:p>
          </table:table-cell>
          <table:table-cell table:style-name="ce14" office:value-type="string">
            <text:p>BBDD22</text:p>
          </table:table-cell>
          <table:table-cell table:style-name="ce10" office:value-type="string">
            <text:p>ProLiant BL460c G1</text:p>
          </table:table-cell>
          <table:table-cell table:style-name="ce17" table:content-validation-name="val5" office:value-type="string">
            <text:p>Intel Xeon Series 56XX, Series 65XX, Series 75XX, Series E7-28XX, Series E7-48XX, Series E7-88XX or earlier Multicore chips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23]=&quot;PRODUCCION&quot;;&quot;PRODUCCION&quot;;IF([.G2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6">
            <text:p>16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MEDIA</text:p>
          </table:table-cell>
          <table:table-cell table:style-name="ce13" table:content-validation-name="val18"/>
          <table:table-cell table:style-name="ce10" table:content-validation-name="val19" office:value-type="string">
            <text:p>Linux x86-64(Oracle Linux 6)</text:p>
          </table:table-cell>
          <table:table-cell table:style-name="ce10" table:content-validation-name="val20" office:value-type="string">
            <text:p>Oracle Database Enterprise Edition 10.2.0.4</text:p>
          </table:table-cell>
          <table:table-cell table:style-name="ce14" table:content-validation-name="val21" office:value-type="string">
            <text:p>SI</text:p>
          </table:table-cell>
          <table:table-cell table:style-name="ce10" table:content-validation-name="val22" office:value-type="string">
            <text:p>RMAN + EXPORTS</text:p>
          </table:table-cell>
          <table:table-cell table:style-name="ce13" office:value-type="string">
            <text:p>TODO EL AÑO EXCEPTO JULIO-AGOST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2</text:p>
          </table:table-cell>
          <table:table-cell table:style-name="ce14" office:value-type="string">
            <text:p>BBDD23</text:p>
          </table:table-cell>
          <table:table-cell table:style-name="ce10" office:value-type="string">
            <text:p>ProLiant BL460c G1</text:p>
          </table:table-cell>
          <table:table-cell table:style-name="ce17" table:content-validation-name="val5" office:value-type="string">
            <text:p>Intel Xeon Series 56XX, Series 65XX, Series 75XX, Series E7-28XX, Series E7-48XX, Series E7-88XX or earlier Multicore chips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24]=&quot;PRODUCCION&quot;;&quot;PRODUCCION&quot;;IF([.G2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6">
            <text:p>16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MEDIA</text:p>
          </table:table-cell>
          <table:table-cell table:style-name="ce13" table:content-validation-name="val18"/>
          <table:table-cell table:style-name="ce10" table:content-validation-name="val19" office:value-type="string">
            <text:p>Linux x86-64(Oracle Linux 6)</text:p>
          </table:table-cell>
          <table:table-cell table:style-name="ce10" table:content-validation-name="val20" office:value-type="string">
            <text:p>Oracle Database Enterprise Edition 10.2.0.4</text:p>
          </table:table-cell>
          <table:table-cell table:style-name="ce14" table:content-validation-name="val21" office:value-type="string">
            <text:p>SI</text:p>
          </table:table-cell>
          <table:table-cell table:style-name="ce10" table:content-validation-name="val22" office:value-type="string">
            <text:p>RMAN + EXPORTS</text:p>
          </table:table-cell>
          <table:table-cell table:style-name="ce13" office:value-type="string">
            <text:p>No se han identificad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2</text:p>
          </table:table-cell>
          <table:table-cell table:style-name="ce14" office:value-type="string">
            <text:p>BBDD24</text:p>
          </table:table-cell>
          <table:table-cell table:style-name="ce10" office:value-type="string">
            <text:p>ProLiant DL360 G4p</text:p>
          </table:table-cell>
          <table:table-cell table:style-name="ce17" table:content-validation-name="val5" office:value-type="string">
            <text:p>Intel Xeon Series 56XX, Series 65XX, Series 75XX, Series E7-28XX, Series E7-48XX, Series E7-88XX or earlier Multicore chips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25]=&quot;PRODUCCION&quot;;&quot;PRODUCCION&quot;;IF([.G2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MEDIA</text:p>
          </table:table-cell>
          <table:table-cell table:style-name="ce13" table:content-validation-name="val18"/>
          <table:table-cell table:style-name="ce10" table:content-validation-name="val19" office:value-type="string">
            <text:p>Linux x86(SLES-10)</text:p>
          </table:table-cell>
          <table:table-cell table:style-name="ce10" table:content-validation-name="val20" office:value-type="string">
            <text:p>Oracle Database Enterprise Edition 9.2.0.4</text:p>
          </table:table-cell>
          <table:table-cell table:style-name="ce14" table:content-validation-name="val21" office:value-type="string">
            <text:p>SI</text:p>
          </table:table-cell>
          <table:table-cell table:style-name="ce10" table:content-validation-name="val22" office:value-type="string">
            <text:p>RMAN + EXPORTS</text:p>
          </table:table-cell>
          <table:table-cell table:style-name="ce13" office:value-type="string">
            <text:p>No se han identificad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2</text:p>
          </table:table-cell>
          <table:table-cell table:style-name="ce14" office:value-type="string">
            <text:p>BBDD27</text:p>
          </table:table-cell>
          <table:table-cell table:style-name="ce10" office:value-type="string">
            <text:p>PowerEdge 1950</text:p>
          </table:table-cell>
          <table:table-cell table:style-name="ce17" table:content-validation-name="val5" office:value-type="string">
            <text:p>Intel Xeon Series 56XX, Series 65XX, Series 75XX, Series E7-28XX, Series E7-48XX, Series E7-88XX or earlier Multicore chips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26]=&quot;PRODUCCION&quot;;&quot;PRODUCCION&quot;;IF([.G2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6">
            <text:p>16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N/A</text:p>
          </table:table-cell>
          <table:table-cell table:style-name="ce13" table:content-validation-name="val18"/>
          <table:table-cell table:style-name="ce10" table:content-validation-name="val19" office:value-type="string">
            <text:p>Linux x86-64(Red Hat Enterprise 4)</text:p>
          </table:table-cell>
          <table:table-cell table:style-name="ce10" table:content-validation-name="val20" office:value-type="string">
            <text:p>Oracle Database Enterprise Edition 10.2.0.4</text:p>
          </table:table-cell>
          <table:table-cell table:style-name="ce14" table:content-validation-name="val21" office:value-type="string">
            <text:p>NO</text:p>
          </table:table-cell>
          <table:table-cell table:style-name="ce10" table:content-validation-name="val22" office:value-type="string">
            <text:p>EXPORTS</text:p>
          </table:table-cell>
          <table:table-cell table:style-name="ce13" office:value-type="string">
            <text:p>No se han identificad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2</text:p>
          </table:table-cell>
          <table:table-cell table:style-name="ce14" office:value-type="string">
            <text:p>BBDD28</text:p>
          </table:table-cell>
          <table:table-cell table:style-name="ce10" office:value-type="string">
            <text:p>PowerEdge 1950</text:p>
          </table:table-cell>
          <table:table-cell table:style-name="ce17" table:content-validation-name="val5" office:value-type="string">
            <text:p>Intel Xeon Series 56XX, Series 65XX, Series 75XX, Series E7-28XX, Series E7-48XX, Series E7-88XX or earlier Multicore chips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27]=&quot;PRODUCCION&quot;;&quot;PRODUCCION&quot;;IF([.G2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6">
            <text:p>16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N/A</text:p>
          </table:table-cell>
          <table:table-cell table:style-name="ce13" table:content-validation-name="val18"/>
          <table:table-cell table:style-name="ce10" table:content-validation-name="val19" office:value-type="string">
            <text:p>Linux x86-64(Red Hat Enterprise 4)</text:p>
          </table:table-cell>
          <table:table-cell table:style-name="ce10" table:content-validation-name="val20" office:value-type="string">
            <text:p>Oracle Database Enterprise Edition 9.2.0.7</text:p>
          </table:table-cell>
          <table:table-cell table:style-name="ce14" table:content-validation-name="val21" office:value-type="string">
            <text:p>NO</text:p>
          </table:table-cell>
          <table:table-cell table:style-name="ce10" table:content-validation-name="val22" office:value-type="string">
            <text:p>EXPORTS</text:p>
          </table:table-cell>
          <table:table-cell table:style-name="ce13" office:value-type="string">
            <text:p>No se han identificad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2</text:p>
          </table:table-cell>
          <table:table-cell table:style-name="ce14" office:value-type="string">
            <text:p>BBDD29</text:p>
          </table:table-cell>
          <table:table-cell table:style-name="ce10" office:value-type="string">
            <text:p>PowerEdge 1950</text:p>
          </table:table-cell>
          <table:table-cell table:style-name="ce17" table:content-validation-name="val5" office:value-type="string">
            <text:p>Intel Xeon Series 56XX, Series 65XX, Series 75XX, Series E7-28XX, Series E7-48XX, Series E7-88XX or earlier Multicore chips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28]=&quot;PRODUCCION&quot;;&quot;PRODUCCION&quot;;IF([.G2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6">
            <text:p>16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N/A</text:p>
          </table:table-cell>
          <table:table-cell table:style-name="ce13" table:content-validation-name="val18"/>
          <table:table-cell table:style-name="ce10" table:content-validation-name="val19" office:value-type="string">
            <text:p>Linux x86-64(Red Hat Enterprise 4)</text:p>
          </table:table-cell>
          <table:table-cell table:style-name="ce10" table:content-validation-name="val20" office:value-type="string">
            <text:p>Oracle Database Enterprise Edition 10.2.0.4</text:p>
          </table:table-cell>
          <table:table-cell table:style-name="ce14" table:content-validation-name="val21" office:value-type="string">
            <text:p>NO</text:p>
          </table:table-cell>
          <table:table-cell table:style-name="ce10" table:content-validation-name="val22" office:value-type="string">
            <text:p>EXPORTS</text:p>
          </table:table-cell>
          <table:table-cell table:style-name="ce13" office:value-type="string">
            <text:p>No se han identificad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2</text:p>
          </table:table-cell>
          <table:table-cell table:style-name="ce14" office:value-type="string">
            <text:p>BBDD30</text:p>
          </table:table-cell>
          <table:table-cell table:style-name="ce10" office:value-type="string">
            <text:p>PowerEdge 1950</text:p>
          </table:table-cell>
          <table:table-cell table:style-name="ce17" table:content-validation-name="val5" office:value-type="string">
            <text:p>Intel Xeon Series 56XX, Series 65XX, Series 75XX, Series E7-28XX, Series E7-48XX, Series E7-88XX or earlier Multicore chips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29]=&quot;PRODUCCION&quot;;&quot;PRODUCCION&quot;;IF([.G2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6">
            <text:p>16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N/A</text:p>
          </table:table-cell>
          <table:table-cell table:style-name="ce13" table:content-validation-name="val18"/>
          <table:table-cell table:style-name="ce10" table:content-validation-name="val19" office:value-type="string">
            <text:p>Linux x86-64(Red Hat Enterprise 4)</text:p>
          </table:table-cell>
          <table:table-cell table:style-name="ce10" table:content-validation-name="val20" office:value-type="string">
            <text:p>Oracle Database Enterprise Edition 10.2.0.4</text:p>
          </table:table-cell>
          <table:table-cell table:style-name="ce14" table:content-validation-name="val21" office:value-type="string">
            <text:p>NO</text:p>
          </table:table-cell>
          <table:table-cell table:style-name="ce10" table:content-validation-name="val22" office:value-type="string">
            <text:p>EXPORTS</text:p>
          </table:table-cell>
          <table:table-cell table:style-name="ce13" office:value-type="string">
            <text:p>No se han identificad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2</text:p>
          </table:table-cell>
          <table:table-cell table:style-name="ce14" office:value-type="string">
            <text:p>BBDD31</text:p>
          </table:table-cell>
          <table:table-cell table:style-name="ce10" office:value-type="string">
            <text:p>ProLiant DL360 G4p</text:p>
          </table:table-cell>
          <table:table-cell table:style-name="ce17" table:content-validation-name="val5" office:value-type="string">
            <text:p>Intel Xeon Series 56XX, Series 65XX, Series 75XX, Series E7-28XX, Series E7-48XX, Series E7-88XX or earlier Multicore chips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30]=&quot;PRODUCCION&quot;;&quot;PRODUCCION&quot;;IF([.G3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N/A</text:p>
          </table:table-cell>
          <table:table-cell table:style-name="ce13" table:content-validation-name="val18"/>
          <table:table-cell table:style-name="ce10" table:content-validation-name="val19" office:value-type="string">
            <text:p>Linux x86-64(Red Hat Enterprise 4)</text:p>
          </table:table-cell>
          <table:table-cell table:style-name="ce10" table:content-validation-name="val20" office:value-type="string">
            <text:p>Oracle Database Enterprise Edition 9.2.0.4</text:p>
          </table:table-cell>
          <table:table-cell table:style-name="ce14" table:content-validation-name="val21" office:value-type="string">
            <text:p>NO</text:p>
          </table:table-cell>
          <table:table-cell table:style-name="ce10" table:content-validation-name="val22" office:value-type="string">
            <text:p>EXPORTS</text:p>
          </table:table-cell>
          <table:table-cell table:style-name="ce13" office:value-type="string">
            <text:p>No se han identificad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2</text:p>
          </table:table-cell>
          <table:table-cell table:style-name="ce14" office:value-type="string">
            <text:p>BBDD32</text:p>
          </table:table-cell>
          <table:table-cell table:style-name="ce10" office:value-type="string">
            <text:p>PowerEdge 1950</text:p>
          </table:table-cell>
          <table:table-cell table:style-name="ce17" table:content-validation-name="val5" office:value-type="string">
            <text:p>Intel Xeon Series 56XX, Series 65XX, Series 75XX, Series E7-28XX, Series E7-48XX, Series E7-88XX or earlier Multicore chips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31]=&quot;PRODUCCION&quot;;&quot;PRODUCCION&quot;;IF([.G3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6">
            <text:p>16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N/A</text:p>
          </table:table-cell>
          <table:table-cell table:style-name="ce13" table:content-validation-name="val18"/>
          <table:table-cell table:style-name="ce10" table:content-validation-name="val19" office:value-type="string">
            <text:p>Linux x86-64(Red Hat Enterprise 4)</text:p>
          </table:table-cell>
          <table:table-cell table:style-name="ce10" table:content-validation-name="val20" office:value-type="string">
            <text:p>Oracle Database Enterprise Edition 10.2.0.5</text:p>
          </table:table-cell>
          <table:table-cell table:style-name="ce14" table:content-validation-name="val21" office:value-type="string">
            <text:p>NO</text:p>
          </table:table-cell>
          <table:table-cell table:style-name="ce10" table:content-validation-name="val22" office:value-type="string">
            <text:p>EXPORTS</text:p>
          </table:table-cell>
          <table:table-cell table:style-name="ce13" office:value-type="string">
            <text:p>No se han identificad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2</text:p>
          </table:table-cell>
          <table:table-cell table:style-name="ce14" office:value-type="string">
            <text:p>BBDD33</text:p>
          </table:table-cell>
          <table:table-cell table:style-name="ce10" office:value-type="string">
            <text:p>PowerEdge 1950</text:p>
          </table:table-cell>
          <table:table-cell table:style-name="ce17" table:content-validation-name="val5" office:value-type="string">
            <text:p>Intel Xeon Series 56XX, Series 65XX, Series 75XX, Series E7-28XX, Series E7-48XX, Series E7-88XX or earlier Multicore chips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32]=&quot;PRODUCCION&quot;;&quot;PRODUCCION&quot;;IF([.G3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6">
            <text:p>16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N/A</text:p>
          </table:table-cell>
          <table:table-cell table:style-name="ce13" table:content-validation-name="val18"/>
          <table:table-cell table:style-name="ce10" table:content-validation-name="val19" office:value-type="string">
            <text:p>Linux x86-64(Red Hat Enterprise 4)</text:p>
          </table:table-cell>
          <table:table-cell table:style-name="ce10" table:content-validation-name="val20" office:value-type="string">
            <text:p>Oracle Database Enterprise Edition 10.2.0.5</text:p>
          </table:table-cell>
          <table:table-cell table:style-name="ce14" table:content-validation-name="val21" office:value-type="string">
            <text:p>NO</text:p>
          </table:table-cell>
          <table:table-cell table:style-name="ce10" table:content-validation-name="val22" office:value-type="string">
            <text:p>EXPORTS</text:p>
          </table:table-cell>
          <table:table-cell table:style-name="ce13" office:value-type="string">
            <text:p>No se han identificad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2</text:p>
          </table:table-cell>
          <table:table-cell table:style-name="ce14" office:value-type="string">
            <text:p>BBDD34</text:p>
          </table:table-cell>
          <table:table-cell table:style-name="ce10" office:value-type="string">
            <text:p>PowerEdge 1950</text:p>
          </table:table-cell>
          <table:table-cell table:style-name="ce17" table:content-validation-name="val5" office:value-type="string">
            <text:p>Intel Xeon Series 56XX, Series 65XX, Series 75XX, Series E7-28XX, Series E7-48XX, Series E7-88XX or earlier Multicore chips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33]=&quot;PRODUCCION&quot;;&quot;PRODUCCION&quot;;IF([.G3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6">
            <text:p>16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N/A</text:p>
          </table:table-cell>
          <table:table-cell table:style-name="ce13" table:content-validation-name="val18"/>
          <table:table-cell table:style-name="ce10" table:content-validation-name="val19" office:value-type="string">
            <text:p>Linux x86-64(Red Hat Enterprise 4)</text:p>
          </table:table-cell>
          <table:table-cell table:style-name="ce10" table:content-validation-name="val20" office:value-type="string">
            <text:p>Oracle Database Enterprise Edition 10.2.0.5</text:p>
          </table:table-cell>
          <table:table-cell table:style-name="ce14" table:content-validation-name="val21" office:value-type="string">
            <text:p>NO</text:p>
          </table:table-cell>
          <table:table-cell table:style-name="ce10" table:content-validation-name="val22" office:value-type="string">
            <text:p>EXPORTS</text:p>
          </table:table-cell>
          <table:table-cell table:style-name="ce13" office:value-type="string">
            <text:p>No se han identificad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2</text:p>
          </table:table-cell>
          <table:table-cell table:style-name="ce14" office:value-type="string">
            <text:p>BBDD35</text:p>
          </table:table-cell>
          <table:table-cell table:style-name="ce10" office:value-type="string">
            <text:p>PowerEdge 1950</text:p>
          </table:table-cell>
          <table:table-cell table:style-name="ce17" table:content-validation-name="val5" office:value-type="string">
            <text:p>Intel Xeon Series 56XX, Series 65XX, Series 75XX, Series E7-28XX, Series E7-48XX, Series E7-88XX or earlier Multicore chips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34]=&quot;PRODUCCION&quot;;&quot;PRODUCCION&quot;;IF([.G3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6">
            <text:p>16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N/A</text:p>
          </table:table-cell>
          <table:table-cell table:style-name="ce13" table:content-validation-name="val18"/>
          <table:table-cell table:style-name="ce10" table:content-validation-name="val19" office:value-type="string">
            <text:p>Linux x86-64(Red Hat Enterprise 4)</text:p>
          </table:table-cell>
          <table:table-cell table:style-name="ce10" table:content-validation-name="val20" office:value-type="string">
            <text:p>Oracle Database Enterprise Edition 10.2.0.5</text:p>
          </table:table-cell>
          <table:table-cell table:style-name="ce14" table:content-validation-name="val21" office:value-type="string">
            <text:p>NO</text:p>
          </table:table-cell>
          <table:table-cell table:style-name="ce10" table:content-validation-name="val22" office:value-type="string">
            <text:p>EXPORTS</text:p>
          </table:table-cell>
          <table:table-cell table:style-name="ce13" office:value-type="string">
            <text:p>No se han identificad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2</text:p>
          </table:table-cell>
          <table:table-cell table:style-name="ce14" office:value-type="string">
            <text:p>BBDD36</text:p>
          </table:table-cell>
          <table:table-cell table:style-name="ce10" office:value-type="string">
            <text:p>PowerEdge 1950</text:p>
          </table:table-cell>
          <table:table-cell table:style-name="ce17" table:content-validation-name="val5" office:value-type="string">
            <text:p>Intel Xeon Series 56XX, Series 65XX, Series 75XX, Series E7-28XX, Series E7-48XX, Series E7-88XX or earlier Multicore chips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35]=&quot;PRODUCCION&quot;;&quot;PRODUCCION&quot;;IF([.G3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6">
            <text:p>16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N/A</text:p>
          </table:table-cell>
          <table:table-cell table:style-name="ce13" table:content-validation-name="val18"/>
          <table:table-cell table:style-name="ce10" table:content-validation-name="val19" office:value-type="string">
            <text:p>Linux x86-64(Red Hat Enterprise 4)</text:p>
          </table:table-cell>
          <table:table-cell table:style-name="ce10" table:content-validation-name="val20" office:value-type="string">
            <text:p>Oracle Database Enterprise Edition 10.2.0.5</text:p>
          </table:table-cell>
          <table:table-cell table:style-name="ce14" table:content-validation-name="val21" office:value-type="string">
            <text:p>NO</text:p>
          </table:table-cell>
          <table:table-cell table:style-name="ce10" table:content-validation-name="val22" office:value-type="string">
            <text:p>EXPORTS</text:p>
          </table:table-cell>
          <table:table-cell table:style-name="ce13" office:value-type="string">
            <text:p>No se han identificad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2</text:p>
          </table:table-cell>
          <table:table-cell table:style-name="ce14" office:value-type="string">
            <text:p>BBDD37</text:p>
          </table:table-cell>
          <table:table-cell table:style-name="ce10" office:value-type="string">
            <text:p>IBM System x3550</text:p>
          </table:table-cell>
          <table:table-cell table:style-name="ce17" table:content-validation-name="val5" office:value-type="string">
            <text:p>Intel Xeon Series 56XX, Series 65XX, Series 75XX, Series E7-28XX, Series E7-48XX, Series E7-88XX or earlier Multicore chips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36]=&quot;PRODUCCION&quot;;&quot;PRODUCCION&quot;;IF([.G3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6">
            <text:p>16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SI</text:p>
          </table:table-cell>
          <table:table-cell table:style-name="ce14" table:number-columns-repeated="2"/>
          <table:table-cell table:style-name="ce13" table:content-validation-name="val17" office:value-type="string">
            <text:p>ALTA</text:p>
          </table:table-cell>
          <table:table-cell table:style-name="ce13" table:content-validation-name="val18"/>
          <table:table-cell table:style-name="ce10" table:content-validation-name="val19" office:value-type="string">
            <text:p>Linux x86-64(Red Hat Enterprise 5)</text:p>
          </table:table-cell>
          <table:table-cell table:style-name="ce10" table:content-validation-name="val20" office:value-type="string">
            <text:p>Oracle Database Enterprise Edition 9.2.0.8</text:p>
          </table:table-cell>
          <table:table-cell table:style-name="ce14" table:content-validation-name="val21" office:value-type="string">
            <text:p>SI</text:p>
          </table:table-cell>
          <table:table-cell table:style-name="ce10" table:content-validation-name="val22" office:value-type="string">
            <text:p>RMAN + EXPORTS</text:p>
          </table:table-cell>
          <table:table-cell table:style-name="ce13" office:value-type="string">
            <text:p>TODO EL AÑO EXCEPTO JULIO-AGOST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2</text:p>
          </table:table-cell>
          <table:table-cell table:style-name="ce14" office:value-type="string">
            <text:p>BBDD38</text:p>
          </table:table-cell>
          <table:table-cell table:style-name="ce10" office:value-type="string">
            <text:p>IBM System x3550</text:p>
          </table:table-cell>
          <table:table-cell table:style-name="ce17" table:content-validation-name="val5" office:value-type="string">
            <text:p>Intel Xeon Series 56XX, Series 65XX, Series 75XX, Series E7-28XX, Series E7-48XX, Series E7-88XX or earlier Multicore chips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37]=&quot;PRODUCCION&quot;;&quot;PRODUCCION&quot;;IF([.G3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6">
            <text:p>16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SI</text:p>
          </table:table-cell>
          <table:table-cell table:style-name="ce14" table:number-columns-repeated="2"/>
          <table:table-cell table:style-name="ce13" table:content-validation-name="val17" office:value-type="string">
            <text:p>ALTA</text:p>
          </table:table-cell>
          <table:table-cell table:style-name="ce13" table:content-validation-name="val18"/>
          <table:table-cell table:style-name="ce10" table:content-validation-name="val19" office:value-type="string">
            <text:p>Linux x86-64(Red Hat Enterprise 5)</text:p>
          </table:table-cell>
          <table:table-cell table:style-name="ce10" table:content-validation-name="val20" office:value-type="string">
            <text:p>Oracle Database Enterprise Edition 9.2.0.8</text:p>
          </table:table-cell>
          <table:table-cell table:style-name="ce14" table:content-validation-name="val21" office:value-type="string">
            <text:p>SI</text:p>
          </table:table-cell>
          <table:table-cell table:style-name="ce10" table:content-validation-name="val22" office:value-type="string">
            <text:p>RMAN + EXPORTS</text:p>
          </table:table-cell>
          <table:table-cell table:style-name="ce13" office:value-type="string">
            <text:p>TODO EL AÑO EXCEPTO JULIO-AGOST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2</text:p>
          </table:table-cell>
          <table:table-cell table:style-name="ce14" office:value-type="string">
            <text:p>BBDD39</text:p>
          </table:table-cell>
          <table:table-cell table:style-name="ce10" office:value-type="string">
            <text:p>IBM System x3550</text:p>
          </table:table-cell>
          <table:table-cell table:style-name="ce17" table:content-validation-name="val5" office:value-type="string">
            <text:p>Intel Xeon Series 56XX, Series 65XX, Series 75XX, Series E7-28XX, Series E7-48XX, Series E7-88XX or earlier Multicore chips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38]=&quot;PRODUCCION&quot;;&quot;PRODUCCION&quot;;IF([.G3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6">
            <text:p>16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SI</text:p>
          </table:table-cell>
          <table:table-cell table:style-name="ce14" table:number-columns-repeated="2"/>
          <table:table-cell table:style-name="ce13" table:content-validation-name="val17" office:value-type="string">
            <text:p>MEDIA</text:p>
          </table:table-cell>
          <table:table-cell table:style-name="ce13" table:content-validation-name="val18"/>
          <table:table-cell table:style-name="ce10" table:content-validation-name="val19" office:value-type="string">
            <text:p>Linux x86-64(Red Hat Enterprise 5)</text:p>
          </table:table-cell>
          <table:table-cell table:style-name="ce10" table:content-validation-name="val20" office:value-type="string">
            <text:p>Oracle Database Enterprise Edition 10.2.0.4</text:p>
          </table:table-cell>
          <table:table-cell table:style-name="ce14" table:content-validation-name="val21" office:value-type="string">
            <text:p>SI</text:p>
          </table:table-cell>
          <table:table-cell table:style-name="ce10" table:content-validation-name="val22" office:value-type="string">
            <text:p>RMAN + EXPORTS</text:p>
          </table:table-cell>
          <table:table-cell table:style-name="ce13" office:value-type="string">
            <text:p>No se han identificad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2</text:p>
          </table:table-cell>
          <table:table-cell table:style-name="ce14" office:value-type="string">
            <text:p>BBDD40</text:p>
          </table:table-cell>
          <table:table-cell table:style-name="ce10" office:value-type="string">
            <text:p>IBM System x3550</text:p>
          </table:table-cell>
          <table:table-cell table:style-name="ce17" table:content-validation-name="val5" office:value-type="string">
            <text:p>Intel Xeon Series 56XX, Series 65XX, Series 75XX, Series E7-28XX, Series E7-48XX, Series E7-88XX or earlier Multicore chips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39]=&quot;PRODUCCION&quot;;&quot;PRODUCCION&quot;;IF([.G3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6">
            <text:p>16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SI</text:p>
          </table:table-cell>
          <table:table-cell table:style-name="ce14" table:number-columns-repeated="2"/>
          <table:table-cell table:style-name="ce13" table:content-validation-name="val17" office:value-type="string">
            <text:p>MEDIA</text:p>
          </table:table-cell>
          <table:table-cell table:style-name="ce13" table:content-validation-name="val18"/>
          <table:table-cell table:style-name="ce10" table:content-validation-name="val19" office:value-type="string">
            <text:p>Linux x86-64(Red Hat Enterprise 5)</text:p>
          </table:table-cell>
          <table:table-cell table:style-name="ce10" table:content-validation-name="val20" office:value-type="string">
            <text:p>Oracle Database Enterprise Edition 10.2.0.4</text:p>
          </table:table-cell>
          <table:table-cell table:style-name="ce14" table:content-validation-name="val21" office:value-type="string">
            <text:p>SI</text:p>
          </table:table-cell>
          <table:table-cell table:style-name="ce10" table:content-validation-name="val22" office:value-type="string">
            <text:p>RMAN + EXPORTS</text:p>
          </table:table-cell>
          <table:table-cell table:style-name="ce13" office:value-type="string">
            <text:p>TODO EL AÑO EXCEPTO JULIO-AGOST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2</text:p>
          </table:table-cell>
          <table:table-cell table:style-name="ce14" office:value-type="string">
            <text:p>BBDD41</text:p>
          </table:table-cell>
          <table:table-cell table:style-name="ce10" office:value-type="string">
            <text:p>IBM System x3550</text:p>
          </table:table-cell>
          <table:table-cell table:style-name="ce17" table:content-validation-name="val5" office:value-type="string">
            <text:p>Intel Xeon Series 56XX, Series 65XX, Series 75XX, Series E7-28XX, Series E7-48XX, Series E7-88XX or earlier Multicore chips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40]=&quot;PRODUCCION&quot;;&quot;PRODUCCION&quot;;IF([.G4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6">
            <text:p>16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 office:value-type="string">
            <text:p>MEDIA</text:p>
          </table:table-cell>
          <table:table-cell table:style-name="ce13" table:content-validation-name="val18"/>
          <table:table-cell table:style-name="ce10" table:content-validation-name="val19" office:value-type="string">
            <text:p>Linux x86-64(Red Hat Enterprise 5)</text:p>
          </table:table-cell>
          <table:table-cell table:style-name="ce10" table:content-validation-name="val20" office:value-type="string">
            <text:p>Oracle Database Enterprise Edition 10.2.0.4</text:p>
          </table:table-cell>
          <table:table-cell table:style-name="ce14" table:content-validation-name="val21" office:value-type="string">
            <text:p>NO</text:p>
          </table:table-cell>
          <table:table-cell table:style-name="ce10" table:content-validation-name="val22" office:value-type="string">
            <text:p>EXPORTS</text:p>
          </table:table-cell>
          <table:table-cell table:style-name="ce13" office:value-type="string">
            <text:p>No se han identificad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</text:p>
          </table:table-cell>
          <table:table-cell table:style-name="ce14" office:value-type="string">
            <text:p>SvBBDD42</text:p>
          </table:table-cell>
          <table:table-cell table:style-name="ce10" office:value-type="string">
            <text:p>IBM POWER 7</text:p>
          </table:table-cell>
          <table:table-cell table:style-name="ce17" table:content-validation-name="val5" office:value-type="string">
            <text:p>IBM POWER7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41]=&quot;PRODUCCION&quot;;&quot;PRODUCCION&quot;;IF([.G4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4">
            <text:p>4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64">
            <text:p>64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 office:value-type="string">
            <text:p>IBM AIX on POWER Systems (64-bit)(6.1)</text:p>
          </table:table-cell>
          <table:table-cell table:style-name="ce10" table:content-validation-name="val20"/>
          <table:table-cell table:style-name="ce14" table:content-validation-name="val21" office:value-type="string">
            <text:p>SI</text:p>
          </table:table-cell>
          <table:table-cell table:style-name="ce10" table:content-validation-name="val22" office:value-type="string">
            <text:p>NO TIENE</text:p>
          </table:table-cell>
          <table:table-cell table:style-name="ce13" office:value-type="string">
            <text:p>No se han identificad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>
            <text:p>EJEMPLO</text:p>
          </table:table-cell>
          <table:table-cell table:style-name="ce13" table:content-validation-name="val3" office:value-type="string">
            <text:p>EJEMPLO2</text:p>
          </table:table-cell>
          <table:table-cell table:style-name="ce14" office:value-type="string">
            <text:p>SvBBDD43</text:p>
          </table:table-cell>
          <table:table-cell table:style-name="ce10" office:value-type="string">
            <text:p>IBM POWER 7</text:p>
          </table:table-cell>
          <table:table-cell table:style-name="ce17" table:content-validation-name="val5" office:value-type="string">
            <text:p>IBM POWER7</text:p>
          </table:table-cell>
          <table:table-cell table:style-name="ce13"/>
          <table:table-cell table:style-name="ce13" table:content-validation-name="val10"/>
          <table:table-cell table:style-name="ce21" table:content-validation-name="val11" table:formula="of:=IF([.G42]=&quot;PRODUCCION&quot;;&quot;PRODUCCION&quot;;IF([.G4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office:value-type="float" office:value="4">
            <text:p>4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64">
            <text:p>64</text:p>
          </table:table-cell>
          <table:table-cell table:style-name="ce14" table:content-validation-name="val14" office:value-type="string">
            <text:p>NO</text:p>
          </table:table-cell>
          <table:table-cell table:style-name="ce14" table:content-validation-name="val15"/>
          <table:table-cell table:style-name="ce14" table:content-validation-name="val16" office:value-type="string">
            <text:p>NO</text:p>
          </table:table-cell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 office:value-type="string">
            <text:p>IBM AIX on POWER Systems (64-bit)(6.1)</text:p>
          </table:table-cell>
          <table:table-cell table:style-name="ce10" table:content-validation-name="val20"/>
          <table:table-cell table:style-name="ce14" table:content-validation-name="val21" office:value-type="string">
            <text:p>SI</text:p>
          </table:table-cell>
          <table:table-cell table:style-name="ce10" table:content-validation-name="val22" office:value-type="string">
            <text:p>NO TIENE</text:p>
          </table:table-cell>
          <table:table-cell table:style-name="ce13" office:value-type="string">
            <text:p>No se han identificado</text:p>
          </table:table-cell>
          <table:table-cell table:style-name="ce10" office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43]=&quot;PRODUCCION&quot;;&quot;PRODUCCION&quot;;IF([.G4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44]=&quot;PRODUCCION&quot;;&quot;PRODUCCION&quot;;IF([.G4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45]=&quot;PRODUCCION&quot;;&quot;PRODUCCION&quot;;IF([.G4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46]=&quot;PRODUCCION&quot;;&quot;PRODUCCION&quot;;IF([.G4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47]=&quot;PRODUCCION&quot;;&quot;PRODUCCION&quot;;IF([.G4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48]=&quot;PRODUCCION&quot;;&quot;PRODUCCION&quot;;IF([.G4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49]=&quot;PRODUCCION&quot;;&quot;PRODUCCION&quot;;IF([.G4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50]=&quot;PRODUCCION&quot;;&quot;PRODUCCION&quot;;IF([.G5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51]=&quot;PRODUCCION&quot;;&quot;PRODUCCION&quot;;IF([.G5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52]=&quot;PRODUCCION&quot;;&quot;PRODUCCION&quot;;IF([.G5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53]=&quot;PRODUCCION&quot;;&quot;PRODUCCION&quot;;IF([.G5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54]=&quot;PRODUCCION&quot;;&quot;PRODUCCION&quot;;IF([.G5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55]=&quot;PRODUCCION&quot;;&quot;PRODUCCION&quot;;IF([.G5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56]=&quot;PRODUCCION&quot;;&quot;PRODUCCION&quot;;IF([.G5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57]=&quot;PRODUCCION&quot;;&quot;PRODUCCION&quot;;IF([.G5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58]=&quot;PRODUCCION&quot;;&quot;PRODUCCION&quot;;IF([.G5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59]=&quot;PRODUCCION&quot;;&quot;PRODUCCION&quot;;IF([.G5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60]=&quot;PRODUCCION&quot;;&quot;PRODUCCION&quot;;IF([.G6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61]=&quot;PRODUCCION&quot;;&quot;PRODUCCION&quot;;IF([.G6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62]=&quot;PRODUCCION&quot;;&quot;PRODUCCION&quot;;IF([.G6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63]=&quot;PRODUCCION&quot;;&quot;PRODUCCION&quot;;IF([.G6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64]=&quot;PRODUCCION&quot;;&quot;PRODUCCION&quot;;IF([.G6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65]=&quot;PRODUCCION&quot;;&quot;PRODUCCION&quot;;IF([.G6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66]=&quot;PRODUCCION&quot;;&quot;PRODUCCION&quot;;IF([.G6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67]=&quot;PRODUCCION&quot;;&quot;PRODUCCION&quot;;IF([.G6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68]=&quot;PRODUCCION&quot;;&quot;PRODUCCION&quot;;IF([.G6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69]=&quot;PRODUCCION&quot;;&quot;PRODUCCION&quot;;IF([.G6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70]=&quot;PRODUCCION&quot;;&quot;PRODUCCION&quot;;IF([.G7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71]=&quot;PRODUCCION&quot;;&quot;PRODUCCION&quot;;IF([.G7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72]=&quot;PRODUCCION&quot;;&quot;PRODUCCION&quot;;IF([.G7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73]=&quot;PRODUCCION&quot;;&quot;PRODUCCION&quot;;IF([.G7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74]=&quot;PRODUCCION&quot;;&quot;PRODUCCION&quot;;IF([.G7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75]=&quot;PRODUCCION&quot;;&quot;PRODUCCION&quot;;IF([.G7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76]=&quot;PRODUCCION&quot;;&quot;PRODUCCION&quot;;IF([.G7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77]=&quot;PRODUCCION&quot;;&quot;PRODUCCION&quot;;IF([.G7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78]=&quot;PRODUCCION&quot;;&quot;PRODUCCION&quot;;IF([.G7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79]=&quot;PRODUCCION&quot;;&quot;PRODUCCION&quot;;IF([.G7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80]=&quot;PRODUCCION&quot;;&quot;PRODUCCION&quot;;IF([.G8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81]=&quot;PRODUCCION&quot;;&quot;PRODUCCION&quot;;IF([.G8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82]=&quot;PRODUCCION&quot;;&quot;PRODUCCION&quot;;IF([.G8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83]=&quot;PRODUCCION&quot;;&quot;PRODUCCION&quot;;IF([.G8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content-validation-name="val2"/>
          <table:table-cell table:style-name="ce13" table:content-validation-name="val4"/>
          <table:table-cell table:style-name="ce14"/>
          <table:table-cell table:style-name="ce10"/>
          <table:table-cell table:style-name="ce17" table:content-validation-name="val5"/>
          <table:table-cell table:style-name="ce13"/>
          <table:table-cell table:style-name="ce13" table:content-validation-name="val10"/>
          <table:table-cell table:style-name="ce21" table:content-validation-name="val11" table:formula="of:=IF([.G84]=&quot;PRODUCCION&quot;;&quot;PRODUCCION&quot;;IF([.G8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content-validation-name="val16"/>
          <table:table-cell table:style-name="ce14" table:number-columns-repeated="2"/>
          <table:table-cell table:style-name="ce13" table:content-validation-name="val17"/>
          <table:table-cell table:style-name="ce13" table:content-validation-name="val18"/>
          <table:table-cell table:style-name="ce10" table:content-validation-name="val19"/>
          <table:table-cell table:style-name="ce10" table:content-validation-name="val20"/>
          <table:table-cell table:style-name="ce14" table:content-validation-name="val21"/>
          <table:table-cell table:style-name="ce10" table:content-validation-name="val22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0"/>
          <table:table-cell table:style-name="ce10" table:content-validation-name="val10"/>
          <table:table-cell table:style-name="ce21" table:content-validation-name="val11" table:formula="of:=IF([.G85]=&quot;PRODUCCION&quot;;&quot;PRODUCCION&quot;;IF([.G8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0"/>
          <table:table-cell table:style-name="ce10" table:content-validation-name="val10"/>
          <table:table-cell table:style-name="ce21" table:content-validation-name="val11" table:formula="of:=IF([.G86]=&quot;PRODUCCION&quot;;&quot;PRODUCCION&quot;;IF([.G8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 table:number-columns-repeated="2"/>
          <table:table-cell table:style-name="ce18" table:content-validation-name="val6"/>
          <table:table-cell table:style-name="ce14"/>
          <table:table-cell table:style-name="ce10" table:content-validation-name="val10"/>
          <table:table-cell table:style-name="ce21" table:content-validation-name="val11" table:formula="of:=IF([.G87]=&quot;PRODUCCION&quot;;&quot;PRODUCCION&quot;;IF([.G8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4" table:number-columns-repeated="2"/>
          <table:table-cell table:style-name="ce10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4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 table:number-columns-repeated="2"/>
          <table:table-cell table:style-name="ce18" table:content-validation-name="val6"/>
          <table:table-cell table:style-name="ce14"/>
          <table:table-cell table:style-name="ce10" table:content-validation-name="val10"/>
          <table:table-cell table:style-name="ce21" table:content-validation-name="val11" table:formula="of:=IF([.G88]=&quot;PRODUCCION&quot;;&quot;PRODUCCION&quot;;IF([.G8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4" table:number-columns-repeated="2"/>
          <table:table-cell table:style-name="ce10"/>
          <table:table-cell table:style-name="ce14" table:content-validation-name="val14"/>
          <table:table-cell table:style-name="ce14" table:content-validation-name="val15"/>
          <table:table-cell table:style-name="ce14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4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 table:number-columns-repeated="2"/>
          <table:table-cell table:style-name="ce18" table:content-validation-name="val6"/>
          <table:table-cell table:style-name="ce14"/>
          <table:table-cell table:style-name="ce10" table:content-validation-name="val10"/>
          <table:table-cell table:style-name="ce21" table:content-validation-name="val11" table:formula="of:=IF([.G89]=&quot;PRODUCCION&quot;;&quot;PRODUCCION&quot;;IF([.G8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4" table:number-columns-repeated="2"/>
          <table:table-cell table:style-name="ce10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4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 table:number-columns-repeated="2"/>
          <table:table-cell table:style-name="ce18" table:content-validation-name="val6"/>
          <table:table-cell table:style-name="ce14"/>
          <table:table-cell table:style-name="ce10" table:content-validation-name="val10"/>
          <table:table-cell table:style-name="ce21" table:content-validation-name="val11" table:formula="of:=IF([.G90]=&quot;PRODUCCION&quot;;&quot;PRODUCCION&quot;;IF([.G9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4" table:number-columns-repeated="2"/>
          <table:table-cell table:style-name="ce10"/>
          <table:table-cell table:style-name="ce14" table:content-validation-name="val14"/>
          <table:table-cell table:style-name="ce14" table:content-validation-name="val15"/>
          <table:table-cell table:style-name="ce14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4" table:number-columns-repeated="3"/>
          <table:table-cell table:number-columns-repeated="998"/>
        </table:table-row>
        <table:table-row table:style-name="ro5">
          <table:table-cell table:style-name="ce11" table:number-columns-repeated="2"/>
          <table:table-cell table:style-name="ce15"/>
          <table:table-cell table:style-name="ce11"/>
          <table:table-cell table:style-name="ce11" table:content-validation-name="val7"/>
          <table:table-cell table:style-name="ce11"/>
          <table:table-cell table:style-name="ce11" table:content-validation-name="val10"/>
          <table:table-cell table:style-name="ce21" table:content-validation-name="val11" table:formula="of:=IF([.G91]=&quot;PRODUCCION&quot;;&quot;PRODUCCION&quot;;IF([.G9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1" table:number-columns-repeated="3"/>
          <table:table-cell table:style-name="ce10" table:content-validation-name="val14"/>
          <table:table-cell table:style-name="ce10" table:content-validation-name="val15"/>
          <table:table-cell table:style-name="ce26" table:number-columns-repeated="4"/>
          <table:table-cell table:style-name="ce26" table:content-validation-name="val18"/>
          <table:table-cell table:style-name="ce10" table:number-columns-repeated="2"/>
          <table:table-cell table:style-name="ce13" table:content-validation-name="val21"/>
          <table:table-cell table:style-name="ce14"/>
          <table:table-cell table:style-name="ce26"/>
          <table:table-cell table:style-name="ce11"/>
          <table:table-cell table:number-columns-repeated="998"/>
        </table:table-row>
        <table:table-row table:style-name="ro5">
          <table:table-cell table:style-name="ce11" table:number-columns-repeated="2"/>
          <table:table-cell table:style-name="ce15"/>
          <table:table-cell table:style-name="ce11"/>
          <table:table-cell table:style-name="ce11" table:content-validation-name="val7"/>
          <table:table-cell table:style-name="ce19"/>
          <table:table-cell table:style-name="ce11" table:content-validation-name="val10"/>
          <table:table-cell table:style-name="ce21" table:content-validation-name="val11" table:formula="of:=IF([.G92]=&quot;PRODUCCION&quot;;&quot;PRODUCCION&quot;;IF([.G9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1" table:number-columns-repeated="3"/>
          <table:table-cell table:style-name="ce10" table:content-validation-name="val14"/>
          <table:table-cell table:style-name="ce10" table:content-validation-name="val15"/>
          <table:table-cell table:style-name="ce11" table:number-columns-repeated="3"/>
          <table:table-cell table:style-name="ce26"/>
          <table:table-cell table:style-name="ce26" table:content-validation-name="val18"/>
          <table:table-cell table:style-name="ce10" table:number-columns-repeated="2"/>
          <table:table-cell table:style-name="ce13" table:content-validation-name="val21"/>
          <table:table-cell table:style-name="ce14"/>
          <table:table-cell table:style-name="ce11" table:number-columns-repeated="2"/>
          <table:table-cell table:number-columns-repeated="998"/>
        </table:table-row>
        <table:table-row table:style-name="ro5">
          <table:table-cell table:style-name="ce11" table:number-columns-repeated="2"/>
          <table:table-cell table:style-name="ce15"/>
          <table:table-cell table:style-name="ce11"/>
          <table:table-cell table:style-name="ce11" table:content-validation-name="val7"/>
          <table:table-cell table:style-name="ce11"/>
          <table:table-cell table:style-name="ce11" table:content-validation-name="val10"/>
          <table:table-cell table:style-name="ce21" table:content-validation-name="val11" table:formula="of:=IF([.G93]=&quot;PRODUCCION&quot;;&quot;PRODUCCION&quot;;IF([.G9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1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1" table:number-columns-repeated="2"/>
          <table:table-cell table:style-name="ce26"/>
          <table:table-cell table:style-name="ce26" table:content-validation-name="val18"/>
          <table:table-cell table:style-name="ce10" table:number-columns-repeated="2"/>
          <table:table-cell table:style-name="ce13" table:content-validation-name="val21"/>
          <table:table-cell table:style-name="ce14"/>
          <table:table-cell table:style-name="ce11" table:number-columns-repeated="2"/>
          <table:table-cell table:number-columns-repeated="998"/>
        </table:table-row>
        <table:table-row table:style-name="ro5">
          <table:table-cell table:style-name="ce11" table:number-columns-repeated="4"/>
          <table:table-cell table:style-name="ce11" table:content-validation-name="val7"/>
          <table:table-cell table:style-name="ce15"/>
          <table:table-cell table:style-name="ce11" table:content-validation-name="val10"/>
          <table:table-cell table:style-name="ce21" table:content-validation-name="val11" table:formula="of:=IF([.G94]=&quot;PRODUCCION&quot;;&quot;PRODUCCION&quot;;IF([.G9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1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1" table:number-columns-repeated="2"/>
          <table:table-cell table:style-name="ce26"/>
          <table:table-cell table:style-name="ce26" table:content-validation-name="val18"/>
          <table:table-cell table:style-name="ce10" table:number-columns-repeated="2"/>
          <table:table-cell table:style-name="ce13" table:content-validation-name="val21"/>
          <table:table-cell table:style-name="ce14"/>
          <table:table-cell table:style-name="ce11" table:number-columns-repeated="2"/>
          <table:table-cell table:number-columns-repeated="998"/>
        </table:table-row>
        <table:table-row table:style-name="ro5">
          <table:table-cell table:style-name="ce11" table:number-columns-repeated="4"/>
          <table:table-cell table:style-name="ce11" table:content-validation-name="val7"/>
          <table:table-cell table:style-name="ce15"/>
          <table:table-cell table:style-name="ce11" table:content-validation-name="val10"/>
          <table:table-cell table:style-name="ce21" table:content-validation-name="val11" table:formula="of:=IF([.G95]=&quot;PRODUCCION&quot;;&quot;PRODUCCION&quot;;IF([.G9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1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1" table:number-columns-repeated="2"/>
          <table:table-cell table:style-name="ce26"/>
          <table:table-cell table:style-name="ce26" table:content-validation-name="val18"/>
          <table:table-cell table:style-name="ce10" table:number-columns-repeated="2"/>
          <table:table-cell table:style-name="ce13" table:content-validation-name="val21"/>
          <table:table-cell table:style-name="ce14"/>
          <table:table-cell table:style-name="ce11" table:number-columns-repeated="2"/>
          <table:table-cell table:number-columns-repeated="998"/>
        </table:table-row>
        <table:table-row table:style-name="ro5">
          <table:table-cell table:style-name="ce11" table:number-columns-repeated="4"/>
          <table:table-cell table:style-name="ce11" table:content-validation-name="val7"/>
          <table:table-cell table:style-name="ce11"/>
          <table:table-cell table:style-name="ce11" table:content-validation-name="val10"/>
          <table:table-cell table:style-name="ce21" table:content-validation-name="val11" table:formula="of:=IF([.G96]=&quot;PRODUCCION&quot;;&quot;PRODUCCION&quot;;IF([.G9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1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1" table:number-columns-repeated="2"/>
          <table:table-cell table:style-name="ce26"/>
          <table:table-cell table:style-name="ce26" table:content-validation-name="val18"/>
          <table:table-cell table:style-name="ce10" table:number-columns-repeated="2"/>
          <table:table-cell table:style-name="ce13" table:content-validation-name="val21"/>
          <table:table-cell table:style-name="ce14"/>
          <table:table-cell table:style-name="ce11" table:number-columns-repeated="2"/>
          <table:table-cell table:number-columns-repeated="998"/>
        </table:table-row>
        <table:table-row table:style-name="ro5">
          <table:table-cell table:style-name="ce11" table:number-columns-repeated="4"/>
          <table:table-cell table:style-name="ce11" table:content-validation-name="val7"/>
          <table:table-cell table:style-name="ce11"/>
          <table:table-cell table:style-name="ce11" table:content-validation-name="val10"/>
          <table:table-cell table:style-name="ce21" table:content-validation-name="val11" table:formula="of:=IF([.G97]=&quot;PRODUCCION&quot;;&quot;PRODUCCION&quot;;IF([.G9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1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1" table:number-columns-repeated="2"/>
          <table:table-cell table:style-name="ce26"/>
          <table:table-cell table:style-name="ce26" table:content-validation-name="val18"/>
          <table:table-cell table:style-name="ce10" table:number-columns-repeated="2"/>
          <table:table-cell table:style-name="ce13" table:content-validation-name="val21"/>
          <table:table-cell table:style-name="ce14"/>
          <table:table-cell table:style-name="ce11" table:number-columns-repeated="2"/>
          <table:table-cell table:number-columns-repeated="998"/>
        </table:table-row>
        <table:table-row table:style-name="ro5">
          <table:table-cell table:style-name="ce11" table:number-columns-repeated="4"/>
          <table:table-cell table:style-name="ce11" table:content-validation-name="val7"/>
          <table:table-cell table:style-name="ce11"/>
          <table:table-cell table:style-name="ce11" table:content-validation-name="val10"/>
          <table:table-cell table:style-name="ce21" table:content-validation-name="val11" table:formula="of:=IF([.G98]=&quot;PRODUCCION&quot;;&quot;PRODUCCION&quot;;IF([.G9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1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1" table:number-columns-repeated="2"/>
          <table:table-cell table:style-name="ce26"/>
          <table:table-cell table:style-name="ce26" table:content-validation-name="val18"/>
          <table:table-cell table:style-name="ce10" table:number-columns-repeated="2"/>
          <table:table-cell table:style-name="ce13" table:content-validation-name="val21"/>
          <table:table-cell table:style-name="ce14"/>
          <table:table-cell table:style-name="ce11" table:number-columns-repeated="2"/>
          <table:table-cell table:number-columns-repeated="998"/>
        </table:table-row>
        <table:table-row table:style-name="ro5">
          <table:table-cell table:style-name="ce11" table:number-columns-repeated="4"/>
          <table:table-cell table:style-name="ce11" table:content-validation-name="val7"/>
          <table:table-cell table:style-name="ce11"/>
          <table:table-cell table:style-name="ce11" table:content-validation-name="val10"/>
          <table:table-cell table:style-name="ce21" table:content-validation-name="val11" table:formula="of:=IF([.G99]=&quot;PRODUCCION&quot;;&quot;PRODUCCION&quot;;IF([.G9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1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1" table:number-columns-repeated="2"/>
          <table:table-cell table:style-name="ce26"/>
          <table:table-cell table:style-name="ce26" table:content-validation-name="val18"/>
          <table:table-cell table:style-name="ce10" table:number-columns-repeated="2"/>
          <table:table-cell table:style-name="ce13" table:content-validation-name="val21"/>
          <table:table-cell table:style-name="ce14"/>
          <table:table-cell table:style-name="ce11" table:number-columns-repeated="2"/>
          <table:table-cell table:number-columns-repeated="998"/>
        </table:table-row>
        <table:table-row table:style-name="ro5">
          <table:table-cell table:style-name="ce11" table:number-columns-repeated="4"/>
          <table:table-cell table:style-name="ce11" table:content-validation-name="val7"/>
          <table:table-cell table:style-name="ce11"/>
          <table:table-cell table:style-name="ce11" table:content-validation-name="val10"/>
          <table:table-cell table:style-name="ce21" table:content-validation-name="val11" table:formula="of:=IF([.G100]=&quot;PRODUCCION&quot;;&quot;PRODUCCION&quot;;IF([.G10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1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1" table:number-columns-repeated="2"/>
          <table:table-cell table:style-name="ce26"/>
          <table:table-cell table:style-name="ce26" table:content-validation-name="val18"/>
          <table:table-cell table:style-name="ce10" table:number-columns-repeated="2"/>
          <table:table-cell table:style-name="ce13" table:content-validation-name="val21"/>
          <table:table-cell table:style-name="ce14"/>
          <table:table-cell table:style-name="ce11" table:number-columns-repeated="2"/>
          <table:table-cell table:number-columns-repeated="998"/>
        </table:table-row>
        <table:table-row table:style-name="ro5">
          <table:table-cell table:style-name="ce11" table:number-columns-repeated="4"/>
          <table:table-cell table:style-name="ce11" table:content-validation-name="val7"/>
          <table:table-cell table:style-name="ce11"/>
          <table:table-cell table:style-name="ce11" table:content-validation-name="val10"/>
          <table:table-cell table:style-name="ce21" table:content-validation-name="val11" table:formula="of:=IF([.G101]=&quot;PRODUCCION&quot;;&quot;PRODUCCION&quot;;IF([.G10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1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1" table:number-columns-repeated="2"/>
          <table:table-cell table:style-name="ce26"/>
          <table:table-cell table:style-name="ce26" table:content-validation-name="val18"/>
          <table:table-cell table:style-name="ce10" table:number-columns-repeated="2"/>
          <table:table-cell table:style-name="ce13" table:content-validation-name="val21"/>
          <table:table-cell table:style-name="ce14"/>
          <table:table-cell table:style-name="ce11" table:number-columns-repeated="2"/>
          <table:table-cell table:number-columns-repeated="998"/>
        </table:table-row>
        <table:table-row table:style-name="ro5">
          <table:table-cell table:style-name="ce11" table:number-columns-repeated="4"/>
          <table:table-cell table:style-name="ce11" table:content-validation-name="val7"/>
          <table:table-cell table:style-name="ce11"/>
          <table:table-cell table:style-name="ce11" table:content-validation-name="val10"/>
          <table:table-cell table:style-name="ce21" table:content-validation-name="val11" table:formula="of:=IF([.G102]=&quot;PRODUCCION&quot;;&quot;PRODUCCION&quot;;IF([.G10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1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1" table:number-columns-repeated="2"/>
          <table:table-cell table:style-name="ce26"/>
          <table:table-cell table:style-name="ce26" table:content-validation-name="val18"/>
          <table:table-cell table:style-name="ce10" table:number-columns-repeated="2"/>
          <table:table-cell table:style-name="ce13" table:content-validation-name="val21"/>
          <table:table-cell table:style-name="ce14"/>
          <table:table-cell table:style-name="ce11" table:number-columns-repeated="2"/>
          <table:table-cell table:number-columns-repeated="998"/>
        </table:table-row>
        <table:table-row table:style-name="ro5">
          <table:table-cell table:style-name="ce11" table:number-columns-repeated="4"/>
          <table:table-cell table:style-name="ce11" table:content-validation-name="val7"/>
          <table:table-cell table:style-name="ce11"/>
          <table:table-cell table:style-name="ce11" table:content-validation-name="val10"/>
          <table:table-cell table:style-name="ce21" table:content-validation-name="val11" table:formula="of:=IF([.G103]=&quot;PRODUCCION&quot;;&quot;PRODUCCION&quot;;IF([.G10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1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1" table:number-columns-repeated="2"/>
          <table:table-cell table:style-name="ce26"/>
          <table:table-cell table:style-name="ce26" table:content-validation-name="val18"/>
          <table:table-cell table:style-name="ce10" table:number-columns-repeated="2"/>
          <table:table-cell table:style-name="ce13" table:content-validation-name="val21"/>
          <table:table-cell table:style-name="ce11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6"/>
          <table:table-cell table:style-name="ce10"/>
          <table:table-cell table:style-name="ce10" table:content-validation-name="val7"/>
          <table:table-cell table:style-name="ce13"/>
          <table:table-cell table:style-name="ce10" table:content-validation-name="val10"/>
          <table:table-cell table:style-name="ce21" table:content-validation-name="val11" table:formula="of:=IF([.G104]=&quot;PRODUCCION&quot;;&quot;PRODUCCION&quot;;IF([.G10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6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3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6"/>
          <table:table-cell table:style-name="ce10"/>
          <table:table-cell table:style-name="ce10" table:content-validation-name="val7"/>
          <table:table-cell table:style-name="ce13"/>
          <table:table-cell table:style-name="ce10" table:content-validation-name="val10"/>
          <table:table-cell table:style-name="ce21" table:content-validation-name="val11" table:formula="of:=IF([.G105]=&quot;PRODUCCION&quot;;&quot;PRODUCCION&quot;;IF([.G10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6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3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6"/>
          <table:table-cell table:style-name="ce10"/>
          <table:table-cell table:style-name="ce10" table:content-validation-name="val7"/>
          <table:table-cell table:style-name="ce13"/>
          <table:table-cell table:style-name="ce10" table:content-validation-name="val10"/>
          <table:table-cell table:style-name="ce21" table:content-validation-name="val11" table:formula="of:=IF([.G106]=&quot;PRODUCCION&quot;;&quot;PRODUCCION&quot;;IF([.G10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6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3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3"/>
          <table:table-cell table:style-name="ce10"/>
          <table:table-cell table:style-name="ce10" table:content-validation-name="val7"/>
          <table:table-cell table:style-name="ce13"/>
          <table:table-cell table:style-name="ce10" table:content-validation-name="val10"/>
          <table:table-cell table:style-name="ce21" table:content-validation-name="val11" table:formula="of:=IF([.G107]=&quot;PRODUCCION&quot;;&quot;PRODUCCION&quot;;IF([.G10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1"/>
          <table:table-cell table:style-name="ce16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3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3"/>
          <table:table-cell table:style-name="ce10"/>
          <table:table-cell table:style-name="ce10" table:content-validation-name="val7"/>
          <table:table-cell table:style-name="ce13"/>
          <table:table-cell table:style-name="ce10" table:content-validation-name="val10"/>
          <table:table-cell table:style-name="ce21" table:content-validation-name="val11" table:formula="of:=IF([.G108]=&quot;PRODUCCION&quot;;&quot;PRODUCCION&quot;;IF([.G10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1"/>
          <table:table-cell table:style-name="ce16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3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3"/>
          <table:table-cell table:style-name="ce10"/>
          <table:table-cell table:style-name="ce10" table:content-validation-name="val7"/>
          <table:table-cell table:style-name="ce13"/>
          <table:table-cell table:style-name="ce10" table:content-validation-name="val10"/>
          <table:table-cell table:style-name="ce21" table:content-validation-name="val11" table:formula="of:=IF([.G109]=&quot;PRODUCCION&quot;;&quot;PRODUCCION&quot;;IF([.G10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1"/>
          <table:table-cell table:style-name="ce16" table:number-columns-repeated="2"/>
          <table:table-cell table:style-name="ce10"/>
          <table:table-cell table:style-name="ce10" table:content-validation-name="val18"/>
          <table:table-cell table:style-name="ce10" table:number-columns-repeated="2"/>
          <table:table-cell table:style-name="ce13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3"/>
          <table:table-cell table:style-name="ce10"/>
          <table:table-cell table:style-name="ce10" table:content-validation-name="val7"/>
          <table:table-cell table:style-name="ce13"/>
          <table:table-cell table:style-name="ce10" table:content-validation-name="val10"/>
          <table:table-cell table:style-name="ce21" table:content-validation-name="val11" table:formula="of:=IF([.G110]=&quot;PRODUCCION&quot;;&quot;PRODUCCION&quot;;IF([.G11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1"/>
          <table:table-cell table:style-name="ce16" table:number-columns-repeated="2"/>
          <table:table-cell table:style-name="ce10"/>
          <table:table-cell table:style-name="ce10" table:content-validation-name="val18"/>
          <table:table-cell table:style-name="ce10" table:number-columns-repeated="2"/>
          <table:table-cell table:style-name="ce13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3"/>
          <table:table-cell table:style-name="ce10"/>
          <table:table-cell table:style-name="ce10" table:content-validation-name="val7"/>
          <table:table-cell table:style-name="ce13"/>
          <table:table-cell table:style-name="ce10" table:content-validation-name="val10"/>
          <table:table-cell table:style-name="ce21" table:content-validation-name="val11" table:formula="of:=IF([.G111]=&quot;PRODUCCION&quot;;&quot;PRODUCCION&quot;;IF([.G11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6" table:number-columns-repeated="2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3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3"/>
          <table:table-cell table:style-name="ce10"/>
          <table:table-cell table:style-name="ce10" table:content-validation-name="val7"/>
          <table:table-cell table:style-name="ce13"/>
          <table:table-cell table:style-name="ce10" table:content-validation-name="val10"/>
          <table:table-cell table:style-name="ce21" table:content-validation-name="val11" table:formula="of:=IF([.G112]=&quot;PRODUCCION&quot;;&quot;PRODUCCION&quot;;IF([.G11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6" table:number-columns-repeated="2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3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3"/>
          <table:table-cell table:style-name="ce10"/>
          <table:table-cell table:style-name="ce10" table:content-validation-name="val7"/>
          <table:table-cell table:style-name="ce13"/>
          <table:table-cell table:style-name="ce10" table:content-validation-name="val10"/>
          <table:table-cell table:style-name="ce21" table:content-validation-name="val11" table:formula="of:=IF([.G113]=&quot;PRODUCCION&quot;;&quot;PRODUCCION&quot;;IF([.G11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6" table:number-columns-repeated="2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3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3"/>
          <table:table-cell table:style-name="ce10"/>
          <table:table-cell table:style-name="ce10" table:content-validation-name="val7"/>
          <table:table-cell table:style-name="ce13"/>
          <table:table-cell table:style-name="ce10" table:content-validation-name="val10"/>
          <table:table-cell table:style-name="ce21" table:content-validation-name="val11" table:formula="of:=IF([.G114]=&quot;PRODUCCION&quot;;&quot;PRODUCCION&quot;;IF([.G11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6" table:number-columns-repeated="2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3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3"/>
          <table:table-cell table:style-name="ce10"/>
          <table:table-cell table:style-name="ce10" table:content-validation-name="val7"/>
          <table:table-cell table:style-name="ce13"/>
          <table:table-cell table:style-name="ce10" table:content-validation-name="val10"/>
          <table:table-cell table:style-name="ce21" table:content-validation-name="val11" table:formula="of:=IF([.G115]=&quot;PRODUCCION&quot;;&quot;PRODUCCION&quot;;IF([.G11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6" table:number-columns-repeated="3"/>
          <table:table-cell table:style-name="ce10"/>
          <table:table-cell table:style-name="ce10" table:content-validation-name="val18"/>
          <table:table-cell table:style-name="ce10" table:number-columns-repeated="2"/>
          <table:table-cell table:style-name="ce13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3"/>
          <table:table-cell table:style-name="ce10"/>
          <table:table-cell table:style-name="ce10" table:content-validation-name="val7"/>
          <table:table-cell table:style-name="ce13"/>
          <table:table-cell table:style-name="ce10" table:content-validation-name="val10"/>
          <table:table-cell table:style-name="ce21" table:content-validation-name="val11" table:formula="of:=IF([.G116]=&quot;PRODUCCION&quot;;&quot;PRODUCCION&quot;;IF([.G11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6" table:number-columns-repeated="3"/>
          <table:table-cell table:style-name="ce10"/>
          <table:table-cell table:style-name="ce10" table:content-validation-name="val18"/>
          <table:table-cell table:style-name="ce14"/>
          <table:table-cell table:style-name="ce10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3"/>
          <table:table-cell table:style-name="ce10"/>
          <table:table-cell table:style-name="ce10" table:content-validation-name="val7"/>
          <table:table-cell table:style-name="ce13"/>
          <table:table-cell table:style-name="ce10" table:content-validation-name="val10"/>
          <table:table-cell table:style-name="ce21" table:content-validation-name="val11" table:formula="of:=IF([.G117]=&quot;PRODUCCION&quot;;&quot;PRODUCCION&quot;;IF([.G11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6" table:number-columns-repeated="3"/>
          <table:table-cell table:style-name="ce10"/>
          <table:table-cell table:style-name="ce10" table:content-validation-name="val18"/>
          <table:table-cell table:style-name="ce10" table:number-columns-repeated="2"/>
          <table:table-cell table:style-name="ce13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3"/>
          <table:table-cell table:style-name="ce10"/>
          <table:table-cell table:style-name="ce10" table:content-validation-name="val7"/>
          <table:table-cell table:style-name="ce13"/>
          <table:table-cell table:style-name="ce10" table:content-validation-name="val10"/>
          <table:table-cell table:style-name="ce21" table:content-validation-name="val11" table:formula="of:=IF([.G118]=&quot;PRODUCCION&quot;;&quot;PRODUCCION&quot;;IF([.G11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6"/>
          <table:table-cell table:style-name="ce13" table:number-columns-repeated="2"/>
          <table:table-cell table:style-name="ce10"/>
          <table:table-cell table:style-name="ce10" table:content-validation-name="val18"/>
          <table:table-cell table:style-name="ce10" table:number-columns-repeated="2"/>
          <table:table-cell table:style-name="ce13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3"/>
          <table:table-cell table:style-name="ce10"/>
          <table:table-cell table:style-name="ce10" table:content-validation-name="val7"/>
          <table:table-cell table:style-name="ce13"/>
          <table:table-cell table:style-name="ce10" table:content-validation-name="val10"/>
          <table:table-cell table:style-name="ce21" table:content-validation-name="val11" table:formula="of:=IF([.G119]=&quot;PRODUCCION&quot;;&quot;PRODUCCION&quot;;IF([.G11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6"/>
          <table:table-cell table:style-name="ce13" table:number-columns-repeated="2"/>
          <table:table-cell table:style-name="ce10"/>
          <table:table-cell table:style-name="ce10" table:content-validation-name="val18"/>
          <table:table-cell table:style-name="ce10" table:number-columns-repeated="2"/>
          <table:table-cell table:style-name="ce13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3"/>
          <table:table-cell table:style-name="ce10"/>
          <table:table-cell table:style-name="ce10" table:content-validation-name="val7"/>
          <table:table-cell table:style-name="ce13"/>
          <table:table-cell table:style-name="ce10" table:content-validation-name="val10"/>
          <table:table-cell table:style-name="ce21" table:content-validation-name="val11" table:formula="of:=IF([.G120]=&quot;PRODUCCION&quot;;&quot;PRODUCCION&quot;;IF([.G12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6"/>
          <table:table-cell table:style-name="ce13" table:number-columns-repeated="2"/>
          <table:table-cell table:style-name="ce10"/>
          <table:table-cell table:style-name="ce10" table:content-validation-name="val18"/>
          <table:table-cell table:style-name="ce10" table:number-columns-repeated="2"/>
          <table:table-cell table:style-name="ce13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3"/>
          <table:table-cell table:style-name="ce14"/>
          <table:table-cell table:style-name="ce10"/>
          <table:table-cell table:style-name="ce13"/>
          <table:table-cell table:style-name="ce10" table:content-validation-name="val10"/>
          <table:table-cell table:style-name="ce21" table:content-validation-name="val11" table:formula="of:=IF([.G121]=&quot;PRODUCCION&quot;;&quot;PRODUCCION&quot;;IF([.G12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1" table:number-columns-repeated="3"/>
          <table:table-cell table:style-name="ce10" table:content-validation-name="val14"/>
          <table:table-cell table:style-name="ce10" table:content-validation-name="val15"/>
          <table:table-cell table:style-name="ce16"/>
          <table:table-cell table:style-name="ce13" table:number-columns-repeated="2"/>
          <table:table-cell table:style-name="ce10"/>
          <table:table-cell table:style-name="ce10" table:content-validation-name="val18"/>
          <table:table-cell table:style-name="ce14"/>
          <table:table-cell table:style-name="ce10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3"/>
          <table:table-cell table:style-name="ce14"/>
          <table:table-cell table:style-name="ce10"/>
          <table:table-cell table:style-name="ce13"/>
          <table:table-cell table:style-name="ce10" table:content-validation-name="val10"/>
          <table:table-cell table:style-name="ce21" table:content-validation-name="val11" table:formula="of:=IF([.G122]=&quot;PRODUCCION&quot;;&quot;PRODUCCION&quot;;IF([.G12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1" table:number-columns-repeated="3"/>
          <table:table-cell table:style-name="ce10" table:content-validation-name="val14"/>
          <table:table-cell table:style-name="ce10" table:content-validation-name="val15"/>
          <table:table-cell table:style-name="ce16"/>
          <table:table-cell table:style-name="ce13" table:number-columns-repeated="2"/>
          <table:table-cell table:style-name="ce10"/>
          <table:table-cell table:style-name="ce10" table:content-validation-name="val18"/>
          <table:table-cell table:style-name="ce14"/>
          <table:table-cell table:style-name="ce10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3"/>
          <table:table-cell table:style-name="ce14"/>
          <table:table-cell table:style-name="ce10"/>
          <table:table-cell table:style-name="ce13"/>
          <table:table-cell table:style-name="ce10" table:content-validation-name="val10"/>
          <table:table-cell table:style-name="ce21" table:content-validation-name="val11" table:formula="of:=IF([.G123]=&quot;PRODUCCION&quot;;&quot;PRODUCCION&quot;;IF([.G12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1" table:number-columns-repeated="3"/>
          <table:table-cell table:style-name="ce10" table:content-validation-name="val14"/>
          <table:table-cell table:style-name="ce10" table:content-validation-name="val15"/>
          <table:table-cell table:style-name="ce16"/>
          <table:table-cell table:style-name="ce13" table:number-columns-repeated="2"/>
          <table:table-cell table:style-name="ce10"/>
          <table:table-cell table:style-name="ce10" table:content-validation-name="val18"/>
          <table:table-cell table:style-name="ce14"/>
          <table:table-cell table:style-name="ce10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3"/>
          <table:table-cell table:style-name="ce14"/>
          <table:table-cell table:style-name="ce10"/>
          <table:table-cell table:style-name="ce13"/>
          <table:table-cell table:style-name="ce10" table:content-validation-name="val10"/>
          <table:table-cell table:style-name="ce21" table:content-validation-name="val11" table:formula="of:=IF([.G124]=&quot;PRODUCCION&quot;;&quot;PRODUCCION&quot;;IF([.G12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1" table:number-columns-repeated="3"/>
          <table:table-cell table:style-name="ce10" table:content-validation-name="val14"/>
          <table:table-cell table:style-name="ce10" table:content-validation-name="val15"/>
          <table:table-cell table:style-name="ce16"/>
          <table:table-cell table:style-name="ce13" table:number-columns-repeated="2"/>
          <table:table-cell table:style-name="ce10"/>
          <table:table-cell table:style-name="ce10" table:content-validation-name="val18"/>
          <table:table-cell table:style-name="ce14"/>
          <table:table-cell table:style-name="ce10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3"/>
          <table:table-cell table:style-name="ce14"/>
          <table:table-cell table:style-name="ce10"/>
          <table:table-cell table:style-name="ce13"/>
          <table:table-cell table:style-name="ce10" table:content-validation-name="val10"/>
          <table:table-cell table:style-name="ce21" table:content-validation-name="val11" table:formula="of:=IF([.G125]=&quot;PRODUCCION&quot;;&quot;PRODUCCION&quot;;IF([.G12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1" table:number-columns-repeated="3"/>
          <table:table-cell table:style-name="ce10" table:content-validation-name="val14"/>
          <table:table-cell table:style-name="ce10" table:content-validation-name="val15"/>
          <table:table-cell table:style-name="ce16"/>
          <table:table-cell table:style-name="ce13" table:number-columns-repeated="2"/>
          <table:table-cell table:style-name="ce10"/>
          <table:table-cell table:style-name="ce10" table:content-validation-name="val18"/>
          <table:table-cell table:style-name="ce14"/>
          <table:table-cell table:style-name="ce10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3"/>
          <table:table-cell table:style-name="ce14"/>
          <table:table-cell table:style-name="ce10"/>
          <table:table-cell table:style-name="ce13"/>
          <table:table-cell table:style-name="ce10" table:content-validation-name="val10"/>
          <table:table-cell table:style-name="ce21" table:content-validation-name="val11" table:formula="of:=IF([.G126]=&quot;PRODUCCION&quot;;&quot;PRODUCCION&quot;;IF([.G12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1" table:number-columns-repeated="3"/>
          <table:table-cell table:style-name="ce10" table:content-validation-name="val14"/>
          <table:table-cell table:style-name="ce10" table:content-validation-name="val15"/>
          <table:table-cell table:style-name="ce16"/>
          <table:table-cell table:style-name="ce13" table:number-columns-repeated="2"/>
          <table:table-cell table:style-name="ce10"/>
          <table:table-cell table:style-name="ce10" table:content-validation-name="val18"/>
          <table:table-cell table:style-name="ce14"/>
          <table:table-cell table:style-name="ce10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3"/>
          <table:table-cell table:style-name="ce14"/>
          <table:table-cell table:style-name="ce10"/>
          <table:table-cell table:style-name="ce13"/>
          <table:table-cell table:style-name="ce10" table:content-validation-name="val10"/>
          <table:table-cell table:style-name="ce21" table:content-validation-name="val11" table:formula="of:=IF([.G127]=&quot;PRODUCCION&quot;;&quot;PRODUCCION&quot;;IF([.G12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1" table:number-columns-repeated="3"/>
          <table:table-cell table:style-name="ce10" table:content-validation-name="val14"/>
          <table:table-cell table:style-name="ce10" table:content-validation-name="val15"/>
          <table:table-cell table:style-name="ce16"/>
          <table:table-cell table:style-name="ce13" table:number-columns-repeated="2"/>
          <table:table-cell table:style-name="ce10"/>
          <table:table-cell table:style-name="ce10" table:content-validation-name="val18"/>
          <table:table-cell table:style-name="ce14"/>
          <table:table-cell table:style-name="ce10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3"/>
          <table:table-cell table:style-name="ce10" table:number-columns-repeated="2"/>
          <table:table-cell table:style-name="ce13"/>
          <table:table-cell table:style-name="ce10" table:content-validation-name="val10"/>
          <table:table-cell table:style-name="ce21" table:content-validation-name="val11" table:formula="of:=IF([.G128]=&quot;PRODUCCION&quot;;&quot;PRODUCCION&quot;;IF([.G12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1" table:number-columns-repeated="3"/>
          <table:table-cell table:style-name="ce10" table:content-validation-name="val14"/>
          <table:table-cell table:style-name="ce10" table:content-validation-name="val15"/>
          <table:table-cell table:style-name="ce16"/>
          <table:table-cell table:style-name="ce13" table:number-columns-repeated="2"/>
          <table:table-cell table:style-name="ce10"/>
          <table:table-cell table:style-name="ce10" table:content-validation-name="val18"/>
          <table:table-cell table:style-name="ce14"/>
          <table:table-cell table:style-name="ce10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3"/>
          <table:table-cell table:style-name="ce10" table:number-columns-repeated="2"/>
          <table:table-cell table:style-name="ce13"/>
          <table:table-cell table:style-name="ce10" table:content-validation-name="val10"/>
          <table:table-cell table:style-name="ce21" table:content-validation-name="val11" table:formula="of:=IF([.G129]=&quot;PRODUCCION&quot;;&quot;PRODUCCION&quot;;IF([.G12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1" table:number-columns-repeated="3"/>
          <table:table-cell table:style-name="ce10" table:content-validation-name="val14"/>
          <table:table-cell table:style-name="ce10" table:content-validation-name="val15"/>
          <table:table-cell table:style-name="ce16"/>
          <table:table-cell table:style-name="ce13" table:number-columns-repeated="2"/>
          <table:table-cell table:style-name="ce10"/>
          <table:table-cell table:style-name="ce10" table:content-validation-name="val18"/>
          <table:table-cell table:style-name="ce14"/>
          <table:table-cell table:style-name="ce10"/>
          <table:table-cell table:style-name="ce13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3"/>
          <table:table-cell table:style-name="ce10" table:number-columns-repeated="2"/>
          <table:table-cell table:style-name="ce13"/>
          <table:table-cell table:style-name="ce10" table:content-validation-name="val10"/>
          <table:table-cell table:style-name="ce21" table:content-validation-name="val11" table:formula="of:=IF([.G130]=&quot;PRODUCCION&quot;;&quot;PRODUCCION&quot;;IF([.G13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1" table:number-columns-repeated="3"/>
          <table:table-cell table:style-name="ce10" table:content-validation-name="val14"/>
          <table:table-cell table:style-name="ce10" table:content-validation-name="val15"/>
          <table:table-cell table:style-name="ce16"/>
          <table:table-cell table:style-name="ce13" table:number-columns-repeated="2"/>
          <table:table-cell table:style-name="ce10"/>
          <table:table-cell table:style-name="ce10" table:content-validation-name="val18"/>
          <table:table-cell table:style-name="ce14"/>
          <table:table-cell table:style-name="ce10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3"/>
          <table:table-cell table:style-name="ce10" table:number-columns-repeated="2"/>
          <table:table-cell table:style-name="ce13"/>
          <table:table-cell table:style-name="ce10" table:content-validation-name="val10"/>
          <table:table-cell table:style-name="ce21" table:content-validation-name="val11" table:formula="of:=IF([.G131]=&quot;PRODUCCION&quot;;&quot;PRODUCCION&quot;;IF([.G13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1" table:number-columns-repeated="3"/>
          <table:table-cell table:style-name="ce10" table:content-validation-name="val14"/>
          <table:table-cell table:style-name="ce10" table:content-validation-name="val15"/>
          <table:table-cell table:style-name="ce16"/>
          <table:table-cell table:style-name="ce13" table:number-columns-repeated="2"/>
          <table:table-cell table:style-name="ce10"/>
          <table:table-cell table:style-name="ce10" table:content-validation-name="val18"/>
          <table:table-cell table:style-name="ce14"/>
          <table:table-cell table:style-name="ce10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3"/>
          <table:table-cell table:style-name="ce10" table:number-columns-repeated="2"/>
          <table:table-cell table:style-name="ce13"/>
          <table:table-cell table:style-name="ce10" table:content-validation-name="val10"/>
          <table:table-cell table:style-name="ce21" table:content-validation-name="val11" table:formula="of:=IF([.G132]=&quot;PRODUCCION&quot;;&quot;PRODUCCION&quot;;IF([.G13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1" table:number-columns-repeated="3"/>
          <table:table-cell table:style-name="ce10" table:content-validation-name="val14"/>
          <table:table-cell table:style-name="ce10" table:content-validation-name="val15"/>
          <table:table-cell table:style-name="ce16"/>
          <table:table-cell table:style-name="ce13" table:number-columns-repeated="2"/>
          <table:table-cell table:style-name="ce10"/>
          <table:table-cell table:style-name="ce10" table:content-validation-name="val18"/>
          <table:table-cell table:style-name="ce14"/>
          <table:table-cell table:style-name="ce10"/>
          <table:table-cell table:style-name="ce13" table:content-validation-name="val21"/>
          <table:table-cell table:style-name="ce10" table:number-columns-repeated="3"/>
          <table:table-cell table:number-columns-repeated="6"/>
          <table:table-cell table:style-name="ce27"/>
          <table:table-cell table:number-columns-repeated="991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33]=&quot;PRODUCCION&quot;;&quot;PRODUCCION&quot;;IF([.G13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6"/>
          <table:table-cell table:style-name="ce27"/>
          <table:table-cell table:number-columns-repeated="991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34]=&quot;PRODUCCION&quot;;&quot;PRODUCCION&quot;;IF([.G13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6"/>
          <table:table-cell table:style-name="ce27"/>
          <table:table-cell table:number-columns-repeated="991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35]=&quot;PRODUCCION&quot;;&quot;PRODUCCION&quot;;IF([.G13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6"/>
          <table:table-cell table:style-name="ce27"/>
          <table:table-cell table:number-columns-repeated="991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36]=&quot;PRODUCCION&quot;;&quot;PRODUCCION&quot;;IF([.G13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6"/>
          <table:table-cell table:style-name="ce27"/>
          <table:table-cell table:number-columns-repeated="991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37]=&quot;PRODUCCION&quot;;&quot;PRODUCCION&quot;;IF([.G13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6"/>
          <table:table-cell table:style-name="ce27"/>
          <table:table-cell table:number-columns-repeated="991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38]=&quot;PRODUCCION&quot;;&quot;PRODUCCION&quot;;IF([.G13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6"/>
          <table:table-cell table:style-name="ce27"/>
          <table:table-cell table:number-columns-repeated="991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39]=&quot;PRODUCCION&quot;;&quot;PRODUCCION&quot;;IF([.G13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6"/>
          <table:table-cell table:style-name="ce27"/>
          <table:table-cell table:number-columns-repeated="991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40]=&quot;PRODUCCION&quot;;&quot;PRODUCCION&quot;;IF([.G14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6"/>
          <table:table-cell table:style-name="ce27"/>
          <table:table-cell table:number-columns-repeated="991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41]=&quot;PRODUCCION&quot;;&quot;PRODUCCION&quot;;IF([.G14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6"/>
          <table:table-cell table:style-name="ce28"/>
          <table:table-cell table:number-columns-repeated="991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42]=&quot;PRODUCCION&quot;;&quot;PRODUCCION&quot;;IF([.G14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6"/>
          <table:table-cell table:style-name="ce28"/>
          <table:table-cell table:number-columns-repeated="991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43]=&quot;PRODUCCION&quot;;&quot;PRODUCCION&quot;;IF([.G14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6"/>
          <table:table-cell table:style-name="ce28"/>
          <table:table-cell table:number-columns-repeated="991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44]=&quot;PRODUCCION&quot;;&quot;PRODUCCION&quot;;IF([.G14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6"/>
          <table:table-cell table:style-name="ce28"/>
          <table:table-cell table:number-columns-repeated="991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45]=&quot;PRODUCCION&quot;;&quot;PRODUCCION&quot;;IF([.G14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6"/>
          <table:table-cell table:style-name="ce28"/>
          <table:table-cell table:number-columns-repeated="991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46]=&quot;PRODUCCION&quot;;&quot;PRODUCCION&quot;;IF([.G14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6"/>
          <table:table-cell table:style-name="ce28"/>
          <table:table-cell table:number-columns-repeated="991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47]=&quot;PRODUCCION&quot;;&quot;PRODUCCION&quot;;IF([.G14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6"/>
          <table:table-cell table:style-name="ce28"/>
          <table:table-cell table:number-columns-repeated="991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48]=&quot;PRODUCCION&quot;;&quot;PRODUCCION&quot;;IF([.G14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6"/>
          <table:table-cell table:style-name="ce28"/>
          <table:table-cell table:number-columns-repeated="991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49]=&quot;PRODUCCION&quot;;&quot;PRODUCCION&quot;;IF([.G14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6"/>
          <table:table-cell table:style-name="ce28"/>
          <table:table-cell table:number-columns-repeated="991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50]=&quot;PRODUCCION&quot;;&quot;PRODUCCION&quot;;IF([.G15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6"/>
          <table:table-cell table:style-name="ce28"/>
          <table:table-cell table:number-columns-repeated="991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51]=&quot;PRODUCCION&quot;;&quot;PRODUCCION&quot;;IF([.G15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6"/>
          <table:table-cell table:style-name="ce28"/>
          <table:table-cell table:number-columns-repeated="991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52]=&quot;PRODUCCION&quot;;&quot;PRODUCCION&quot;;IF([.G15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6"/>
          <table:table-cell table:style-name="ce28"/>
          <table:table-cell table:number-columns-repeated="991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53]=&quot;PRODUCCION&quot;;&quot;PRODUCCION&quot;;IF([.G15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4"/>
          <table:table-cell table:style-name="ce10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6"/>
          <table:table-cell table:style-name="ce28"/>
          <table:table-cell table:number-columns-repeated="991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54]=&quot;PRODUCCION&quot;;&quot;PRODUCCION&quot;;IF([.G15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4"/>
          <table:table-cell table:style-name="ce10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6"/>
          <table:table-cell table:style-name="ce28"/>
          <table:table-cell table:number-columns-repeated="991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55]=&quot;PRODUCCION&quot;;&quot;PRODUCCION&quot;;IF([.G15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6"/>
          <table:table-cell table:style-name="ce28"/>
          <table:table-cell table:number-columns-repeated="991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56]=&quot;PRODUCCION&quot;;&quot;PRODUCCION&quot;;IF([.G15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57]=&quot;PRODUCCION&quot;;&quot;PRODUCCION&quot;;IF([.G15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58]=&quot;PRODUCCION&quot;;&quot;PRODUCCION&quot;;IF([.G15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59]=&quot;PRODUCCION&quot;;&quot;PRODUCCION&quot;;IF([.G15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60]=&quot;PRODUCCION&quot;;&quot;PRODUCCION&quot;;IF([.G16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61]=&quot;PRODUCCION&quot;;&quot;PRODUCCION&quot;;IF([.G16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62]=&quot;PRODUCCION&quot;;&quot;PRODUCCION&quot;;IF([.G16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63]=&quot;PRODUCCION&quot;;&quot;PRODUCCION&quot;;IF([.G16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64]=&quot;PRODUCCION&quot;;&quot;PRODUCCION&quot;;IF([.G16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65]=&quot;PRODUCCION&quot;;&quot;PRODUCCION&quot;;IF([.G16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66]=&quot;PRODUCCION&quot;;&quot;PRODUCCION&quot;;IF([.G16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67]=&quot;PRODUCCION&quot;;&quot;PRODUCCION&quot;;IF([.G16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68]=&quot;PRODUCCION&quot;;&quot;PRODUCCION&quot;;IF([.G16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69]=&quot;PRODUCCION&quot;;&quot;PRODUCCION&quot;;IF([.G16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70]=&quot;PRODUCCION&quot;;&quot;PRODUCCION&quot;;IF([.G17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71]=&quot;PRODUCCION&quot;;&quot;PRODUCCION&quot;;IF([.G17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0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72]=&quot;PRODUCCION&quot;;&quot;PRODUCCION&quot;;IF([.G17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0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73]=&quot;PRODUCCION&quot;;&quot;PRODUCCION&quot;;IF([.G17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0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74]=&quot;PRODUCCION&quot;;&quot;PRODUCCION&quot;;IF([.G17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0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75]=&quot;PRODUCCION&quot;;&quot;PRODUCCION&quot;;IF([.G17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0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76]=&quot;PRODUCCION&quot;;&quot;PRODUCCION&quot;;IF([.G17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0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77]=&quot;PRODUCCION&quot;;&quot;PRODUCCION&quot;;IF([.G17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0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78]=&quot;PRODUCCION&quot;;&quot;PRODUCCION&quot;;IF([.G17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0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79]=&quot;PRODUCCION&quot;;&quot;PRODUCCION&quot;;IF([.G17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0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80]=&quot;PRODUCCION&quot;;&quot;PRODUCCION&quot;;IF([.G18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0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81]=&quot;PRODUCCION&quot;;&quot;PRODUCCION&quot;;IF([.G18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0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82]=&quot;PRODUCCION&quot;;&quot;PRODUCCION&quot;;IF([.G18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0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83]=&quot;PRODUCCION&quot;;&quot;PRODUCCION&quot;;IF([.G18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0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84]=&quot;PRODUCCION&quot;;&quot;PRODUCCION&quot;;IF([.G18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0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85]=&quot;PRODUCCION&quot;;&quot;PRODUCCION&quot;;IF([.G18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0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86]=&quot;PRODUCCION&quot;;&quot;PRODUCCION&quot;;IF([.G18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0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87]=&quot;PRODUCCION&quot;;&quot;PRODUCCION&quot;;IF([.G18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0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88]=&quot;PRODUCCION&quot;;&quot;PRODUCCION&quot;;IF([.G18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0" table:number-columns-repeated="2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89]=&quot;PRODUCCION&quot;;&quot;PRODUCCION&quot;;IF([.G18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0" table:number-columns-repeated="2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90]=&quot;PRODUCCION&quot;;&quot;PRODUCCION&quot;;IF([.G19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0" table:number-columns-repeated="2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91]=&quot;PRODUCCION&quot;;&quot;PRODUCCION&quot;;IF([.G19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0" table:number-columns-repeated="2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92]=&quot;PRODUCCION&quot;;&quot;PRODUCCION&quot;;IF([.G19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0" table:number-columns-repeated="2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93]=&quot;PRODUCCION&quot;;&quot;PRODUCCION&quot;;IF([.G19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0" table:number-columns-repeated="2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94]=&quot;PRODUCCION&quot;;&quot;PRODUCCION&quot;;IF([.G19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0" table:number-columns-repeated="2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95]=&quot;PRODUCCION&quot;;&quot;PRODUCCION&quot;;IF([.G19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0" table:number-columns-repeated="2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96]=&quot;PRODUCCION&quot;;&quot;PRODUCCION&quot;;IF([.G19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0" table:number-columns-repeated="2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197]=&quot;PRODUCCION&quot;;&quot;PRODUCCION&quot;;IF([.G19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26"/>
          <table:table-cell table:style-name="ce10" table:number-columns-repeated="2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/>
          <table:table-cell table:style-name="ce10" table:content-validation-name="val8"/>
          <table:table-cell table:style-name="ce13"/>
          <table:table-cell table:style-name="ce10" table:content-validation-name="val10"/>
          <table:table-cell table:style-name="ce21" table:content-validation-name="val11" table:formula="of:=IF([.G198]=&quot;PRODUCCION&quot;;&quot;PRODUCCION&quot;;IF([.G19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/>
          <table:table-cell table:style-name="ce10" table:content-validation-name="val8"/>
          <table:table-cell table:style-name="ce13"/>
          <table:table-cell table:style-name="ce10" table:content-validation-name="val10"/>
          <table:table-cell table:style-name="ce21" table:content-validation-name="val11" table:formula="of:=IF([.G199]=&quot;PRODUCCION&quot;;&quot;PRODUCCION&quot;;IF([.G19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/>
          <table:table-cell table:style-name="ce10" table:content-validation-name="val8"/>
          <table:table-cell table:style-name="ce13"/>
          <table:table-cell table:style-name="ce10" table:content-validation-name="val10"/>
          <table:table-cell table:style-name="ce21" table:content-validation-name="val11" table:formula="of:=IF([.G200]=&quot;PRODUCCION&quot;;&quot;PRODUCCION&quot;;IF([.G20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/>
          <table:table-cell table:style-name="ce10" table:content-validation-name="val8"/>
          <table:table-cell table:style-name="ce13"/>
          <table:table-cell table:style-name="ce10" table:content-validation-name="val10"/>
          <table:table-cell table:style-name="ce21" table:content-validation-name="val11" table:formula="of:=IF([.G201]=&quot;PRODUCCION&quot;;&quot;PRODUCCION&quot;;IF([.G20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/>
          <table:table-cell table:style-name="ce10" table:content-validation-name="val8"/>
          <table:table-cell table:style-name="ce13"/>
          <table:table-cell table:style-name="ce10" table:content-validation-name="val10"/>
          <table:table-cell table:style-name="ce21" table:content-validation-name="val11" table:formula="of:=IF([.G202]=&quot;PRODUCCION&quot;;&quot;PRODUCCION&quot;;IF([.G20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/>
          <table:table-cell table:style-name="ce10" table:content-validation-name="val8"/>
          <table:table-cell table:style-name="ce13"/>
          <table:table-cell table:style-name="ce10" table:content-validation-name="val10"/>
          <table:table-cell table:style-name="ce21" table:content-validation-name="val11" table:formula="of:=IF([.G203]=&quot;PRODUCCION&quot;;&quot;PRODUCCION&quot;;IF([.G20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/>
          <table:table-cell table:style-name="ce10" table:content-validation-name="val8"/>
          <table:table-cell table:style-name="ce13"/>
          <table:table-cell table:style-name="ce10" table:content-validation-name="val10"/>
          <table:table-cell table:style-name="ce21" table:content-validation-name="val11" table:formula="of:=IF([.G204]=&quot;PRODUCCION&quot;;&quot;PRODUCCION&quot;;IF([.G20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/>
          <table:table-cell table:style-name="ce10" table:content-validation-name="val8"/>
          <table:table-cell table:style-name="ce13"/>
          <table:table-cell table:style-name="ce10" table:content-validation-name="val10"/>
          <table:table-cell table:style-name="ce21" table:content-validation-name="val11" table:formula="of:=IF([.G205]=&quot;PRODUCCION&quot;;&quot;PRODUCCION&quot;;IF([.G20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/>
          <table:table-cell table:style-name="ce10" table:content-validation-name="val8"/>
          <table:table-cell table:style-name="ce13"/>
          <table:table-cell table:style-name="ce10" table:content-validation-name="val10"/>
          <table:table-cell table:style-name="ce21" table:content-validation-name="val11" table:formula="of:=IF([.G206]=&quot;PRODUCCION&quot;;&quot;PRODUCCION&quot;;IF([.G20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3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07]=&quot;PRODUCCION&quot;;&quot;PRODUCCION&quot;;IF([.G20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4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4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08]=&quot;PRODUCCION&quot;;&quot;PRODUCCION&quot;;IF([.G20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4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4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09]=&quot;PRODUCCION&quot;;&quot;PRODUCCION&quot;;IF([.G20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4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4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10]=&quot;PRODUCCION&quot;;&quot;PRODUCCION&quot;;IF([.G21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4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4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11]=&quot;PRODUCCION&quot;;&quot;PRODUCCION&quot;;IF([.G21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12]=&quot;PRODUCCION&quot;;&quot;PRODUCCION&quot;;IF([.G21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13]=&quot;PRODUCCION&quot;;&quot;PRODUCCION&quot;;IF([.G21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14]=&quot;PRODUCCION&quot;;&quot;PRODUCCION&quot;;IF([.G21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3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15]=&quot;PRODUCCION&quot;;&quot;PRODUCCION&quot;;IF([.G21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3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16]=&quot;PRODUCCION&quot;;&quot;PRODUCCION&quot;;IF([.G21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3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17]=&quot;PRODUCCION&quot;;&quot;PRODUCCION&quot;;IF([.G21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3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18]=&quot;PRODUCCION&quot;;&quot;PRODUCCION&quot;;IF([.G21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3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19]=&quot;PRODUCCION&quot;;&quot;PRODUCCION&quot;;IF([.G21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3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20]=&quot;PRODUCCION&quot;;&quot;PRODUCCION&quot;;IF([.G22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3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21]=&quot;PRODUCCION&quot;;&quot;PRODUCCION&quot;;IF([.G22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3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22]=&quot;PRODUCCION&quot;;&quot;PRODUCCION&quot;;IF([.G22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3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23]=&quot;PRODUCCION&quot;;&quot;PRODUCCION&quot;;IF([.G22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3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3"/>
          <table:table-cell table:style-name="ce10" table:content-validation-name="val10"/>
          <table:table-cell table:style-name="ce21" table:content-validation-name="val11" table:formula="of:=IF([.G224]=&quot;PRODUCCION&quot;;&quot;PRODUCCION&quot;;IF([.G22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4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3"/>
          <table:table-cell table:style-name="ce10" table:content-validation-name="val10"/>
          <table:table-cell table:style-name="ce21" table:content-validation-name="val11" table:formula="of:=IF([.G225]=&quot;PRODUCCION&quot;;&quot;PRODUCCION&quot;;IF([.G22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4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3"/>
          <table:table-cell table:style-name="ce10" table:content-validation-name="val10"/>
          <table:table-cell table:style-name="ce21" table:content-validation-name="val11" table:formula="of:=IF([.G226]=&quot;PRODUCCION&quot;;&quot;PRODUCCION&quot;;IF([.G22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4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3"/>
          <table:table-cell table:style-name="ce10" table:content-validation-name="val10"/>
          <table:table-cell table:style-name="ce21" table:content-validation-name="val11" table:formula="of:=IF([.G227]=&quot;PRODUCCION&quot;;&quot;PRODUCCION&quot;;IF([.G22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4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3"/>
          <table:table-cell table:style-name="ce10" table:content-validation-name="val10"/>
          <table:table-cell table:style-name="ce21" table:content-validation-name="val11" table:formula="of:=IF([.G228]=&quot;PRODUCCION&quot;;&quot;PRODUCCION&quot;;IF([.G22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4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3"/>
          <table:table-cell table:style-name="ce10" table:content-validation-name="val10"/>
          <table:table-cell table:style-name="ce21" table:content-validation-name="val11" table:formula="of:=IF([.G229]=&quot;PRODUCCION&quot;;&quot;PRODUCCION&quot;;IF([.G22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4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3"/>
          <table:table-cell table:style-name="ce10" table:content-validation-name="val10"/>
          <table:table-cell table:style-name="ce21" table:content-validation-name="val11" table:formula="of:=IF([.G230]=&quot;PRODUCCION&quot;;&quot;PRODUCCION&quot;;IF([.G23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4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3"/>
          <table:table-cell table:style-name="ce10" table:content-validation-name="val10"/>
          <table:table-cell table:style-name="ce21" table:content-validation-name="val11" table:formula="of:=IF([.G231]=&quot;PRODUCCION&quot;;&quot;PRODUCCION&quot;;IF([.G23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4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3"/>
          <table:table-cell table:style-name="ce10" table:content-validation-name="val10"/>
          <table:table-cell table:style-name="ce21" table:content-validation-name="val11" table:formula="of:=IF([.G232]=&quot;PRODUCCION&quot;;&quot;PRODUCCION&quot;;IF([.G23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4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33]=&quot;PRODUCCION&quot;;&quot;PRODUCCION&quot;;IF([.G23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4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34]=&quot;PRODUCCION&quot;;&quot;PRODUCCION&quot;;IF([.G23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4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35]=&quot;PRODUCCION&quot;;&quot;PRODUCCION&quot;;IF([.G23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4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36]=&quot;PRODUCCION&quot;;&quot;PRODUCCION&quot;;IF([.G23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3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37]=&quot;PRODUCCION&quot;;&quot;PRODUCCION&quot;;IF([.G23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3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38]=&quot;PRODUCCION&quot;;&quot;PRODUCCION&quot;;IF([.G23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3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39]=&quot;PRODUCCION&quot;;&quot;PRODUCCION&quot;;IF([.G23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3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40]=&quot;PRODUCCION&quot;;&quot;PRODUCCION&quot;;IF([.G24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3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41]=&quot;PRODUCCION&quot;;&quot;PRODUCCION&quot;;IF([.G24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3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42]=&quot;PRODUCCION&quot;;&quot;PRODUCCION&quot;;IF([.G24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3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43]=&quot;PRODUCCION&quot;;&quot;PRODUCCION&quot;;IF([.G24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3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44]=&quot;PRODUCCION&quot;;&quot;PRODUCCION&quot;;IF([.G24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3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45]=&quot;PRODUCCION&quot;;&quot;PRODUCCION&quot;;IF([.G24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3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46]=&quot;PRODUCCION&quot;;&quot;PRODUCCION&quot;;IF([.G24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47]=&quot;PRODUCCION&quot;;&quot;PRODUCCION&quot;;IF([.G24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48]=&quot;PRODUCCION&quot;;&quot;PRODUCCION&quot;;IF([.G24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3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49]=&quot;PRODUCCION&quot;;&quot;PRODUCCION&quot;;IF([.G24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3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50]=&quot;PRODUCCION&quot;;&quot;PRODUCCION&quot;;IF([.G25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0" table:content-validation-name="val8"/>
          <table:table-cell table:style-name="ce10"/>
          <table:table-cell table:style-name="ce10" table:content-validation-name="val10"/>
          <table:table-cell table:style-name="ce21" table:content-validation-name="val11" table:formula="of:=IF([.G251]=&quot;PRODUCCION&quot;;&quot;PRODUCCION&quot;;IF([.G25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4"/>
          <table:table-cell table:style-name="ce13"/>
          <table:table-cell table:style-name="ce10" table:content-validation-name="val10"/>
          <table:table-cell table:style-name="ce21" table:content-validation-name="val11" table:formula="of:=IF([.G252]=&quot;PRODUCCION&quot;;&quot;PRODUCCION&quot;;IF([.G25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24"/>
          <table:table-cell table:style-name="ce10" table:number-columns-repeated="2"/>
          <table:table-cell table:style-name="ce10" table:content-validation-name="val14"/>
          <table:table-cell table:style-name="ce10" table:content-validation-name="val15"/>
          <table:table-cell table:style-name="ce14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3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4"/>
          <table:table-cell table:style-name="ce13"/>
          <table:table-cell table:style-name="ce10" table:content-validation-name="val10"/>
          <table:table-cell table:style-name="ce21" table:content-validation-name="val11" table:formula="of:=IF([.G253]=&quot;PRODUCCION&quot;;&quot;PRODUCCION&quot;;IF([.G25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24"/>
          <table:table-cell table:style-name="ce10" table:number-columns-repeated="2"/>
          <table:table-cell table:style-name="ce10" table:content-validation-name="val14"/>
          <table:table-cell table:style-name="ce10" table:content-validation-name="val15"/>
          <table:table-cell table:style-name="ce14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3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4"/>
          <table:table-cell table:style-name="ce13"/>
          <table:table-cell table:style-name="ce10" table:content-validation-name="val10"/>
          <table:table-cell table:style-name="ce21" table:content-validation-name="val11" table:formula="of:=IF([.G254]=&quot;PRODUCCION&quot;;&quot;PRODUCCION&quot;;IF([.G25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24"/>
          <table:table-cell table:style-name="ce10" table:number-columns-repeated="2"/>
          <table:table-cell table:style-name="ce10" table:content-validation-name="val14"/>
          <table:table-cell table:style-name="ce10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3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4"/>
          <table:table-cell table:style-name="ce20"/>
          <table:table-cell table:style-name="ce10" table:content-validation-name="val10"/>
          <table:table-cell table:style-name="ce21" table:content-validation-name="val11" table:formula="of:=IF([.G255]=&quot;PRODUCCION&quot;;&quot;PRODUCCION&quot;;IF([.G25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20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4"/>
          <table:table-cell table:style-name="ce20"/>
          <table:table-cell table:style-name="ce10" table:content-validation-name="val10"/>
          <table:table-cell table:style-name="ce21" table:content-validation-name="val11" table:formula="of:=IF([.G256]=&quot;PRODUCCION&quot;;&quot;PRODUCCION&quot;;IF([.G25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/>
          <table:table-cell table:style-name="ce14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20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 table:number-columns-repeated="2"/>
          <table:table-cell table:style-name="ce13"/>
          <table:table-cell table:style-name="ce10" table:content-validation-name="val10"/>
          <table:table-cell table:style-name="ce21" table:content-validation-name="val11" table:formula="of:=IF([.G257]=&quot;PRODUCCION&quot;;&quot;PRODUCCION&quot;;IF([.G25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3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 table:number-columns-repeated="2"/>
          <table:table-cell table:style-name="ce13"/>
          <table:table-cell table:style-name="ce10" table:content-validation-name="val10"/>
          <table:table-cell table:style-name="ce21" table:content-validation-name="val11" table:formula="of:=IF([.G258]=&quot;PRODUCCION&quot;;&quot;PRODUCCION&quot;;IF([.G25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3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 table:number-columns-repeated="2"/>
          <table:table-cell table:style-name="ce13"/>
          <table:table-cell table:style-name="ce10" table:content-validation-name="val10"/>
          <table:table-cell table:style-name="ce21" table:content-validation-name="val11" table:formula="of:=IF([.G259]=&quot;PRODUCCION&quot;;&quot;PRODUCCION&quot;;IF([.G25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3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 table:number-columns-repeated="3"/>
          <table:table-cell table:style-name="ce10" table:content-validation-name="val10"/>
          <table:table-cell table:style-name="ce21" table:content-validation-name="val11" table:formula="of:=IF([.G260]=&quot;PRODUCCION&quot;;&quot;PRODUCCION&quot;;IF([.G26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/>
          <table:table-cell table:style-name="ce10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3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 table:number-columns-repeated="2"/>
          <table:table-cell table:style-name="ce20"/>
          <table:table-cell table:style-name="ce10" table:content-validation-name="val10"/>
          <table:table-cell table:style-name="ce21" table:content-validation-name="val11" table:formula="of:=IF([.G261]=&quot;PRODUCCION&quot;;&quot;PRODUCCION&quot;;IF([.G26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/>
          <table:table-cell table:style-name="ce10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3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 table:number-columns-repeated="2"/>
          <table:table-cell table:style-name="ce20"/>
          <table:table-cell table:style-name="ce10" table:content-validation-name="val10"/>
          <table:table-cell table:style-name="ce21" table:content-validation-name="val11" table:formula="of:=IF([.G262]=&quot;PRODUCCION&quot;;&quot;PRODUCCION&quot;;IF([.G26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/>
          <table:table-cell table:style-name="ce10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3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 table:number-columns-repeated="2"/>
          <table:table-cell table:style-name="ce20"/>
          <table:table-cell table:style-name="ce10" table:content-validation-name="val10"/>
          <table:table-cell table:style-name="ce21" table:content-validation-name="val11" table:formula="of:=IF([.G263]=&quot;PRODUCCION&quot;;&quot;PRODUCCION&quot;;IF([.G26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/>
          <table:table-cell table:style-name="ce10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3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 table:number-columns-repeated="3"/>
          <table:table-cell table:style-name="ce10" table:content-validation-name="val10"/>
          <table:table-cell table:style-name="ce21" table:content-validation-name="val11" table:formula="of:=IF([.G264]=&quot;PRODUCCION&quot;;&quot;PRODUCCION&quot;;IF([.G26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/>
          <table:table-cell table:style-name="ce10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 table:number-columns-repeated="3"/>
          <table:table-cell table:style-name="ce10" table:content-validation-name="val10"/>
          <table:table-cell table:style-name="ce21" table:content-validation-name="val11" table:formula="of:=IF([.G265]=&quot;PRODUCCION&quot;;&quot;PRODUCCION&quot;;IF([.G26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/>
          <table:table-cell table:style-name="ce10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 table:number-columns-repeated="3"/>
          <table:table-cell table:style-name="ce10" table:content-validation-name="val10"/>
          <table:table-cell table:style-name="ce21" table:content-validation-name="val11" table:formula="of:=IF([.G266]=&quot;PRODUCCION&quot;;&quot;PRODUCCION&quot;;IF([.G26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/>
          <table:table-cell table:style-name="ce10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 table:number-columns-repeated="3"/>
          <table:table-cell table:style-name="ce10" table:content-validation-name="val10"/>
          <table:table-cell table:style-name="ce21" table:content-validation-name="val11" table:formula="of:=IF([.G267]=&quot;PRODUCCION&quot;;&quot;PRODUCCION&quot;;IF([.G26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/>
          <table:table-cell table:style-name="ce10" table:number-columns-repeated="2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 table:number-columns-repeated="3"/>
          <table:table-cell table:style-name="ce10" table:content-validation-name="val10"/>
          <table:table-cell table:style-name="ce21" table:content-validation-name="val11" table:formula="of:=IF([.G268]=&quot;PRODUCCION&quot;;&quot;PRODUCCION&quot;;IF([.G26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 table:number-columns-repeated="3"/>
          <table:table-cell table:style-name="ce10" table:content-validation-name="val10"/>
          <table:table-cell table:style-name="ce21" table:content-validation-name="val11" table:formula="of:=IF([.G269]=&quot;PRODUCCION&quot;;&quot;PRODUCCION&quot;;IF([.G26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 table:number-columns-repeated="3"/>
          <table:table-cell table:style-name="ce10" table:content-validation-name="val10"/>
          <table:table-cell table:style-name="ce21" table:content-validation-name="val11" table:formula="of:=IF([.G270]=&quot;PRODUCCION&quot;;&quot;PRODUCCION&quot;;IF([.G27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 table:number-columns-repeated="3"/>
          <table:table-cell table:style-name="ce10" table:content-validation-name="val10"/>
          <table:table-cell table:style-name="ce21" table:content-validation-name="val11" table:formula="of:=IF([.G271]=&quot;PRODUCCION&quot;;&quot;PRODUCCION&quot;;IF([.G27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 table:number-columns-repeated="3"/>
          <table:table-cell table:style-name="ce10" table:content-validation-name="val10"/>
          <table:table-cell table:style-name="ce21" table:content-validation-name="val11" table:formula="of:=IF([.G272]=&quot;PRODUCCION&quot;;&quot;PRODUCCION&quot;;IF([.G27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 table:number-columns-repeated="3"/>
          <table:table-cell table:style-name="ce10" table:content-validation-name="val10"/>
          <table:table-cell table:style-name="ce21" table:content-validation-name="val11" table:formula="of:=IF([.G273]=&quot;PRODUCCION&quot;;&quot;PRODUCCION&quot;;IF([.G27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 table:number-columns-repeated="3"/>
          <table:table-cell table:style-name="ce10" table:content-validation-name="val10"/>
          <table:table-cell table:style-name="ce21" table:content-validation-name="val11" table:formula="of:=IF([.G274]=&quot;PRODUCCION&quot;;&quot;PRODUCCION&quot;;IF([.G27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 table:number-columns-repeated="3"/>
          <table:table-cell table:style-name="ce10" table:content-validation-name="val10"/>
          <table:table-cell table:style-name="ce21" table:content-validation-name="val11" table:formula="of:=IF([.G275]=&quot;PRODUCCION&quot;;&quot;PRODUCCION&quot;;IF([.G27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 table:number-columns-repeated="3"/>
          <table:table-cell table:style-name="ce10" table:content-validation-name="val10"/>
          <table:table-cell table:style-name="ce21" table:content-validation-name="val11" table:formula="of:=IF([.G276]=&quot;PRODUCCION&quot;;&quot;PRODUCCION&quot;;IF([.G27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 table:number-columns-repeated="3"/>
          <table:table-cell table:style-name="ce10" table:content-validation-name="val10"/>
          <table:table-cell table:style-name="ce21" table:content-validation-name="val11" table:formula="of:=IF([.G277]=&quot;PRODUCCION&quot;;&quot;PRODUCCION&quot;;IF([.G27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 table:number-columns-repeated="3"/>
          <table:table-cell table:style-name="ce10" table:content-validation-name="val10"/>
          <table:table-cell table:style-name="ce21" table:content-validation-name="val11" table:formula="of:=IF([.G278]=&quot;PRODUCCION&quot;;&quot;PRODUCCION&quot;;IF([.G27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 table:number-columns-repeated="3"/>
          <table:table-cell table:style-name="ce10" table:content-validation-name="val10"/>
          <table:table-cell table:style-name="ce21" table:content-validation-name="val11" table:formula="of:=IF([.G279]=&quot;PRODUCCION&quot;;&quot;PRODUCCION&quot;;IF([.G27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 table:number-columns-repeated="3"/>
          <table:table-cell table:style-name="ce10" table:content-validation-name="val10"/>
          <table:table-cell table:style-name="ce21" table:content-validation-name="val11" table:formula="of:=IF([.G280]=&quot;PRODUCCION&quot;;&quot;PRODUCCION&quot;;IF([.G28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 table:number-columns-repeated="3"/>
          <table:table-cell table:style-name="ce10" table:content-validation-name="val10"/>
          <table:table-cell table:style-name="ce21" table:content-validation-name="val11" table:formula="of:=IF([.G281]=&quot;PRODUCCION&quot;;&quot;PRODUCCION&quot;;IF([.G28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2"/>
          <table:table-cell table:style-name="ce14"/>
          <table:table-cell table:style-name="ce10"/>
          <table:table-cell table:style-name="ce10" table:content-validation-name="val9"/>
          <table:table-cell table:style-name="ce10"/>
          <table:table-cell table:style-name="ce10" table:content-validation-name="val10"/>
          <table:table-cell table:style-name="ce21" table:content-validation-name="val11" table:formula="of:=IF([.G282]=&quot;PRODUCCION&quot;;&quot;PRODUCCION&quot;;IF([.G28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283]=&quot;PRODUCCION&quot;;&quot;PRODUCCION&quot;;IF([.G28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284]=&quot;PRODUCCION&quot;;&quot;PRODUCCION&quot;;IF([.G28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285]=&quot;PRODUCCION&quot;;&quot;PRODUCCION&quot;;IF([.G28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286]=&quot;PRODUCCION&quot;;&quot;PRODUCCION&quot;;IF([.G28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287]=&quot;PRODUCCION&quot;;&quot;PRODUCCION&quot;;IF([.G28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6"/>
          <table:table-cell table:style-name="ce10" table:content-validation-name="val10"/>
          <table:table-cell table:style-name="ce21" table:content-validation-name="val11" table:formula="of:=IF([.G288]=&quot;PRODUCCION&quot;;&quot;PRODUCCION&quot;;IF([.G28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0" table:content-validation-name="val14"/>
          <table:table-cell table:style-name="ce10" table:content-validation-name="val15"/>
          <table:table-cell table:style-name="ce10" table:number-columns-repeated="3"/>
          <table:table-cell table:style-name="ce14"/>
          <table:table-cell table:style-name="ce14" table:content-validation-name="val18"/>
          <table:table-cell table:style-name="ce10" table:number-columns-repeated="2"/>
          <table:table-cell table:style-name="ce10" table:content-validation-name="val21"/>
          <table:table-cell table:style-name="ce10" table:number-columns-repeated="3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289]=&quot;PRODUCCION&quot;;&quot;PRODUCCION&quot;;IF([.G28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290]=&quot;PRODUCCION&quot;;&quot;PRODUCCION&quot;;IF([.G29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3"/>
          <table:table-cell table:style-name="ce13"/>
          <table:table-cell table:style-name="ce13" table:content-validation-name="val18"/>
          <table:table-cell table:style-name="ce10" table:number-columns-repeated="2"/>
          <table:table-cell table:style-name="ce10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>
            <office:annotation draw:style-name="gr2" draw:text-style-name="P1" svg:width="0.525cm" svg:height="36.361cm" svg:x="16.819cm" svg:y="303.026cm" draw:caption-point-x="16.556cm" draw:caption-point-y="-79.692cm">
              <dc:date>2014-09-17T00:00:00</dc:date>
              <text:p text:style-name="P1"><text:span text:style-name="T1">José Manuel Marchena Escobar:</text:span></text:p>
              <text:p text:style-name="P1"><text:span text:style-name="T1">Intel or AMD Desktop, Laptop/Notebook, or Netbook Multicore chips</text:span></text:p>
            </office:annotation>
          </table:table-cell>
          <table:table-cell table:style-name="ce13"/>
          <table:table-cell table:style-name="ce10" table:content-validation-name="val10"/>
          <table:table-cell table:style-name="ce21" table:content-validation-name="val11" table:formula="of:=IF([.G291]=&quot;PRODUCCION&quot;;&quot;PRODUCCION&quot;;IF([.G29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292]=&quot;PRODUCCION&quot;;&quot;PRODUCCION&quot;;IF([.G29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293]=&quot;PRODUCCION&quot;;&quot;PRODUCCION&quot;;IF([.G29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294]=&quot;PRODUCCION&quot;;&quot;PRODUCCION&quot;;IF([.G29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295]=&quot;PRODUCCION&quot;;&quot;PRODUCCION&quot;;IF([.G29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296]=&quot;PRODUCCION&quot;;&quot;PRODUCCION&quot;;IF([.G29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297]=&quot;PRODUCCION&quot;;&quot;PRODUCCION&quot;;IF([.G29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298]=&quot;PRODUCCION&quot;;&quot;PRODUCCION&quot;;IF([.G29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299]=&quot;PRODUCCION&quot;;&quot;PRODUCCION&quot;;IF([.G29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00]=&quot;PRODUCCION&quot;;&quot;PRODUCCION&quot;;IF([.G30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01]=&quot;PRODUCCION&quot;;&quot;PRODUCCION&quot;;IF([.G30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02]=&quot;PRODUCCION&quot;;&quot;PRODUCCION&quot;;IF([.G30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03]=&quot;PRODUCCION&quot;;&quot;PRODUCCION&quot;;IF([.G30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04]=&quot;PRODUCCION&quot;;&quot;PRODUCCION&quot;;IF([.G30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05]=&quot;PRODUCCION&quot;;&quot;PRODUCCION&quot;;IF([.G30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06]=&quot;PRODUCCION&quot;;&quot;PRODUCCION&quot;;IF([.G30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07]=&quot;PRODUCCION&quot;;&quot;PRODUCCION&quot;;IF([.G30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08]=&quot;PRODUCCION&quot;;&quot;PRODUCCION&quot;;IF([.G30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09]=&quot;PRODUCCION&quot;;&quot;PRODUCCION&quot;;IF([.G30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10]=&quot;PRODUCCION&quot;;&quot;PRODUCCION&quot;;IF([.G31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11]=&quot;PRODUCCION&quot;;&quot;PRODUCCION&quot;;IF([.G31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12]=&quot;PRODUCCION&quot;;&quot;PRODUCCION&quot;;IF([.G31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13]=&quot;PRODUCCION&quot;;&quot;PRODUCCION&quot;;IF([.G31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14]=&quot;PRODUCCION&quot;;&quot;PRODUCCION&quot;;IF([.G31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15]=&quot;PRODUCCION&quot;;&quot;PRODUCCION&quot;;IF([.G31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16]=&quot;PRODUCCION&quot;;&quot;PRODUCCION&quot;;IF([.G31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17]=&quot;PRODUCCION&quot;;&quot;PRODUCCION&quot;;IF([.G31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18]=&quot;PRODUCCION&quot;;&quot;PRODUCCION&quot;;IF([.G31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19]=&quot;PRODUCCION&quot;;&quot;PRODUCCION&quot;;IF([.G31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20]=&quot;PRODUCCION&quot;;&quot;PRODUCCION&quot;;IF([.G32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21]=&quot;PRODUCCION&quot;;&quot;PRODUCCION&quot;;IF([.G32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22]=&quot;PRODUCCION&quot;;&quot;PRODUCCION&quot;;IF([.G32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23]=&quot;PRODUCCION&quot;;&quot;PRODUCCION&quot;;IF([.G32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24]=&quot;PRODUCCION&quot;;&quot;PRODUCCION&quot;;IF([.G32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25]=&quot;PRODUCCION&quot;;&quot;PRODUCCION&quot;;IF([.G32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26]=&quot;PRODUCCION&quot;;&quot;PRODUCCION&quot;;IF([.G32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27]=&quot;PRODUCCION&quot;;&quot;PRODUCCION&quot;;IF([.G32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28]=&quot;PRODUCCION&quot;;&quot;PRODUCCION&quot;;IF([.G32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29]=&quot;PRODUCCION&quot;;&quot;PRODUCCION&quot;;IF([.G32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30]=&quot;PRODUCCION&quot;;&quot;PRODUCCION&quot;;IF([.G33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31]=&quot;PRODUCCION&quot;;&quot;PRODUCCION&quot;;IF([.G33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32]=&quot;PRODUCCION&quot;;&quot;PRODUCCION&quot;;IF([.G33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33]=&quot;PRODUCCION&quot;;&quot;PRODUCCION&quot;;IF([.G33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34]=&quot;PRODUCCION&quot;;&quot;PRODUCCION&quot;;IF([.G33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35]=&quot;PRODUCCION&quot;;&quot;PRODUCCION&quot;;IF([.G33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36]=&quot;PRODUCCION&quot;;&quot;PRODUCCION&quot;;IF([.G33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37]=&quot;PRODUCCION&quot;;&quot;PRODUCCION&quot;;IF([.G33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38]=&quot;PRODUCCION&quot;;&quot;PRODUCCION&quot;;IF([.G33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39]=&quot;PRODUCCION&quot;;&quot;PRODUCCION&quot;;IF([.G33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40]=&quot;PRODUCCION&quot;;&quot;PRODUCCION&quot;;IF([.G34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41]=&quot;PRODUCCION&quot;;&quot;PRODUCCION&quot;;IF([.G34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42]=&quot;PRODUCCION&quot;;&quot;PRODUCCION&quot;;IF([.G34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43]=&quot;PRODUCCION&quot;;&quot;PRODUCCION&quot;;IF([.G34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44]=&quot;PRODUCCION&quot;;&quot;PRODUCCION&quot;;IF([.G34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45]=&quot;PRODUCCION&quot;;&quot;PRODUCCION&quot;;IF([.G34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46]=&quot;PRODUCCION&quot;;&quot;PRODUCCION&quot;;IF([.G34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47]=&quot;PRODUCCION&quot;;&quot;PRODUCCION&quot;;IF([.G34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48]=&quot;PRODUCCION&quot;;&quot;PRODUCCION&quot;;IF([.G34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49]=&quot;PRODUCCION&quot;;&quot;PRODUCCION&quot;;IF([.G34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50]=&quot;PRODUCCION&quot;;&quot;PRODUCCION&quot;;IF([.G35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51]=&quot;PRODUCCION&quot;;&quot;PRODUCCION&quot;;IF([.G35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52]=&quot;PRODUCCION&quot;;&quot;PRODUCCION&quot;;IF([.G35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53]=&quot;PRODUCCION&quot;;&quot;PRODUCCION&quot;;IF([.G35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54]=&quot;PRODUCCION&quot;;&quot;PRODUCCION&quot;;IF([.G35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55]=&quot;PRODUCCION&quot;;&quot;PRODUCCION&quot;;IF([.G35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56]=&quot;PRODUCCION&quot;;&quot;PRODUCCION&quot;;IF([.G35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57]=&quot;PRODUCCION&quot;;&quot;PRODUCCION&quot;;IF([.G35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58]=&quot;PRODUCCION&quot;;&quot;PRODUCCION&quot;;IF([.G35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59]=&quot;PRODUCCION&quot;;&quot;PRODUCCION&quot;;IF([.G35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60]=&quot;PRODUCCION&quot;;&quot;PRODUCCION&quot;;IF([.G36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61]=&quot;PRODUCCION&quot;;&quot;PRODUCCION&quot;;IF([.G36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62]=&quot;PRODUCCION&quot;;&quot;PRODUCCION&quot;;IF([.G36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63]=&quot;PRODUCCION&quot;;&quot;PRODUCCION&quot;;IF([.G36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64]=&quot;PRODUCCION&quot;;&quot;PRODUCCION&quot;;IF([.G36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65]=&quot;PRODUCCION&quot;;&quot;PRODUCCION&quot;;IF([.G36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66]=&quot;PRODUCCION&quot;;&quot;PRODUCCION&quot;;IF([.G36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67]=&quot;PRODUCCION&quot;;&quot;PRODUCCION&quot;;IF([.G36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68]=&quot;PRODUCCION&quot;;&quot;PRODUCCION&quot;;IF([.G36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69]=&quot;PRODUCCION&quot;;&quot;PRODUCCION&quot;;IF([.G36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70]=&quot;PRODUCCION&quot;;&quot;PRODUCCION&quot;;IF([.G37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71]=&quot;PRODUCCION&quot;;&quot;PRODUCCION&quot;;IF([.G37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72]=&quot;PRODUCCION&quot;;&quot;PRODUCCION&quot;;IF([.G37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73]=&quot;PRODUCCION&quot;;&quot;PRODUCCION&quot;;IF([.G37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74]=&quot;PRODUCCION&quot;;&quot;PRODUCCION&quot;;IF([.G37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75]=&quot;PRODUCCION&quot;;&quot;PRODUCCION&quot;;IF([.G37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76]=&quot;PRODUCCION&quot;;&quot;PRODUCCION&quot;;IF([.G37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77]=&quot;PRODUCCION&quot;;&quot;PRODUCCION&quot;;IF([.G37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78]=&quot;PRODUCCION&quot;;&quot;PRODUCCION&quot;;IF([.G37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79]=&quot;PRODUCCION&quot;;&quot;PRODUCCION&quot;;IF([.G37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80]=&quot;PRODUCCION&quot;;&quot;PRODUCCION&quot;;IF([.G38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81]=&quot;PRODUCCION&quot;;&quot;PRODUCCION&quot;;IF([.G38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82]=&quot;PRODUCCION&quot;;&quot;PRODUCCION&quot;;IF([.G38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83]=&quot;PRODUCCION&quot;;&quot;PRODUCCION&quot;;IF([.G38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84]=&quot;PRODUCCION&quot;;&quot;PRODUCCION&quot;;IF([.G38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85]=&quot;PRODUCCION&quot;;&quot;PRODUCCION&quot;;IF([.G38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86]=&quot;PRODUCCION&quot;;&quot;PRODUCCION&quot;;IF([.G38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87]=&quot;PRODUCCION&quot;;&quot;PRODUCCION&quot;;IF([.G38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88]=&quot;PRODUCCION&quot;;&quot;PRODUCCION&quot;;IF([.G38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89]=&quot;PRODUCCION&quot;;&quot;PRODUCCION&quot;;IF([.G38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90]=&quot;PRODUCCION&quot;;&quot;PRODUCCION&quot;;IF([.G39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91]=&quot;PRODUCCION&quot;;&quot;PRODUCCION&quot;;IF([.G39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92]=&quot;PRODUCCION&quot;;&quot;PRODUCCION&quot;;IF([.G39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93]=&quot;PRODUCCION&quot;;&quot;PRODUCCION&quot;;IF([.G39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94]=&quot;PRODUCCION&quot;;&quot;PRODUCCION&quot;;IF([.G39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95]=&quot;PRODUCCION&quot;;&quot;PRODUCCION&quot;;IF([.G39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96]=&quot;PRODUCCION&quot;;&quot;PRODUCCION&quot;;IF([.G39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97]=&quot;PRODUCCION&quot;;&quot;PRODUCCION&quot;;IF([.G39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98]=&quot;PRODUCCION&quot;;&quot;PRODUCCION&quot;;IF([.G39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399]=&quot;PRODUCCION&quot;;&quot;PRODUCCION&quot;;IF([.G39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00]=&quot;PRODUCCION&quot;;&quot;PRODUCCION&quot;;IF([.G40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01]=&quot;PRODUCCION&quot;;&quot;PRODUCCION&quot;;IF([.G40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02]=&quot;PRODUCCION&quot;;&quot;PRODUCCION&quot;;IF([.G40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03]=&quot;PRODUCCION&quot;;&quot;PRODUCCION&quot;;IF([.G40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04]=&quot;PRODUCCION&quot;;&quot;PRODUCCION&quot;;IF([.G40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05]=&quot;PRODUCCION&quot;;&quot;PRODUCCION&quot;;IF([.G40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06]=&quot;PRODUCCION&quot;;&quot;PRODUCCION&quot;;IF([.G40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07]=&quot;PRODUCCION&quot;;&quot;PRODUCCION&quot;;IF([.G40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08]=&quot;PRODUCCION&quot;;&quot;PRODUCCION&quot;;IF([.G40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09]=&quot;PRODUCCION&quot;;&quot;PRODUCCION&quot;;IF([.G40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10]=&quot;PRODUCCION&quot;;&quot;PRODUCCION&quot;;IF([.G41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11]=&quot;PRODUCCION&quot;;&quot;PRODUCCION&quot;;IF([.G41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12]=&quot;PRODUCCION&quot;;&quot;PRODUCCION&quot;;IF([.G41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13]=&quot;PRODUCCION&quot;;&quot;PRODUCCION&quot;;IF([.G41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14]=&quot;PRODUCCION&quot;;&quot;PRODUCCION&quot;;IF([.G41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15]=&quot;PRODUCCION&quot;;&quot;PRODUCCION&quot;;IF([.G41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16]=&quot;PRODUCCION&quot;;&quot;PRODUCCION&quot;;IF([.G41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17]=&quot;PRODUCCION&quot;;&quot;PRODUCCION&quot;;IF([.G41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18]=&quot;PRODUCCION&quot;;&quot;PRODUCCION&quot;;IF([.G41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19]=&quot;PRODUCCION&quot;;&quot;PRODUCCION&quot;;IF([.G41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20]=&quot;PRODUCCION&quot;;&quot;PRODUCCION&quot;;IF([.G42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21]=&quot;PRODUCCION&quot;;&quot;PRODUCCION&quot;;IF([.G42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22]=&quot;PRODUCCION&quot;;&quot;PRODUCCION&quot;;IF([.G42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23]=&quot;PRODUCCION&quot;;&quot;PRODUCCION&quot;;IF([.G42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24]=&quot;PRODUCCION&quot;;&quot;PRODUCCION&quot;;IF([.G42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25]=&quot;PRODUCCION&quot;;&quot;PRODUCCION&quot;;IF([.G42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26]=&quot;PRODUCCION&quot;;&quot;PRODUCCION&quot;;IF([.G42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27]=&quot;PRODUCCION&quot;;&quot;PRODUCCION&quot;;IF([.G42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28]=&quot;PRODUCCION&quot;;&quot;PRODUCCION&quot;;IF([.G42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29]=&quot;PRODUCCION&quot;;&quot;PRODUCCION&quot;;IF([.G42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30]=&quot;PRODUCCION&quot;;&quot;PRODUCCION&quot;;IF([.G43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31]=&quot;PRODUCCION&quot;;&quot;PRODUCCION&quot;;IF([.G43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32]=&quot;PRODUCCION&quot;;&quot;PRODUCCION&quot;;IF([.G43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33]=&quot;PRODUCCION&quot;;&quot;PRODUCCION&quot;;IF([.G43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34]=&quot;PRODUCCION&quot;;&quot;PRODUCCION&quot;;IF([.G43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35]=&quot;PRODUCCION&quot;;&quot;PRODUCCION&quot;;IF([.G43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36]=&quot;PRODUCCION&quot;;&quot;PRODUCCION&quot;;IF([.G43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37]=&quot;PRODUCCION&quot;;&quot;PRODUCCION&quot;;IF([.G43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38]=&quot;PRODUCCION&quot;;&quot;PRODUCCION&quot;;IF([.G43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39]=&quot;PRODUCCION&quot;;&quot;PRODUCCION&quot;;IF([.G43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40]=&quot;PRODUCCION&quot;;&quot;PRODUCCION&quot;;IF([.G44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41]=&quot;PRODUCCION&quot;;&quot;PRODUCCION&quot;;IF([.G44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42]=&quot;PRODUCCION&quot;;&quot;PRODUCCION&quot;;IF([.G44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43]=&quot;PRODUCCION&quot;;&quot;PRODUCCION&quot;;IF([.G44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44]=&quot;PRODUCCION&quot;;&quot;PRODUCCION&quot;;IF([.G44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45]=&quot;PRODUCCION&quot;;&quot;PRODUCCION&quot;;IF([.G44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46]=&quot;PRODUCCION&quot;;&quot;PRODUCCION&quot;;IF([.G44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47]=&quot;PRODUCCION&quot;;&quot;PRODUCCION&quot;;IF([.G44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48]=&quot;PRODUCCION&quot;;&quot;PRODUCCION&quot;;IF([.G44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49]=&quot;PRODUCCION&quot;;&quot;PRODUCCION&quot;;IF([.G44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50]=&quot;PRODUCCION&quot;;&quot;PRODUCCION&quot;;IF([.G45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51]=&quot;PRODUCCION&quot;;&quot;PRODUCCION&quot;;IF([.G45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52]=&quot;PRODUCCION&quot;;&quot;PRODUCCION&quot;;IF([.G45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53]=&quot;PRODUCCION&quot;;&quot;PRODUCCION&quot;;IF([.G45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54]=&quot;PRODUCCION&quot;;&quot;PRODUCCION&quot;;IF([.G45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55]=&quot;PRODUCCION&quot;;&quot;PRODUCCION&quot;;IF([.G45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56]=&quot;PRODUCCION&quot;;&quot;PRODUCCION&quot;;IF([.G45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57]=&quot;PRODUCCION&quot;;&quot;PRODUCCION&quot;;IF([.G45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58]=&quot;PRODUCCION&quot;;&quot;PRODUCCION&quot;;IF([.G45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59]=&quot;PRODUCCION&quot;;&quot;PRODUCCION&quot;;IF([.G45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60]=&quot;PRODUCCION&quot;;&quot;PRODUCCION&quot;;IF([.G46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61]=&quot;PRODUCCION&quot;;&quot;PRODUCCION&quot;;IF([.G46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62]=&quot;PRODUCCION&quot;;&quot;PRODUCCION&quot;;IF([.G46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63]=&quot;PRODUCCION&quot;;&quot;PRODUCCION&quot;;IF([.G46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64]=&quot;PRODUCCION&quot;;&quot;PRODUCCION&quot;;IF([.G46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65]=&quot;PRODUCCION&quot;;&quot;PRODUCCION&quot;;IF([.G46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66]=&quot;PRODUCCION&quot;;&quot;PRODUCCION&quot;;IF([.G46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67]=&quot;PRODUCCION&quot;;&quot;PRODUCCION&quot;;IF([.G46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68]=&quot;PRODUCCION&quot;;&quot;PRODUCCION&quot;;IF([.G46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69]=&quot;PRODUCCION&quot;;&quot;PRODUCCION&quot;;IF([.G46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70]=&quot;PRODUCCION&quot;;&quot;PRODUCCION&quot;;IF([.G47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71]=&quot;PRODUCCION&quot;;&quot;PRODUCCION&quot;;IF([.G47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72]=&quot;PRODUCCION&quot;;&quot;PRODUCCION&quot;;IF([.G47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73]=&quot;PRODUCCION&quot;;&quot;PRODUCCION&quot;;IF([.G47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74]=&quot;PRODUCCION&quot;;&quot;PRODUCCION&quot;;IF([.G47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75]=&quot;PRODUCCION&quot;;&quot;PRODUCCION&quot;;IF([.G47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76]=&quot;PRODUCCION&quot;;&quot;PRODUCCION&quot;;IF([.G47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77]=&quot;PRODUCCION&quot;;&quot;PRODUCCION&quot;;IF([.G47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78]=&quot;PRODUCCION&quot;;&quot;PRODUCCION&quot;;IF([.G47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79]=&quot;PRODUCCION&quot;;&quot;PRODUCCION&quot;;IF([.G47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80]=&quot;PRODUCCION&quot;;&quot;PRODUCCION&quot;;IF([.G48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81]=&quot;PRODUCCION&quot;;&quot;PRODUCCION&quot;;IF([.G48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82]=&quot;PRODUCCION&quot;;&quot;PRODUCCION&quot;;IF([.G48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83]=&quot;PRODUCCION&quot;;&quot;PRODUCCION&quot;;IF([.G48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84]=&quot;PRODUCCION&quot;;&quot;PRODUCCION&quot;;IF([.G48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85]=&quot;PRODUCCION&quot;;&quot;PRODUCCION&quot;;IF([.G48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86]=&quot;PRODUCCION&quot;;&quot;PRODUCCION&quot;;IF([.G48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87]=&quot;PRODUCCION&quot;;&quot;PRODUCCION&quot;;IF([.G48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88]=&quot;PRODUCCION&quot;;&quot;PRODUCCION&quot;;IF([.G48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89]=&quot;PRODUCCION&quot;;&quot;PRODUCCION&quot;;IF([.G48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90]=&quot;PRODUCCION&quot;;&quot;PRODUCCION&quot;;IF([.G49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91]=&quot;PRODUCCION&quot;;&quot;PRODUCCION&quot;;IF([.G491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92]=&quot;PRODUCCION&quot;;&quot;PRODUCCION&quot;;IF([.G492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93]=&quot;PRODUCCION&quot;;&quot;PRODUCCION&quot;;IF([.G493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94]=&quot;PRODUCCION&quot;;&quot;PRODUCCION&quot;;IF([.G494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95]=&quot;PRODUCCION&quot;;&quot;PRODUCCION&quot;;IF([.G495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96]=&quot;PRODUCCION&quot;;&quot;PRODUCCION&quot;;IF([.G496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97]=&quot;PRODUCCION&quot;;&quot;PRODUCCION&quot;;IF([.G497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98]=&quot;PRODUCCION&quot;;&quot;PRODUCCION&quot;;IF([.G498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499]=&quot;PRODUCCION&quot;;&quot;PRODUCCION&quot;;IF([.G499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>
          <table:table-cell table:style-name="ce10" table:number-columns-repeated="4"/>
          <table:table-cell table:style-name="ce17"/>
          <table:table-cell table:style-name="ce13"/>
          <table:table-cell table:style-name="ce10" table:content-validation-name="val10"/>
          <table:table-cell table:style-name="ce21" table:content-validation-name="val11" table:formula="of:=IF([.G500]=&quot;PRODUCCION&quot;;&quot;PRODUCCION&quot;;IF([.G500]=&quot;&quot;;&quot;&quot;;&quot;NO PRODUCCION&quot;))">
            <text:p/>
          </table:table-cell>
          <table:table-cell table:style-name="ce22" table:content-validation-name="val12"/>
          <table:table-cell table:style-name="ce10" table:content-validation-name="val13"/>
          <table:table-cell table:style-name="ce10" table:number-columns-repeated="3"/>
          <table:table-cell table:style-name="ce14" table:content-validation-name="val14"/>
          <table:table-cell table:style-name="ce14" table:content-validation-name="val15"/>
          <table:table-cell table:style-name="ce14" table:number-columns-repeated="4"/>
          <table:table-cell table:style-name="ce14" table:content-validation-name="val18"/>
          <table:table-cell table:style-name="ce10" table:number-columns-repeated="2"/>
          <table:table-cell table:style-name="ce14" table:content-validation-name="val21"/>
          <table:table-cell table:style-name="ce10"/>
          <table:table-cell table:style-name="ce14"/>
          <table:table-cell table:style-name="ce10"/>
          <table:table-cell table:number-columns-repeated="998"/>
        </table:table-row>
        <table:table-row table:style-name="ro5" table:number-rows-repeated="1048075">
          <table:table-cell table:number-columns-repeated="6"/>
          <table:table-cell table:content-validation-name="val10"/>
          <table:table-cell table:content-validation-name="val11"/>
          <table:table-cell table:content-validation-name="val12"/>
          <table:table-cell table:number-columns-repeated="4"/>
          <table:table-cell table:content-validation-name="val14"/>
          <table:table-cell table:content-validation-name="val15"/>
          <table:table-cell table:number-columns-repeated="4"/>
          <table:table-cell table:content-validation-name="val18"/>
          <table:table-cell table:number-columns-repeated="2"/>
          <table:table-cell table:content-validation-name="val21"/>
          <table:table-cell table:number-columns-repeated="1001"/>
        </table:table-row>
        <table:table-row table:style-name="ro5">
          <table:table-cell table:number-columns-repeated="6"/>
          <table:table-cell table:content-validation-name="val10"/>
          <table:table-cell table:content-validation-name="val11"/>
          <table:table-cell table:content-validation-name="val12"/>
          <table:table-cell table:number-columns-repeated="4"/>
          <table:table-cell table:content-validation-name="val14"/>
          <table:table-cell table:content-validation-name="val15"/>
          <table:table-cell table:number-columns-repeated="4"/>
          <table:table-cell table:content-validation-name="val18"/>
          <table:table-cell table:number-columns-repeated="2"/>
          <table:table-cell table:content-validation-name="val21"/>
          <table:table-cell table:number-columns-repeated="1001"/>
        </table:table-row>
      </table:table>
      <table:table table:name="Servidores de aplicaciones" table:style-name="ta3" table:print="false">
        <office:forms form:automatic-focus="false" form:apply-design-mode="false"/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37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4" table:default-cell-style-name="ce12"/>
        <table:table-column table:style-name="co45" table:default-cell-style-name="ce12"/>
        <table:table-column table:style-name="co43" table:default-cell-style-name="ce12"/>
        <table:table-column table:style-name="co46" table:default-cell-style-name="ce12"/>
        <table:table-column table:style-name="co47" table:default-cell-style-name="ce12"/>
        <table:table-column table:style-name="co48" table:default-cell-style-name="ce12"/>
        <table:table-column table:style-name="co26" table:number-columns-repeated="1004" table:default-cell-style-name="ce12"/>
        <table:table-row table:style-name="ro7">
          <table:table-cell table:style-name="ce30" office:value-type="string">
            <text:p>Organismo</text:p>
          </table:table-cell>
          <table:table-cell table:style-name="ce30" office:value-type="string">
            <text:p>Nombre del servidor físico / Hostname</text:p>
          </table:table-cell>
          <table:table-cell table:style-name="ce33" office:value-type="string">
            <text:p>Sistema Operativo</text:p>
          </table:table-cell>
          <table:table-cell table:style-name="ce33" office:value-type="string">
            <text:p>Direccion IP</text:p>
          </table:table-cell>
          <table:table-cell table:style-name="ce33" office:value-type="string">
            <text:p>Entorno (Prod, Pre, Dev, test,..)</text:p>
          </table:table-cell>
          <table:table-cell table:style-name="ce33" office:value-type="string">
            <text:p>Version</text:p>
          </table:table-cell>
          <table:table-cell table:style-name="ce30" office:value-type="string">
            <text:p>Servicio</text:p>
          </table:table-cell>
          <table:table-cell table:style-name="ce30" office:value-type="string">
            <text:p>Descripción</text:p>
          </table:table-cell>
          <table:table-cell table:style-name="ce30" office:value-type="string">
            <text:p>Comentarios de interés (cluster WLS, alta disponibilidad, balanceadores, uso de webtier, etc)</text:p>
          </table:table-cell>
          <table:table-cell table:style-name="ce33" office:value-type="string">
            <text:p>Criticidad</text:p>
          </table:table-cell>
          <table:table-cell table:style-name="ce30" office:value-type="string">
            <text:p>APLICACIÓN</text:p>
          </table:table-cell>
          <table:table-cell table:style-name="ce30" office:value-type="string">
            <text:p>Modelo servidor</text:p>
          </table:table-cell>
          <table:table-cell table:style-name="ce33" office:value-type="string">
            <text:p>Tecnología</text:p>
          </table:table-cell>
          <table:table-cell table:style-name="ce30" office:value-type="string">
            <text:p>Nº Procesadores Reportado</text:p>
          </table:table-cell>
          <table:table-cell table:style-name="ce30" office:value-type="string">
            <text:p>Nº Cores Reportado</text:p>
          </table:table-cell>
          <table:table-cell table:style-name="ce30" office:value-type="string">
            <text:p>Nº Procesadores Normalizado</text:p>
          </table:table-cell>
          <table:table-cell table:style-name="ce30" office:value-type="string">
            <text:p>Nº Cores Procesador Normalizado</text:p>
          </table:table-cell>
          <table:table-cell table:style-name="ce30" office:value-type="string">
            <text:p>Total Cores Normalizado</text:p>
          </table:table-cell>
          <table:table-cell table:style-name="ce33" office:value-type="string">
            <text:p>Virtualizado</text:p>
          </table:table-cell>
          <table:table-cell table:style-name="ce30" office:value-type="string">
            <text:p>Maquina <text:s/>Física</text:p>
          </table:table-cell>
          <table:table-cell table:style-name="ce42" table:number-columns-repeated="1004"/>
        </table:table-row>
        <table:table-row table:style-name="ro8">
          <table:table-cell table:style-name="ce10" office:value-type="string">
            <text:p>SAE</text:p>
          </table:table-cell>
          <table:table-cell table:style-name="ce14" office:value-type="string">
            <text:p>GridControl</text:p>
          </table:table-cell>
          <table:table-cell table:style-name="ce10" table:content-validation-name="val19" office:value-type="string">
            <text:p>Red Hat Enterprise Linux ES release 4</text:p>
          </table:table-cell>
          <table:table-cell table:style-name="ce34" office:value-type="string">
            <text:p>192.168.1.133</text:p>
          </table:table-cell>
          <table:table-cell table:style-name="ce10" table:content-validation-name="val23" office:value-type="string">
            <text:p>Produccion</text:p>
          </table:table-cell>
          <table:table-cell table:style-name="ce36" office:value-type="string">
            <text:p>OMS 10.2.0.5</text:p>
          </table:table-cell>
          <table:table-cell table:style-name="ce13" office:value-type="string">
            <text:p>Producción</text:p>
          </table:table-cell>
          <table:table-cell table:style-name="ce13"/>
          <table:table-cell table:style-name="ce13" office:value-type="string">
            <text:p>Grid Control 10G, aplicación Monitorización Entorno</text:p>
          </table:table-cell>
          <table:table-cell table:style-name="ce13"/>
          <table:table-cell table:style-name="ce17" table:content-validation-name="val24"/>
          <table:table-cell table:style-name="ce10" office:value-type="string">
            <text:p>RHEV Hypervisor</text:p>
          </table:table-cell>
          <table:table-cell table:style-name="ce17" table:content-validation-name="val5" office:value-type="string">
            <text:p>Intel Xeon Series 56XX, Series 65XX, Series 75XX, Series E7-28XX, Series E7-48XX, Series E7-88XX or earlier Multicore chips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 table:content-validation-name="val13" office:value-type="string">
            <text:p>SI</text:p>
          </table:table-cell>
          <table:table-cell table:style-name="ce41" office:value-type="string">
            <text:p>ProLiant BL465c G7</text:p>
          </table:table-cell>
          <table:table-cell table:number-columns-repeated="1004"/>
        </table:table-row>
        <table:table-row table:style-name="ro9">
          <table:table-cell table:style-name="ce10" office:value-type="string">
            <text:p>SAE</text:p>
          </table:table-cell>
          <table:table-cell table:style-name="ce14" office:value-type="string">
            <text:p>svrpage01</text:p>
          </table:table-cell>
          <table:table-cell table:style-name="ce10" table:content-validation-name="val19" office:value-type="string">
            <text:p>w2k TS SP4</text:p>
          </table:table-cell>
          <table:table-cell table:style-name="ce34" office:value-type="string">
            <text:p>10.231.46.176</text:p>
          </table:table-cell>
          <table:table-cell table:style-name="ce10" table:content-validation-name="val23" office:value-type="string">
            <text:p>Produccion</text:p>
          </table:table-cell>
          <table:table-cell table:style-name="ce37" office:value-type="string">
            <text:p>Oracle IAS 6</text:p>
          </table:table-cell>
          <table:table-cell table:style-name="ce13" office:value-type="string">
            <text:p>Producción</text:p>
          </table:table-cell>
          <table:table-cell table:style-name="ce13"/>
          <table:table-cell table:style-name="ce13" office:value-type="string">
            <text:p>Servidor de reports</text:p>
          </table:table-cell>
          <table:table-cell table:style-name="ce13"/>
          <table:table-cell table:style-name="ce17" table:content-validation-name="val24"/>
          <table:table-cell table:style-name="ce10" office:value-type="string">
            <text:p>VMWare</text:p>
          </table:table-cell>
          <table:table-cell table:style-name="ce17" table:content-validation-name="val5"/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table:content-validation-name="val13" office:value-type="string">
            <text:p>SI</text:p>
          </table:table-cell>
          <table:table-cell table:style-name="ce41" office:value-type="string">
            <text:p>ProLiant BL460c G1</text:p>
          </table:table-cell>
          <table:table-cell table:number-columns-repeated="1004"/>
        </table:table-row>
        <table:table-row table:style-name="ro9">
          <table:table-cell table:style-name="ce10" office:value-type="string">
            <text:p>SAE</text:p>
          </table:table-cell>
          <table:table-cell table:style-name="ce14" office:value-type="string">
            <text:p>svrpage02</text:p>
          </table:table-cell>
          <table:table-cell table:style-name="ce10" table:content-validation-name="val19" office:value-type="string">
            <text:p>w2k TS SP4</text:p>
          </table:table-cell>
          <table:table-cell table:style-name="ce34" office:value-type="string">
            <text:p>10.231.46.177</text:p>
          </table:table-cell>
          <table:table-cell table:style-name="ce10" table:content-validation-name="val23" office:value-type="string">
            <text:p>Produccion</text:p>
          </table:table-cell>
          <table:table-cell table:style-name="ce37" office:value-type="string">
            <text:p>Oracle IAS 6</text:p>
          </table:table-cell>
          <table:table-cell table:style-name="ce13" office:value-type="string">
            <text:p>Producción</text:p>
          </table:table-cell>
          <table:table-cell table:style-name="ce13"/>
          <table:table-cell table:style-name="ce13" office:value-type="string">
            <text:p>Servidor de reports</text:p>
          </table:table-cell>
          <table:table-cell table:style-name="ce13"/>
          <table:table-cell table:style-name="ce17" table:content-validation-name="val24"/>
          <table:table-cell table:style-name="ce10" office:value-type="string">
            <text:p>VMWare</text:p>
          </table:table-cell>
          <table:table-cell table:style-name="ce17" table:content-validation-name="val5"/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table:content-validation-name="val13" office:value-type="string">
            <text:p>SI</text:p>
          </table:table-cell>
          <table:table-cell table:style-name="ce41" office:value-type="string">
            <text:p>ProLiant BL460c G1</text:p>
          </table:table-cell>
          <table:table-cell table:number-columns-repeated="1004"/>
        </table:table-row>
        <table:table-row table:style-name="ro9">
          <table:table-cell table:style-name="ce10" office:value-type="string">
            <text:p>SAE</text:p>
          </table:table-cell>
          <table:table-cell table:style-name="ce14" office:value-type="string">
            <text:p>svrpage03</text:p>
          </table:table-cell>
          <table:table-cell table:style-name="ce10" table:content-validation-name="val19" office:value-type="string">
            <text:p>w2k TS SP4</text:p>
          </table:table-cell>
          <table:table-cell table:style-name="ce34" office:value-type="string">
            <text:p>10.231.46.178</text:p>
          </table:table-cell>
          <table:table-cell table:style-name="ce10" table:content-validation-name="val23" office:value-type="string">
            <text:p>Produccion</text:p>
          </table:table-cell>
          <table:table-cell table:style-name="ce37" office:value-type="string">
            <text:p>Oracle IAS 6</text:p>
          </table:table-cell>
          <table:table-cell table:style-name="ce13" office:value-type="string">
            <text:p>Producción</text:p>
          </table:table-cell>
          <table:table-cell table:style-name="ce13"/>
          <table:table-cell table:style-name="ce13" office:value-type="string">
            <text:p>Servidor de reports</text:p>
          </table:table-cell>
          <table:table-cell table:style-name="ce13"/>
          <table:table-cell table:style-name="ce17" table:content-validation-name="val24"/>
          <table:table-cell table:style-name="ce10" office:value-type="string">
            <text:p>VMWare</text:p>
          </table:table-cell>
          <table:table-cell table:style-name="ce17" table:content-validation-name="val5"/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table:content-validation-name="val13" office:value-type="string">
            <text:p>SI</text:p>
          </table:table-cell>
          <table:table-cell table:style-name="ce41" office:value-type="string">
            <text:p>ProLiant BL460c G1</text:p>
          </table:table-cell>
          <table:table-cell table:number-columns-repeated="1004"/>
        </table:table-row>
        <table:table-row table:style-name="ro9">
          <table:table-cell table:style-name="ce10" office:value-type="string">
            <text:p>SAE</text:p>
          </table:table-cell>
          <table:table-cell table:style-name="ce14" office:value-type="string">
            <text:p>svrpage04</text:p>
          </table:table-cell>
          <table:table-cell table:style-name="ce10" table:content-validation-name="val19" office:value-type="string">
            <text:p>w2k TS SP4</text:p>
          </table:table-cell>
          <table:table-cell table:style-name="ce34" office:value-type="string">
            <text:p>10.231.46.179</text:p>
          </table:table-cell>
          <table:table-cell table:style-name="ce10" table:content-validation-name="val23" office:value-type="string">
            <text:p>Produccion</text:p>
          </table:table-cell>
          <table:table-cell table:style-name="ce37" office:value-type="string">
            <text:p>Oracle IAS 6</text:p>
          </table:table-cell>
          <table:table-cell table:style-name="ce13" office:value-type="string">
            <text:p>Producción</text:p>
          </table:table-cell>
          <table:table-cell table:style-name="ce13"/>
          <table:table-cell table:style-name="ce13" office:value-type="string">
            <text:p>Servidor de reports</text:p>
          </table:table-cell>
          <table:table-cell table:style-name="ce13"/>
          <table:table-cell table:style-name="ce17" table:content-validation-name="val24"/>
          <table:table-cell table:style-name="ce10" office:value-type="string">
            <text:p>VMWare</text:p>
          </table:table-cell>
          <table:table-cell table:style-name="ce17" table:content-validation-name="val5"/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table:content-validation-name="val13" office:value-type="string">
            <text:p>SI</text:p>
          </table:table-cell>
          <table:table-cell table:style-name="ce41" office:value-type="string">
            <text:p>ProLiant BL460c G1</text:p>
          </table:table-cell>
          <table:table-cell table:number-columns-repeated="1004"/>
        </table:table-row>
        <table:table-row table:style-name="ro9">
          <table:table-cell table:style-name="ce10" office:value-type="string">
            <text:p>SAE</text:p>
          </table:table-cell>
          <table:table-cell table:style-name="ce14" office:value-type="string">
            <text:p>svrpage05</text:p>
          </table:table-cell>
          <table:table-cell table:style-name="ce10" table:content-validation-name="val19" office:value-type="string">
            <text:p>w2k TS SP4</text:p>
          </table:table-cell>
          <table:table-cell table:style-name="ce34" office:value-type="string">
            <text:p>10.231.46.180</text:p>
          </table:table-cell>
          <table:table-cell table:style-name="ce10" table:content-validation-name="val23" office:value-type="string">
            <text:p>Produccion</text:p>
          </table:table-cell>
          <table:table-cell table:style-name="ce37" office:value-type="string">
            <text:p>Oracle IAS 6</text:p>
          </table:table-cell>
          <table:table-cell table:style-name="ce13" office:value-type="string">
            <text:p>Producción</text:p>
          </table:table-cell>
          <table:table-cell table:style-name="ce13"/>
          <table:table-cell table:style-name="ce13" office:value-type="string">
            <text:p>Servidor de reports</text:p>
          </table:table-cell>
          <table:table-cell table:style-name="ce13"/>
          <table:table-cell table:style-name="ce17" table:content-validation-name="val24"/>
          <table:table-cell table:style-name="ce10" office:value-type="string">
            <text:p>VMWare</text:p>
          </table:table-cell>
          <table:table-cell table:style-name="ce17" table:content-validation-name="val5"/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table:content-validation-name="val13" office:value-type="string">
            <text:p>SI</text:p>
          </table:table-cell>
          <table:table-cell table:style-name="ce41" office:value-type="string">
            <text:p>ProLiant BL460c G1</text:p>
          </table:table-cell>
          <table:table-cell table:number-columns-repeated="1004"/>
        </table:table-row>
        <table:table-row table:style-name="ro9">
          <table:table-cell table:style-name="ce10" office:value-type="string">
            <text:p>SAE</text:p>
          </table:table-cell>
          <table:table-cell table:style-name="ce14" office:value-type="string">
            <text:p>svrpage06</text:p>
          </table:table-cell>
          <table:table-cell table:style-name="ce10" table:content-validation-name="val19" office:value-type="string">
            <text:p>w2k TS SP4</text:p>
          </table:table-cell>
          <table:table-cell table:style-name="ce34" office:value-type="string">
            <text:p>10.231.46.181</text:p>
          </table:table-cell>
          <table:table-cell table:style-name="ce10" table:content-validation-name="val23" office:value-type="string">
            <text:p>Produccion</text:p>
          </table:table-cell>
          <table:table-cell table:style-name="ce37" office:value-type="string">
            <text:p>Oracle IAS 6</text:p>
          </table:table-cell>
          <table:table-cell table:style-name="ce13" office:value-type="string">
            <text:p>Producción</text:p>
          </table:table-cell>
          <table:table-cell table:style-name="ce13"/>
          <table:table-cell table:style-name="ce13" office:value-type="string">
            <text:p>Servidor de reports</text:p>
          </table:table-cell>
          <table:table-cell table:style-name="ce13"/>
          <table:table-cell table:style-name="ce17" table:content-validation-name="val24"/>
          <table:table-cell table:style-name="ce10" office:value-type="string">
            <text:p>VMWare</text:p>
          </table:table-cell>
          <table:table-cell table:style-name="ce17" table:content-validation-name="val5"/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table:content-validation-name="val13" office:value-type="string">
            <text:p>SI</text:p>
          </table:table-cell>
          <table:table-cell table:style-name="ce41" office:value-type="string">
            <text:p>ProLiant BL460c G1</text:p>
          </table:table-cell>
          <table:table-cell table:number-columns-repeated="1004"/>
        </table:table-row>
        <table:table-row table:style-name="ro9">
          <table:table-cell table:style-name="ce10" office:value-type="string">
            <text:p>SAE</text:p>
          </table:table-cell>
          <table:table-cell table:style-name="ce14" office:value-type="string">
            <text:p>svrpage07</text:p>
          </table:table-cell>
          <table:table-cell table:style-name="ce10" table:content-validation-name="val19" office:value-type="string">
            <text:p>w2k TS SP4</text:p>
          </table:table-cell>
          <table:table-cell table:style-name="ce34" office:value-type="string">
            <text:p>10.231.46.182</text:p>
          </table:table-cell>
          <table:table-cell table:style-name="ce10" table:content-validation-name="val23" office:value-type="string">
            <text:p>Produccion</text:p>
          </table:table-cell>
          <table:table-cell table:style-name="ce37" office:value-type="string">
            <text:p>Oracle IAS 6</text:p>
          </table:table-cell>
          <table:table-cell table:style-name="ce13" office:value-type="string">
            <text:p>Producción</text:p>
          </table:table-cell>
          <table:table-cell table:style-name="ce13"/>
          <table:table-cell table:style-name="ce13" office:value-type="string">
            <text:p>Servidor de reports</text:p>
          </table:table-cell>
          <table:table-cell table:style-name="ce13"/>
          <table:table-cell table:style-name="ce17" table:content-validation-name="val24"/>
          <table:table-cell table:style-name="ce10" office:value-type="string">
            <text:p>VMWare</text:p>
          </table:table-cell>
          <table:table-cell table:style-name="ce17" table:content-validation-name="val5"/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table:content-validation-name="val13" office:value-type="string">
            <text:p>SI</text:p>
          </table:table-cell>
          <table:table-cell table:style-name="ce41" office:value-type="string">
            <text:p>ProLiant BL460c G1</text:p>
          </table:table-cell>
          <table:table-cell table:number-columns-repeated="1004"/>
        </table:table-row>
        <table:table-row table:style-name="ro9">
          <table:table-cell table:style-name="ce10" office:value-type="string">
            <text:p>SAE</text:p>
          </table:table-cell>
          <table:table-cell table:style-name="ce14" office:value-type="string">
            <text:p>svrpage08</text:p>
          </table:table-cell>
          <table:table-cell table:style-name="ce10" table:content-validation-name="val19" office:value-type="string">
            <text:p>w2k TS SP4</text:p>
          </table:table-cell>
          <table:table-cell table:style-name="ce34" office:value-type="string">
            <text:p>10.231.46.183</text:p>
          </table:table-cell>
          <table:table-cell table:style-name="ce10" table:content-validation-name="val23" office:value-type="string">
            <text:p>Produccion</text:p>
          </table:table-cell>
          <table:table-cell table:style-name="ce37" office:value-type="string">
            <text:p>Oracle IAS 6</text:p>
          </table:table-cell>
          <table:table-cell table:style-name="ce13" office:value-type="string">
            <text:p>Producción</text:p>
          </table:table-cell>
          <table:table-cell table:style-name="ce13"/>
          <table:table-cell table:style-name="ce13" office:value-type="string">
            <text:p>Servidor de reports</text:p>
          </table:table-cell>
          <table:table-cell table:style-name="ce13"/>
          <table:table-cell table:style-name="ce17" table:content-validation-name="val24"/>
          <table:table-cell table:style-name="ce10" office:value-type="string">
            <text:p>VMWare</text:p>
          </table:table-cell>
          <table:table-cell table:style-name="ce17" table:content-validation-name="val5"/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table:content-validation-name="val13" office:value-type="string">
            <text:p>SI</text:p>
          </table:table-cell>
          <table:table-cell table:style-name="ce41" office:value-type="string">
            <text:p>ProLiant BL460c G1</text:p>
          </table:table-cell>
          <table:table-cell table:number-columns-repeated="1004"/>
        </table:table-row>
        <table:table-row table:style-name="ro9">
          <table:table-cell table:style-name="ce10" office:value-type="string">
            <text:p>SAE</text:p>
          </table:table-cell>
          <table:table-cell table:style-name="ce14" office:value-type="string">
            <text:p>svrpage09</text:p>
          </table:table-cell>
          <table:table-cell table:style-name="ce10" table:content-validation-name="val19" office:value-type="string">
            <text:p>w2k TS SP4</text:p>
          </table:table-cell>
          <table:table-cell table:style-name="ce34" office:value-type="string">
            <text:p>10.231.46.184</text:p>
          </table:table-cell>
          <table:table-cell table:style-name="ce10" table:content-validation-name="val23" office:value-type="string">
            <text:p>Produccion</text:p>
          </table:table-cell>
          <table:table-cell table:style-name="ce37" office:value-type="string">
            <text:p>Oracle IAS 6</text:p>
          </table:table-cell>
          <table:table-cell table:style-name="ce13" office:value-type="string">
            <text:p>Producción</text:p>
          </table:table-cell>
          <table:table-cell table:style-name="ce13"/>
          <table:table-cell table:style-name="ce13" office:value-type="string">
            <text:p>Servidor de reports</text:p>
          </table:table-cell>
          <table:table-cell table:style-name="ce13"/>
          <table:table-cell table:style-name="ce17" table:content-validation-name="val24"/>
          <table:table-cell table:style-name="ce10" office:value-type="string">
            <text:p>VMWare</text:p>
          </table:table-cell>
          <table:table-cell table:style-name="ce17" table:content-validation-name="val5"/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table:content-validation-name="val13" office:value-type="string">
            <text:p>SI</text:p>
          </table:table-cell>
          <table:table-cell table:style-name="ce41" office:value-type="string">
            <text:p>ProLiant BL460c G1</text:p>
          </table:table-cell>
          <table:table-cell table:number-columns-repeated="1004"/>
        </table:table-row>
        <table:table-row table:style-name="ro9">
          <table:table-cell table:style-name="ce10" office:value-type="string">
            <text:p>SAE</text:p>
          </table:table-cell>
          <table:table-cell table:style-name="ce14" office:value-type="string">
            <text:p>svrprepage</text:p>
          </table:table-cell>
          <table:table-cell table:style-name="ce10" table:content-validation-name="val19" office:value-type="string">
            <text:p>w2k TS SP4</text:p>
          </table:table-cell>
          <table:table-cell table:style-name="ce34" office:value-type="string">
            <text:p>10.231.46.185</text:p>
          </table:table-cell>
          <table:table-cell table:style-name="ce10" table:content-validation-name="val23" office:value-type="string">
            <text:p>Produccion</text:p>
          </table:table-cell>
          <table:table-cell table:style-name="ce37" office:value-type="string">
            <text:p>Oracle IAS 6</text:p>
          </table:table-cell>
          <table:table-cell table:style-name="ce13" office:value-type="string">
            <text:p>Producción</text:p>
          </table:table-cell>
          <table:table-cell table:style-name="ce13"/>
          <table:table-cell table:style-name="ce13" office:value-type="string">
            <text:p>Servidor de reports</text:p>
          </table:table-cell>
          <table:table-cell table:style-name="ce13"/>
          <table:table-cell table:style-name="ce17" table:content-validation-name="val24"/>
          <table:table-cell table:style-name="ce10" office:value-type="string">
            <text:p>VMWare</text:p>
          </table:table-cell>
          <table:table-cell table:style-name="ce17" table:content-validation-name="val5"/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table:content-validation-name="val13" office:value-type="string">
            <text:p>SI</text:p>
          </table:table-cell>
          <table:table-cell table:style-name="ce41" office:value-type="string">
            <text:p>ProLiant BL460c G1</text:p>
          </table:table-cell>
          <table:table-cell table:number-columns-repeated="1004"/>
        </table:table-row>
        <table:table-row table:style-name="ro7">
          <table:table-cell table:style-name="ce10" office:value-type="string">
            <text:p>SAE</text:p>
          </table:table-cell>
          <table:table-cell table:style-name="ce14" office:value-type="string">
            <text:p>hwlmanager01</text:p>
          </table:table-cell>
          <table:table-cell table:style-name="ce10" table:content-validation-name="val19" office:value-type="string">
            <text:p>Oracle Linux Server release 5.8</text:p>
          </table:table-cell>
          <table:table-cell table:style-name="ce34" office:value-type="string">
            <text:p>10.188.4.134</text:p>
          </table:table-cell>
          <table:table-cell table:style-name="ce10" table:content-validation-name="val23" office:value-type="string">
            <text:p>Produccion</text:p>
          </table:table-cell>
          <table:table-cell table:style-name="ce37" office:value-type="string">
            <text:p>WebLogic Server: 10.3.3.0</text:p>
          </table:table-cell>
          <table:table-cell table:style-name="ce13" office:value-type="string">
            <text:p>Producción</text:p>
          </table:table-cell>
          <table:table-cell table:style-name="ce13"/>
          <table:table-cell table:style-name="ce13" office:value-type="string">
            <text:p>Consola Activa hermes</text:p>
          </table:table-cell>
          <table:table-cell table:style-name="ce13" office:value-type="string">
            <text:p>Cluster weblogic con 33 nodos + consola alta disponibilidad</text:p>
          </table:table-cell>
          <table:table-cell table:style-name="ce17" table:content-validation-name="val24"/>
          <table:table-cell table:style-name="ce10" office:value-type="string">
            <text:p>IBM System x3550 -[7978B1G]-</text:p>
          </table:table-cell>
          <table:table-cell table:style-name="ce17" table:content-validation-name="val5" office:value-type="string">
            <text:p>Intel(R) Xeon(R) CPU E5405 @ 2.00GHz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8">
            <text:p>8</text:p>
          </table:table-cell>
          <table:table-cell table:style-name="ce10" table:number-columns-repeated="2"/>
          <table:table-cell table:style-name="ce10" table:content-validation-name="val13" office:value-type="string">
            <text:p>No</text:p>
          </table:table-cell>
          <table:table-cell table:style-name="ce41" office:value-type="string">
            <text:p>IBM System x3550 -</text:p>
          </table:table-cell>
          <table:table-cell table:number-columns-repeated="1004"/>
        </table:table-row>
        <table:table-row table:style-name="ro8">
          <table:table-cell table:style-name="ce10" office:value-type="string">
            <text:p>SAE</text:p>
          </table:table-cell>
          <table:table-cell table:style-name="ce14" office:value-type="string">
            <text:p>hwlmanager02</text:p>
          </table:table-cell>
          <table:table-cell table:style-name="ce10" table:content-validation-name="val19" office:value-type="string">
            <text:p>Oracle Linux Server release 5.8</text:p>
          </table:table-cell>
          <table:table-cell table:style-name="ce34" office:value-type="string">
            <text:p>10.188.4.134</text:p>
          </table:table-cell>
          <table:table-cell table:style-name="ce10" table:content-validation-name="val23" office:value-type="string">
            <text:p>Produccion</text:p>
          </table:table-cell>
          <table:table-cell table:style-name="ce37" office:value-type="string">
            <text:p>WebLogic Server: 10.3.3.0</text:p>
          </table:table-cell>
          <table:table-cell table:style-name="ce13" office:value-type="string">
            <text:p>Producción</text:p>
          </table:table-cell>
          <table:table-cell table:style-name="ce13"/>
          <table:table-cell table:style-name="ce13" office:value-type="string">
            <text:p>Consola Pasiva hermes</text:p>
          </table:table-cell>
          <table:table-cell table:style-name="ce13"/>
          <table:table-cell table:style-name="ce17" table:content-validation-name="val24"/>
          <table:table-cell table:style-name="ce10" office:value-type="string">
            <text:p>RHEV Hypervisor</text:p>
          </table:table-cell>
          <table:table-cell table:style-name="ce17" table:content-validation-name="val5" office:value-type="string">
            <text:p>AMD Opteron 23xx (Gen 3 Class Opteron)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2"/>
          <table:table-cell table:style-name="ce10" table:content-validation-name="val13" office:value-type="string">
            <text:p>Sí. Virtualización lógica</text:p>
          </table:table-cell>
          <table:table-cell table:style-name="ce41" office:value-type="string">
            <text:p>ProLiant BL465c G7</text:p>
          </table:table-cell>
          <table:table-cell table:number-columns-repeated="1004"/>
        </table:table-row>
        <table:table-row table:style-name="ro9">
          <table:table-cell table:style-name="ce10" office:value-type="string">
            <text:p>SAE</text:p>
          </table:table-cell>
          <table:table-cell table:style-name="ce14" office:value-type="string">
            <text:p>hwlsap01</text:p>
          </table:table-cell>
          <table:table-cell table:style-name="ce10" table:content-validation-name="val19" office:value-type="string">
            <text:p>Oracle Linux Server release 5.8</text:p>
          </table:table-cell>
          <table:table-cell table:style-name="ce34" office:value-type="string">
            <text:p>10.188.4.151</text:p>
          </table:table-cell>
          <table:table-cell table:style-name="ce10" table:content-validation-name="val23" office:value-type="string">
            <text:p>Produccion</text:p>
          </table:table-cell>
          <table:table-cell table:style-name="ce37" office:value-type="string">
            <text:p>WebLogic Server: 10.3.3.0</text:p>
          </table:table-cell>
          <table:table-cell table:style-name="ce13" office:value-type="string">
            <text:p>Producción</text:p>
          </table:table-cell>
          <table:table-cell table:style-name="ce13"/>
          <table:table-cell table:style-name="ce13" office:value-type="string">
            <text:p>11 nodos hermes</text:p>
          </table:table-cell>
          <table:table-cell table:style-name="ce13"/>
          <table:table-cell table:style-name="ce17" table:content-validation-name="val24"/>
          <table:table-cell table:style-name="ce10" office:value-type="string">
            <text:p>ProLiant BL465c G7</text:p>
          </table:table-cell>
          <table:table-cell table:style-name="ce17" table:content-validation-name="val5" office:value-type="string">
            <text:p>AMD Opteron(tm) Processor 6176 2300 MHZ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4">
            <text:p>24</text:p>
          </table:table-cell>
          <table:table-cell table:style-name="ce10" table:number-columns-repeated="2"/>
          <table:table-cell table:style-name="ce10" table:content-validation-name="val13" office:value-type="string">
            <text:p>NO</text:p>
          </table:table-cell>
          <table:table-cell table:style-name="ce41" office:value-type="string">
            <text:p>ProLiant BL465c G7</text:p>
          </table:table-cell>
          <table:table-cell table:number-columns-repeated="1004"/>
        </table:table-row>
        <table:table-row table:style-name="ro9">
          <table:table-cell table:style-name="ce10" office:value-type="string">
            <text:p>SAE</text:p>
          </table:table-cell>
          <table:table-cell table:style-name="ce14" office:value-type="string">
            <text:p>hwlsap02</text:p>
          </table:table-cell>
          <table:table-cell table:style-name="ce10" table:content-validation-name="val19" office:value-type="string">
            <text:p>Oracle Linux Server release 5.8</text:p>
          </table:table-cell>
          <table:table-cell table:style-name="ce34" office:value-type="string">
            <text:p>10.188.4.152</text:p>
          </table:table-cell>
          <table:table-cell table:style-name="ce10" table:content-validation-name="val23" office:value-type="string">
            <text:p>Produccion</text:p>
          </table:table-cell>
          <table:table-cell table:style-name="ce37" office:value-type="string">
            <text:p>WebLogic Server: 10.3.3.0</text:p>
          </table:table-cell>
          <table:table-cell table:style-name="ce13" office:value-type="string">
            <text:p>Producción</text:p>
          </table:table-cell>
          <table:table-cell table:style-name="ce13"/>
          <table:table-cell table:style-name="ce13" office:value-type="string">
            <text:p>11 nodos hermes</text:p>
          </table:table-cell>
          <table:table-cell table:style-name="ce13"/>
          <table:table-cell table:style-name="ce17" table:content-validation-name="val24"/>
          <table:table-cell table:style-name="ce10" office:value-type="string">
            <text:p>ProLiant BL465c G7</text:p>
          </table:table-cell>
          <table:table-cell table:style-name="ce17" table:content-validation-name="val5" office:value-type="string">
            <text:p>AMD Opteron(tm) Processor 6176 2300 MHZ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4">
            <text:p>24</text:p>
          </table:table-cell>
          <table:table-cell table:style-name="ce10" table:number-columns-repeated="2"/>
          <table:table-cell table:style-name="ce10" table:content-validation-name="val13" office:value-type="string">
            <text:p>NO</text:p>
          </table:table-cell>
          <table:table-cell table:style-name="ce41" office:value-type="string">
            <text:p>ProLiant BL465c G7</text:p>
          </table:table-cell>
          <table:table-cell table:number-columns-repeated="1004"/>
        </table:table-row>
        <table:table-row table:style-name="ro9">
          <table:table-cell table:style-name="ce10" office:value-type="string">
            <text:p>SAE</text:p>
          </table:table-cell>
          <table:table-cell table:style-name="ce14" office:value-type="string">
            <text:p>hwlsap03</text:p>
          </table:table-cell>
          <table:table-cell table:style-name="ce10" table:content-validation-name="val19" office:value-type="string">
            <text:p>Oracle Linux Server release 5.8</text:p>
          </table:table-cell>
          <table:table-cell table:style-name="ce34" office:value-type="string">
            <text:p>10.188.4.153</text:p>
          </table:table-cell>
          <table:table-cell table:style-name="ce10" table:content-validation-name="val23" office:value-type="string">
            <text:p>Produccion</text:p>
          </table:table-cell>
          <table:table-cell table:style-name="ce37" office:value-type="string">
            <text:p>WebLogic Server: 10.3.3.0</text:p>
          </table:table-cell>
          <table:table-cell table:style-name="ce13" office:value-type="string">
            <text:p>Producción</text:p>
          </table:table-cell>
          <table:table-cell table:style-name="ce13"/>
          <table:table-cell table:style-name="ce13" office:value-type="string">
            <text:p>11 nodos hermes</text:p>
          </table:table-cell>
          <table:table-cell table:style-name="ce13"/>
          <table:table-cell table:style-name="ce17" table:content-validation-name="val24"/>
          <table:table-cell table:style-name="ce10" office:value-type="string">
            <text:p>ProLiant BL465c G7</text:p>
          </table:table-cell>
          <table:table-cell table:style-name="ce17" table:content-validation-name="val5" office:value-type="string">
            <text:p>AMD Opteron(tm) Processor 6176 2300 MHZ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4">
            <text:p>24</text:p>
          </table:table-cell>
          <table:table-cell table:style-name="ce10" table:number-columns-repeated="2"/>
          <table:table-cell table:style-name="ce10" table:content-validation-name="val13" office:value-type="string">
            <text:p>NO</text:p>
          </table:table-cell>
          <table:table-cell table:style-name="ce41" office:value-type="string">
            <text:p>ProLiant BL465c G7</text:p>
          </table:table-cell>
          <table:table-cell table:number-columns-repeated="1004"/>
        </table:table-row>
        <table:table-row table:style-name="ro7">
          <table:table-cell table:style-name="ce10" office:value-type="string">
            <text:p>SAE</text:p>
          </table:table-cell>
          <table:table-cell table:style-name="ce14" office:value-type="string">
            <text:p>hwlmanagerpre</text:p>
          </table:table-cell>
          <table:table-cell table:style-name="ce10" table:content-validation-name="val19" office:value-type="string">
            <text:p>Oracle Linux Server release 5.8</text:p>
          </table:table-cell>
          <table:table-cell table:style-name="ce34" office:value-type="string">
            <text:p>10.189.4.133</text:p>
          </table:table-cell>
          <table:table-cell table:style-name="ce10" table:content-validation-name="val23" office:value-type="string">
            <text:p>Preproduccion</text:p>
          </table:table-cell>
          <table:table-cell table:style-name="ce37" office:value-type="string">
            <text:p>WebLogic Server: 10.3.3.0</text:p>
          </table:table-cell>
          <table:table-cell table:style-name="ce13" office:value-type="string">
            <text:p>Preproducción</text:p>
          </table:table-cell>
          <table:table-cell table:style-name="ce13"/>
          <table:table-cell table:style-name="ce13" office:value-type="string">
            <text:p>Consola Activa hermes</text:p>
          </table:table-cell>
          <table:table-cell table:style-name="ce13" office:value-type="string">
            <text:p>Cluster weblogic con 4 nodos + consola alta disponibilidad</text:p>
          </table:table-cell>
          <table:table-cell table:style-name="ce17" table:content-validation-name="val24"/>
          <table:table-cell table:style-name="ce10" office:value-type="string">
            <text:p>IBM System x3550 -[7978B1G]-</text:p>
          </table:table-cell>
          <table:table-cell table:style-name="ce17" table:content-validation-name="val5" office:value-type="string">
            <text:p>Intel(R) Xeon(R) CPU E5405 @ 2.00GHz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8">
            <text:p>8</text:p>
          </table:table-cell>
          <table:table-cell table:style-name="ce10" table:number-columns-repeated="2"/>
          <table:table-cell table:style-name="ce10" table:content-validation-name="val13" office:value-type="string">
            <text:p>No</text:p>
          </table:table-cell>
          <table:table-cell table:style-name="ce41" office:value-type="string">
            <text:p>IBM System x3550 -</text:p>
          </table:table-cell>
          <table:table-cell table:number-columns-repeated="1004"/>
        </table:table-row>
        <table:table-row table:style-name="ro9">
          <table:table-cell table:style-name="ce10" office:value-type="string">
            <text:p>SAE</text:p>
          </table:table-cell>
          <table:table-cell table:style-name="ce14" office:value-type="string">
            <text:p>hwlsappre01</text:p>
          </table:table-cell>
          <table:table-cell table:style-name="ce10" table:content-validation-name="val19" office:value-type="string">
            <text:p>Oracle Linux Server release 5.8</text:p>
          </table:table-cell>
          <table:table-cell table:style-name="ce34" office:value-type="string">
            <text:p>10.189.4.151</text:p>
          </table:table-cell>
          <table:table-cell table:style-name="ce10" table:content-validation-name="val23" office:value-type="string">
            <text:p>Preproduccion</text:p>
          </table:table-cell>
          <table:table-cell table:style-name="ce37" office:value-type="string">
            <text:p>WebLogic Server: 10.3.3.0</text:p>
          </table:table-cell>
          <table:table-cell table:style-name="ce13" office:value-type="string">
            <text:p>Preproducción</text:p>
          </table:table-cell>
          <table:table-cell table:style-name="ce13"/>
          <table:table-cell table:style-name="ce13" office:value-type="string">
            <text:p>2 nodos hermes</text:p>
          </table:table-cell>
          <table:table-cell table:style-name="ce13"/>
          <table:table-cell table:style-name="ce17" table:content-validation-name="val24"/>
          <table:table-cell table:style-name="ce10" office:value-type="string">
            <text:p>RHEV Hypervisor</text:p>
          </table:table-cell>
          <table:table-cell table:style-name="ce17" table:content-validation-name="val5" office:value-type="string">
            <text:p>AMD Opteron 23xx (Gen 3 Class Opteron)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6">
            <text:p>16</text:p>
          </table:table-cell>
          <table:table-cell table:style-name="ce10" table:number-columns-repeated="2"/>
          <table:table-cell table:style-name="ce10" table:content-validation-name="val13" office:value-type="string">
            <text:p>SI</text:p>
          </table:table-cell>
          <table:table-cell table:style-name="ce41" office:value-type="string">
            <text:p>ProLiant BL465c G7</text:p>
          </table:table-cell>
          <table:table-cell table:number-columns-repeated="1004"/>
        </table:table-row>
        <table:table-row table:style-name="ro9">
          <table:table-cell table:style-name="ce10" office:value-type="string">
            <text:p>SAE</text:p>
          </table:table-cell>
          <table:table-cell table:style-name="ce14" office:value-type="string">
            <text:p>hwlsappre02</text:p>
          </table:table-cell>
          <table:table-cell table:style-name="ce10" table:content-validation-name="val19" office:value-type="string">
            <text:p>Oracle Linux Server release 5.8</text:p>
          </table:table-cell>
          <table:table-cell table:style-name="ce34" office:value-type="string">
            <text:p>10.189.4.152</text:p>
          </table:table-cell>
          <table:table-cell table:style-name="ce10" table:content-validation-name="val23" office:value-type="string">
            <text:p>Preproduccion</text:p>
          </table:table-cell>
          <table:table-cell table:style-name="ce37" office:value-type="string">
            <text:p>WebLogic Server: 10.3.3.0</text:p>
          </table:table-cell>
          <table:table-cell table:style-name="ce13" office:value-type="string">
            <text:p>Preproducción</text:p>
          </table:table-cell>
          <table:table-cell table:style-name="ce13"/>
          <table:table-cell table:style-name="ce13" office:value-type="string">
            <text:p>2 nodos hermes</text:p>
          </table:table-cell>
          <table:table-cell table:style-name="ce13"/>
          <table:table-cell table:style-name="ce17" table:content-validation-name="val24"/>
          <table:table-cell table:style-name="ce10" office:value-type="string">
            <text:p>RHEV Hypervisor</text:p>
          </table:table-cell>
          <table:table-cell table:style-name="ce17" table:content-validation-name="val5" office:value-type="string">
            <text:p>AMD Opteron 23xx (Gen 3 Class Opteron)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6">
            <text:p>16</text:p>
          </table:table-cell>
          <table:table-cell table:style-name="ce10" table:number-columns-repeated="2"/>
          <table:table-cell table:style-name="ce10" table:content-validation-name="val13" office:value-type="string">
            <text:p>SI</text:p>
          </table:table-cell>
          <table:table-cell table:style-name="ce41" office:value-type="string">
            <text:p>ProLiant BL465c G7</text:p>
          </table:table-cell>
          <table:table-cell table:number-columns-repeated="1004"/>
        </table:table-row>
        <table:table-row table:style-name="ro9">
          <table:table-cell table:style-name="ce10" office:value-type="string">
            <text:p>SAE</text:p>
          </table:table-cell>
          <table:table-cell table:style-name="ce14" office:value-type="string">
            <text:p>wl01</text:p>
          </table:table-cell>
          <table:table-cell table:style-name="ce10" table:content-validation-name="val19" office:value-type="string">
            <text:p>Solaris10</text:p>
          </table:table-cell>
          <table:table-cell table:style-name="ce34" office:value-type="string">
            <text:p>10.188.4.208</text:p>
          </table:table-cell>
          <table:table-cell table:style-name="ce10" table:content-validation-name="val23" office:value-type="string">
            <text:p>Produccion</text:p>
          </table:table-cell>
          <table:table-cell table:style-name="ce37" office:value-type="string">
            <text:p>WebLogic Server: 10.3.3.0</text:p>
          </table:table-cell>
          <table:table-cell table:style-name="ce13" office:value-type="string">
            <text:p>Producción</text:p>
          </table:table-cell>
          <table:table-cell table:style-name="ce13"/>
          <table:table-cell table:style-name="ce13" office:value-type="string">
            <text:p>consola y nodo QADE</text:p>
          </table:table-cell>
          <table:table-cell table:style-name="ce13"/>
          <table:table-cell table:style-name="ce17" table:content-validation-name="val24"/>
          <table:table-cell table:style-name="ce10" office:value-type="string">
            <text:p>SUNW,Sun-Fire-T1000</text:p>
          </table:table-cell>
          <table:table-cell table:style-name="ce17" table:content-validation-name="val5" office:value-type="string">
            <text:p>UltraSPARC-T1 1000 MHZ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2">
            <text:p>32</text:p>
          </table:table-cell>
          <table:table-cell table:style-name="ce10" table:number-columns-repeated="2"/>
          <table:table-cell table:style-name="ce10" table:content-validation-name="val13" office:value-type="string">
            <text:p>NO</text:p>
          </table:table-cell>
          <table:table-cell table:style-name="ce41" office:value-type="string">
            <text:p>SUNW,Sun-Fire-T1000</text:p>
          </table:table-cell>
          <table:table-cell table:number-columns-repeated="1004"/>
        </table:table-row>
        <table:table-row table:style-name="ro9">
          <table:table-cell table:style-name="ce31" office:value-type="string">
            <text:p>SAE</text:p>
          </table:table-cell>
          <table:table-cell table:style-name="ce32" office:value-type="string">
            <text:p>wlpre01</text:p>
          </table:table-cell>
          <table:table-cell table:style-name="ce31" table:content-validation-name="val19" office:value-type="string">
            <text:p>Solaris10</text:p>
          </table:table-cell>
          <table:table-cell table:style-name="ce35" office:value-type="string">
            <text:p>10.189.4.137</text:p>
          </table:table-cell>
          <table:table-cell table:style-name="ce31" table:content-validation-name="val23" office:value-type="string">
            <text:p>Preproduccion</text:p>
          </table:table-cell>
          <table:table-cell table:style-name="ce38" office:value-type="string">
            <text:p>WebLogic Server: 10.3.3.0</text:p>
          </table:table-cell>
          <table:table-cell table:style-name="ce39" office:value-type="string">
            <text:p>Preproducción</text:p>
          </table:table-cell>
          <table:table-cell table:style-name="ce39"/>
          <table:table-cell table:style-name="ce39" office:value-type="string">
            <text:p>consola y nodo QADE</text:p>
          </table:table-cell>
          <table:table-cell table:style-name="ce39"/>
          <table:table-cell table:style-name="ce40" table:content-validation-name="val24"/>
          <table:table-cell table:style-name="ce31" office:value-type="string">
            <text:p>SUNW,Sun-Fire-T1000</text:p>
          </table:table-cell>
          <table:table-cell table:style-name="ce40" table:content-validation-name="val5" office:value-type="string">
            <text:p>UltraSPARC-T1 1000 MHZ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32">
            <text:p>32</text:p>
          </table:table-cell>
          <table:table-cell table:style-name="ce31" table:number-columns-repeated="2"/>
          <table:table-cell table:style-name="ce31" table:content-validation-name="val13" office:value-type="string">
            <text:p>NO</text:p>
          </table:table-cell>
          <table:table-cell table:number-columns-repeated="1005"/>
        </table:table-row>
        <table:table-row table:style-name="ro9">
          <table:table-cell table:style-name="ce10" office:value-type="string">
            <text:p>SAE</text:p>
          </table:table-cell>
          <table:table-cell table:style-name="ce14" office:value-type="string">
            <text:p>wldes01</text:p>
          </table:table-cell>
          <table:table-cell table:style-name="ce10" table:content-validation-name="val19" office:value-type="string">
            <text:p>Solaris10</text:p>
          </table:table-cell>
          <table:table-cell table:style-name="ce34" office:value-type="string">
            <text:p>10.188.247.51</text:p>
          </table:table-cell>
          <table:table-cell table:style-name="ce10" table:content-validation-name="val23" office:value-type="string">
            <text:p>Desarrollo</text:p>
          </table:table-cell>
          <table:table-cell table:style-name="ce37" office:value-type="string">
            <text:p>TUXEDO</text:p>
          </table:table-cell>
          <table:table-cell table:style-name="ce13" office:value-type="string">
            <text:p>Desarrollo</text:p>
          </table:table-cell>
          <table:table-cell table:style-name="ce13"/>
          <table:table-cell table:style-name="ce13" office:value-type="string">
            <text:p>TUXEDO</text:p>
          </table:table-cell>
          <table:table-cell table:style-name="ce13" office:value-type="string">
            <text:p>TUXEDO</text:p>
          </table:table-cell>
          <table:table-cell table:style-name="ce17" table:content-validation-name="val24"/>
          <table:table-cell table:style-name="ce10" office:value-type="string">
            <text:p>SUNW,Sun-Fire-T200</text:p>
          </table:table-cell>
          <table:table-cell table:style-name="ce17" table:content-validation-name="val5" office:value-type="string">
            <text:p>UltraSPARC-T1 1000 MHZ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2">
            <text:p>32</text:p>
          </table:table-cell>
          <table:table-cell table:style-name="ce10" table:number-columns-repeated="2"/>
          <table:table-cell table:style-name="ce10" table:content-validation-name="val13" office:value-type="string">
            <text:p>NO</text:p>
          </table:table-cell>
          <table:table-cell table:style-name="ce41" office:value-type="string">
            <text:p>SUNW,Sun-Fire-T200</text:p>
          </table:table-cell>
          <table:table-cell table:number-columns-repeated="1004"/>
        </table:table-row>
        <table:table-row table:style-name="ro9">
          <table:table-cell table:style-name="ce10" office:value-type="string">
            <text:p>SAE</text:p>
          </table:table-cell>
          <table:table-cell table:style-name="ce14" office:value-type="string">
            <text:p>tr01</text:p>
          </table:table-cell>
          <table:table-cell table:style-name="ce10" table:content-validation-name="val19" office:value-type="string">
            <text:p>Solaris 8</text:p>
          </table:table-cell>
          <table:table-cell table:style-name="ce34" office:value-type="string">
            <text:p>10.188.4.162</text:p>
          </table:table-cell>
          <table:table-cell table:style-name="ce10" table:content-validation-name="val23" office:value-type="string">
            <text:p>Preproduccion</text:p>
          </table:table-cell>
          <table:table-cell table:style-name="ce37" office:value-type="string">
            <text:p>TUXEDO</text:p>
          </table:table-cell>
          <table:table-cell table:style-name="ce13" office:value-type="string">
            <text:p>Preproducción</text:p>
          </table:table-cell>
          <table:table-cell table:style-name="ce13"/>
          <table:table-cell table:style-name="ce13" office:value-type="string">
            <text:p>TUXEDO</text:p>
          </table:table-cell>
          <table:table-cell table:style-name="ce13" office:value-type="string">
            <text:p>TUXEDO</text:p>
          </table:table-cell>
          <table:table-cell table:style-name="ce17" table:content-validation-name="val24"/>
          <table:table-cell table:style-name="ce10" office:value-type="string">
            <text:p>SUNW,Sun-Fire-280R</text:p>
          </table:table-cell>
          <table:table-cell table:style-name="ce17" table:content-validation-name="val5" office:value-type="string">
            <text:p>UltraSPARC-III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table:content-validation-name="val13" office:value-type="string">
            <text:p>NO</text:p>
          </table:table-cell>
          <table:table-cell table:style-name="ce41" office:value-type="string">
            <text:p>SUNW,Sun-Fire-280R</text:p>
          </table:table-cell>
          <table:table-cell table:number-columns-repeated="1004"/>
        </table:table-row>
        <table:table-row table:style-name="ro9">
          <table:table-cell table:style-name="ce10" office:value-type="string">
            <text:p>SAE</text:p>
          </table:table-cell>
          <table:table-cell table:style-name="ce14" office:value-type="string">
            <text:p>tr02</text:p>
          </table:table-cell>
          <table:table-cell table:style-name="ce10" table:content-validation-name="val19" office:value-type="string">
            <text:p>Solaris 8</text:p>
          </table:table-cell>
          <table:table-cell table:style-name="ce34" office:value-type="string">
            <text:p>10.188.4.165</text:p>
          </table:table-cell>
          <table:table-cell table:style-name="ce10" table:content-validation-name="val23" office:value-type="string">
            <text:p>Produccion</text:p>
          </table:table-cell>
          <table:table-cell table:style-name="ce37" office:value-type="string">
            <text:p>TUXEDO</text:p>
          </table:table-cell>
          <table:table-cell table:style-name="ce13" office:value-type="string">
            <text:p>Producción</text:p>
          </table:table-cell>
          <table:table-cell table:style-name="ce13"/>
          <table:table-cell table:style-name="ce13" office:value-type="string">
            <text:p>TUXEDO</text:p>
          </table:table-cell>
          <table:table-cell table:style-name="ce13" office:value-type="string">
            <text:p>TUXEDO</text:p>
          </table:table-cell>
          <table:table-cell table:style-name="ce17" table:content-validation-name="val24"/>
          <table:table-cell table:style-name="ce10" office:value-type="string">
            <text:p>SUNW,Sun-Fire-280R</text:p>
          </table:table-cell>
          <table:table-cell table:style-name="ce17" table:content-validation-name="val5" office:value-type="string">
            <text:p>UltraSPARC-III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table:content-validation-name="val13" office:value-type="string">
            <text:p>NO</text:p>
          </table:table-cell>
          <table:table-cell table:style-name="ce41" office:value-type="string">
            <text:p>SUNW,Sun-Fire-280R</text:p>
          </table:table-cell>
          <table:table-cell table:number-columns-repeated="1004"/>
        </table:table-row>
        <table:table-row table:style-name="ro7">
          <table:table-cell table:style-name="ce10" office:value-type="string">
            <text:p>SAE</text:p>
          </table:table-cell>
          <table:table-cell table:style-name="ce14" office:value-type="string">
            <text:p>hermessapdes01</text:p>
          </table:table-cell>
          <table:table-cell table:style-name="ce10" table:content-validation-name="val19" office:value-type="string">
            <text:p>Redhat / Red Hat Enterprise Linux Server release 5.4</text:p>
          </table:table-cell>
          <table:table-cell table:style-name="ce34" office:value-type="string">
            <text:p>10.188.247.28</text:p>
          </table:table-cell>
          <table:table-cell table:style-name="ce10" table:content-validation-name="val23" office:value-type="string">
            <text:p>Desarrollo</text:p>
          </table:table-cell>
          <table:table-cell table:style-name="ce37" office:value-type="string">
            <text:p>WebLogic Server: 10.3.3.0</text:p>
          </table:table-cell>
          <table:table-cell table:style-name="ce13" office:value-type="string">
            <text:p>Desarrollo</text:p>
          </table:table-cell>
          <table:table-cell table:style-name="ce13"/>
          <table:table-cell table:style-name="ce13" office:value-type="string">
            <text:p>Hermes Desarrollo</text:p>
          </table:table-cell>
          <table:table-cell table:style-name="ce13" office:value-type="string">
            <text:p>Cluster weblogic con 4 nodos + consola alta disponibilidad</text:p>
          </table:table-cell>
          <table:table-cell table:style-name="ce17" table:content-validation-name="val24"/>
          <table:table-cell table:style-name="ce10" office:value-type="string">
            <text:p>VMware</text:p>
          </table:table-cell>
          <table:table-cell table:style-name="ce17" table:content-validation-name="val5" office:value-type="string">
            <text:p>Intel(R) Xeon(R) CPU E5405 @ 2.00GHz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2"/>
          <table:table-cell table:style-name="ce10" table:content-validation-name="val13" office:value-type="string">
            <text:p>Sí. Virtualización lógica</text:p>
          </table:table-cell>
          <table:table-cell table:style-name="ce41" office:value-type="string">
            <text:p>Sun Fire X4450</text:p>
          </table:table-cell>
          <table:table-cell table:number-columns-repeated="1004"/>
        </table:table-row>
        <table:table-row table:style-name="ro8">
          <table:table-cell table:style-name="ce10" office:value-type="string">
            <text:p>SAE</text:p>
          </table:table-cell>
          <table:table-cell table:style-name="ce14" office:value-type="string">
            <text:p>hermessapdes02</text:p>
          </table:table-cell>
          <table:table-cell table:style-name="ce10" table:content-validation-name="val19" office:value-type="string">
            <text:p>Redhat / Red Hat Enterprise Linux Server release 5.4</text:p>
          </table:table-cell>
          <table:table-cell table:style-name="ce34" office:value-type="string">
            <text:p>10.188.247.29</text:p>
          </table:table-cell>
          <table:table-cell table:style-name="ce10" table:content-validation-name="val23" office:value-type="string">
            <text:p>Desarrollo</text:p>
          </table:table-cell>
          <table:table-cell table:style-name="ce37" office:value-type="string">
            <text:p>WebLogic Server: 10.3.3.0</text:p>
          </table:table-cell>
          <table:table-cell table:style-name="ce13" office:value-type="string">
            <text:p>Desarrollo</text:p>
          </table:table-cell>
          <table:table-cell table:style-name="ce13"/>
          <table:table-cell table:style-name="ce13" office:value-type="string">
            <text:p>Hermes Desarrollo</text:p>
          </table:table-cell>
          <table:table-cell table:style-name="ce13"/>
          <table:table-cell table:style-name="ce17" table:content-validation-name="val24"/>
          <table:table-cell table:style-name="ce10" office:value-type="string">
            <text:p>VMware</text:p>
          </table:table-cell>
          <table:table-cell table:style-name="ce17" table:content-validation-name="val5" office:value-type="string">
            <text:p>Intel(R) Xeon(R) CPU E5405 @ 2.00GHz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2"/>
          <table:table-cell table:style-name="ce10" table:content-validation-name="val13" office:value-type="string">
            <text:p>Sí. Virtualización lógica</text:p>
          </table:table-cell>
          <table:table-cell table:style-name="ce41" office:value-type="string">
            <text:p>Sun Fire X4450</text:p>
          </table:table-cell>
          <table:table-cell table:number-columns-repeated="1004"/>
        </table:table-row>
        <table:table-row table:style-name="ro7">
          <table:table-cell table:style-name="ce10" office:value-type="string">
            <text:p>SAE</text:p>
          </table:table-cell>
          <table:table-cell table:style-name="ce14" office:value-type="string">
            <text:p>formwldes01</text:p>
          </table:table-cell>
          <table:table-cell table:style-name="ce10" table:content-validation-name="val19" office:value-type="string">
            <text:p>Redhat / Red Hat Enterprise Linux Server release 5.4</text:p>
          </table:table-cell>
          <table:table-cell table:style-name="ce34" office:value-type="string">
            <text:p>10.188.247.21</text:p>
          </table:table-cell>
          <table:table-cell table:style-name="ce10" table:content-validation-name="val23" office:value-type="string">
            <text:p>Formacion</text:p>
          </table:table-cell>
          <table:table-cell table:style-name="ce37" office:value-type="string">
            <text:p>WebLogic Server: 10.3.3.0</text:p>
          </table:table-cell>
          <table:table-cell table:style-name="ce13" office:value-type="string">
            <text:p>Formación</text:p>
          </table:table-cell>
          <table:table-cell table:style-name="ce13"/>
          <table:table-cell table:style-name="ce13" office:value-type="string">
            <text:p>Hermes Formacion</text:p>
          </table:table-cell>
          <table:table-cell table:style-name="ce13" office:value-type="string">
            <text:p>Cluster weblogic con 2 nodos + consola alta disponibilidad</text:p>
          </table:table-cell>
          <table:table-cell table:style-name="ce17" table:content-validation-name="val24"/>
          <table:table-cell table:style-name="ce10" office:value-type="string">
            <text:p>ProLiant DL360 G5</text:p>
          </table:table-cell>
          <table:table-cell table:style-name="ce17" table:content-validation-name="val5" office:value-type="string">
            <text:p>Intel(R) Xeon(R) CPU E5420 @ 2.50GHz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8">
            <text:p>8</text:p>
          </table:table-cell>
          <table:table-cell table:style-name="ce10" table:number-columns-repeated="2"/>
          <table:table-cell table:style-name="ce10" table:content-validation-name="val13" office:value-type="string">
            <text:p>NO</text:p>
          </table:table-cell>
          <table:table-cell table:style-name="ce41" office:value-type="string">
            <text:p>ProLiant DL360 G5</text:p>
          </table:table-cell>
          <table:table-cell table:number-columns-repeated="1004"/>
        </table:table-row>
        <table:table-row table:style-name="ro10" table:number-rows-repeated="104854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atos" table:style-name="ta4" table:print="false">
        <office:forms form:automatic-focus="false" form:apply-design-mode="false"/>
        <table:table-column table:style-name="co49" table:default-cell-style-name="ce46"/>
        <table:table-column table:style-name="co50" table:default-cell-style-name="ce46"/>
        <table:table-column table:style-name="co51" table:default-cell-style-name="ce46"/>
        <table:table-column table:style-name="co52" table:default-cell-style-name="ce46"/>
        <table:table-column table:style-name="co53" table:default-cell-style-name="ce46"/>
        <table:table-column table:style-name="co54" table:default-cell-style-name="ce46"/>
        <table:table-column table:style-name="co55" table:default-cell-style-name="ce46"/>
        <table:table-column table:style-name="co20" table:default-cell-style-name="ce46"/>
        <table:table-column table:style-name="co56" table:default-cell-style-name="ce46"/>
        <table:table-column table:style-name="co57" table:default-cell-style-name="ce46"/>
        <table:table-column table:style-name="co58" table:default-cell-style-name="ce46"/>
        <table:table-column table:style-name="co59" table:default-cell-style-name="ce46"/>
        <table:table-column table:style-name="co26" table:number-columns-repeated="10" table:default-cell-style-name="ce46"/>
        <table:table-column table:style-name="co26" table:number-columns-repeated="1000" table:default-cell-style-name="ce48"/>
        <table:table-column table:style-name="co26" table:number-columns-repeated="2" table:default-cell-style-name="Default"/>
        <table:table-row table:style-name="ro11">
          <table:table-cell table:style-name="ce43" office:value-type="string">
            <text:p>Organismos</text:p>
          </table:table-cell>
          <table:table-cell table:style-name="ce47" office:value-type="string">
            <text:p>Criticidad</text:p>
          </table:table-cell>
          <table:table-cell table:style-name="ce47" office:value-type="string">
            <text:p>Disponibilidad</text:p>
          </table:table-cell>
          <table:table-cell table:style-name="ce47" office:value-type="string">
            <text:p>Tipo de entorno</text:p>
          </table:table-cell>
          <table:table-cell table:style-name="ce47" office:value-type="string">
            <text:p>Tipo de entorno normalizado</text:p>
          </table:table-cell>
          <table:table-cell table:style-name="ce49" office:value-type="string">
            <text:p>versiones</text:p>
          </table:table-cell>
          <table:table-cell table:style-name="ce49" office:value-type="string">
            <text:p>Sistemas Operativo</text:p>
          </table:table-cell>
          <table:table-cell table:style-name="ce49" office:value-type="string">
            <text:p>Plan Backup</text:p>
          </table:table-cell>
          <table:table-cell table:style-name="ce49" office:value-type="string">
            <text:p>SI/NO</text:p>
          </table:table-cell>
          <table:table-cell table:style-name="ce49" office:value-type="string">
            <text:p>DATAGUARD</text:p>
          </table:table-cell>
          <table:table-cell table:style-name="ce49" office:value-type="string">
            <text:p>Virtualizado</text:p>
          </table:table-cell>
          <table:table-cell table:style-name="ce49" office:value-type="string">
            <text:p>Tecnologia</text:p>
          </table:table-cell>
          <table:table-cell table:style-name="ce49" office:value-type="string">
            <text:p>Factor Conversion</text:p>
          </table:table-cell>
          <table:table-cell table:style-name="ce45" table:number-columns-repeated="9"/>
          <table:table-cell table:number-columns-repeated="1002"/>
        </table:table-row>
        <table:table-row table:style-name="ro10">
          <table:table-cell table:style-name="ce44" office:value-type="string">
            <text:p>AAC</text:p>
          </table:table-cell>
          <table:table-cell table:style-name="ce45" office:value-type="string">
            <text:p>MUY ALTA</text:p>
          </table:table-cell>
          <table:table-cell table:style-name="ce45" office:value-type="string">
            <text:p>24x7</text:p>
          </table:table-cell>
          <table:table-cell table:style-name="ce45" office:value-type="string">
            <text:p>PRODUCCION</text:p>
          </table:table-cell>
          <table:table-cell table:style-name="ce45" office:value-type="string">
            <text:p>PRODUCCION</text:p>
          </table:table-cell>
          <table:table-cell table:style-name="ce44" office:value-type="string">
            <text:p>Oracle Database Enterprise Edition 10.2.0.1</text:p>
          </table:table-cell>
          <table:table-cell table:style-name="ce50" office:value-type="string">
            <text:p>CentOS <text:s/>5.5</text:p>
          </table:table-cell>
          <table:table-cell table:style-name="ce53" office:value-type="string">
            <text:p>NO TIENE</text:p>
          </table:table-cell>
          <table:table-cell table:style-name="ce45" office:value-type="string">
            <text:p>SI</text:p>
          </table:table-cell>
          <table:table-cell table:style-name="ce45" office:value-type="string">
            <text:p>SI</text:p>
          </table:table-cell>
          <table:table-cell table:style-name="ce45" office:value-type="string">
            <text:p>No</text:p>
          </table:table-cell>
          <table:table-cell table:style-name="ce45" office:value-type="string">
            <text:p>Sun Fire T1000 Server, SPARC Enterprise T1000 Server*, with 6 or 8-core 1.0 GHz UltraSPARC T1 processor</text:p>
          </table:table-cell>
          <table:table-cell table:style-name="ce45" table:number-columns-repeated="10"/>
          <table:table-cell table:number-columns-repeated="1002"/>
        </table:table-row>
        <table:table-row table:style-name="ro10">
          <table:table-cell table:style-name="ce44" office:value-type="string">
            <text:p>AAE</text:p>
          </table:table-cell>
          <table:table-cell table:style-name="ce45" office:value-type="string">
            <text:p>ALTA </text:p>
          </table:table-cell>
          <table:table-cell table:style-name="ce45" office:value-type="string">
            <text:p>12x5</text:p>
          </table:table-cell>
          <table:table-cell table:style-name="ce45" office:value-type="string">
            <text:p>PREPRODUCCION</text:p>
          </table:table-cell>
          <table:table-cell table:style-name="ce45" office:value-type="string">
            <text:p>NO PRODUCCION</text:p>
          </table:table-cell>
          <table:table-cell table:style-name="ce44" office:value-type="string">
            <text:p>Oracle Database Enterprise Edition 10.2.0.2</text:p>
          </table:table-cell>
          <table:table-cell table:style-name="ce51" office:value-type="string">
            <text:p>CentOS <text:s/>5.9</text:p>
          </table:table-cell>
          <table:table-cell table:style-name="ce44" office:value-type="string">
            <text:p>DESCONOCIDO</text:p>
          </table:table-cell>
          <table:table-cell table:style-name="ce45" office:value-type="string">
            <text:p>NO</text:p>
          </table:table-cell>
          <table:table-cell table:style-name="ce45" office:value-type="string">
            <text:p>SI ( primaria )</text:p>
          </table:table-cell>
          <table:table-cell table:style-name="ce44" table:content-validation-name="val25" office:value-type="string">
            <text:p>Sí. Virtualización lógica</text:p>
          </table:table-cell>
          <table:table-cell table:style-name="ce45" office:value-type="string">
            <text:p>Sun Fire T2000 Server, SPARC Enterprise T2000 Server*, with 4, 6, or 8-core 1.0 GHz, or 8 core 1.2 GHz UltraSPARC T1 processor</text:p>
          </table:table-cell>
          <table:table-cell table:style-name="ce45" table:number-columns-repeated="10"/>
          <table:table-cell table:number-columns-repeated="1002"/>
        </table:table-row>
        <table:table-row table:style-name="ro10">
          <table:table-cell table:style-name="ce44" office:value-type="string">
            <text:p>AAIICC</text:p>
          </table:table-cell>
          <table:table-cell table:style-name="ce45" office:value-type="string">
            <text:p>MEDIA</text:p>
          </table:table-cell>
          <table:table-cell table:style-name="ce45" office:value-type="string">
            <text:p>8x5</text:p>
          </table:table-cell>
          <table:table-cell table:style-name="ce45" office:value-type="string">
            <text:p>FORMACION</text:p>
          </table:table-cell>
          <table:table-cell table:style-name="ce45"/>
          <table:table-cell table:style-name="ce44" office:value-type="string">
            <text:p>Oracle Database Enterprise Edition 10.2.0.3</text:p>
          </table:table-cell>
          <table:table-cell table:style-name="ce44" office:value-type="string">
            <text:p>HP-UX Itanium(11.23)</text:p>
          </table:table-cell>
          <table:table-cell table:style-name="ce44" office:value-type="string">
            <text:p>DG</text:p>
          </table:table-cell>
          <table:table-cell table:style-name="ce45"/>
          <table:table-cell table:style-name="ce45" office:value-type="string">
            <text:p>SI ( standby)</text:p>
          </table:table-cell>
          <table:table-cell table:style-name="ce44" office:value-type="string">
            <text:p>Sí. Virtualización física</text:p>
          </table:table-cell>
          <table:table-cell table:style-name="ce45" office:value-type="string">
            <text:p>Sun Netra T2000, 1.0 or 1.2 GHz UltraSPARC T1 processor</text:p>
          </table:table-cell>
          <table:table-cell table:style-name="ce45" table:number-columns-repeated="10"/>
          <table:table-cell table:number-columns-repeated="1002"/>
        </table:table-row>
        <table:table-row table:style-name="ro9">
          <table:table-cell table:style-name="ce44" office:value-type="string">
            <text:p>AGAPA</text:p>
          </table:table-cell>
          <table:table-cell table:style-name="ce45" office:value-type="string">
            <text:p>BAJA</text:p>
          </table:table-cell>
          <table:table-cell table:style-name="ce4" office:value-type="string">
            <text:p>N/A</text:p>
          </table:table-cell>
          <table:table-cell table:style-name="ce45" office:value-type="string">
            <text:p>PRUEBAS / INTEGRACION</text:p>
          </table:table-cell>
          <table:table-cell table:style-name="ce45"/>
          <table:table-cell table:style-name="ce44" office:value-type="string">
            <text:p>Oracle Database Enterprise Edition 10.2.0.4</text:p>
          </table:table-cell>
          <table:table-cell table:style-name="ce44" office:value-type="string">
            <text:p>HP-UX Itanium(11.31)</text:p>
          </table:table-cell>
          <table:table-cell table:style-name="ce44" office:value-type="string">
            <text:p>SNAPSHOT</text:p>
          </table:table-cell>
          <table:table-cell table:style-name="ce45"/>
          <table:table-cell table:style-name="ce45" office:value-type="string">
            <text:p>NO</text:p>
          </table:table-cell>
          <table:table-cell table:style-name="ce45"/>
          <table:table-cell table:style-name="ce45" office:value-type="string">
            <text:p>SPARC T3 processor</text:p>
          </table:table-cell>
          <table:table-cell table:style-name="ce45" table:number-columns-repeated="10"/>
          <table:table-cell table:number-columns-repeated="1002"/>
        </table:table-row>
        <table:table-row table:style-name="ro10">
          <table:table-cell table:style-name="ce44" office:value-type="string">
            <text:p>AMAYA</text:p>
          </table:table-cell>
          <table:table-cell table:style-name="ce45" table:number-columns-repeated="2"/>
          <table:table-cell table:style-name="ce45" office:value-type="string">
            <text:p>DESARROLLO</text:p>
          </table:table-cell>
          <table:table-cell table:style-name="ce45"/>
          <table:table-cell table:style-name="ce44" office:value-type="string">
            <text:p>Oracle Database Enterprise Edition 10.2.0.5</text:p>
          </table:table-cell>
          <table:table-cell table:style-name="ce44" office:value-type="string">
            <text:p>IBM AIX on POWER Systems (64-bit)(5.3)</text:p>
          </table:table-cell>
          <table:table-cell table:style-name="ce44" office:value-type="string">
            <text:p>EXPORTS</text:p>
          </table:table-cell>
          <table:table-cell table:style-name="ce45" table:number-columns-repeated="3"/>
          <table:table-cell table:style-name="ce45" office:value-type="string">
            <text:p>Sun and Fujitsu UltraSPARC T1 processor (1.0 or 1.2 GHz)</text:p>
          </table:table-cell>
          <table:table-cell table:style-name="ce45" table:number-columns-repeated="10"/>
          <table:table-cell table:number-columns-repeated="1002"/>
        </table:table-row>
        <table:table-row table:style-name="ro10">
          <table:table-cell table:style-name="ce44" office:value-type="string">
            <text:p>APPA</text:p>
          </table:table-cell>
          <table:table-cell table:style-name="ce45" table:number-columns-repeated="2"/>
          <table:table-cell table:style-name="ce4"/>
          <table:table-cell table:style-name="ce45"/>
          <table:table-cell table:style-name="ce44" office:value-type="string">
            <text:p>Oracle Database Enterprise Edition 11.1.0.6</text:p>
          </table:table-cell>
          <table:table-cell table:style-name="ce44" office:value-type="string">
            <text:p>IBM AIX on POWER Systems (64-bit)(6.1)</text:p>
          </table:table-cell>
          <table:table-cell table:style-name="ce44" office:value-type="string">
            <text:p>COLD BACKUP</text:p>
          </table:table-cell>
          <table:table-cell table:style-name="ce45" table:number-columns-repeated="3"/>
          <table:table-cell table:style-name="ce45" office:value-type="string">
            <text:p>Sun and Fujitsu UltraSPARC T1 1.4 GHz</text:p>
          </table:table-cell>
          <table:table-cell table:style-name="ce45" table:number-columns-repeated="10"/>
          <table:table-cell table:number-columns-repeated="1002"/>
        </table:table-row>
        <table:table-row table:style-name="ro10">
          <table:table-cell table:style-name="ce44" office:value-type="string">
            <text:p>ASAG</text:p>
          </table:table-cell>
          <table:table-cell table:style-name="ce45" table:number-columns-repeated="4"/>
          <table:table-cell table:style-name="ce44" office:value-type="string">
            <text:p>Oracle Database Enterprise Edition 11.1.0.7</text:p>
          </table:table-cell>
          <table:table-cell table:style-name="ce44" office:value-type="string">
            <text:p>IBM AIX on POWER Systems (64-bit)(7.1)</text:p>
          </table:table-cell>
          <table:table-cell table:style-name="ce44" office:value-type="string">
            <text:p>EXPORTS + COLD BACKUP</text:p>
          </table:table-cell>
          <table:table-cell table:style-name="ce45" table:number-columns-repeated="3"/>
          <table:table-cell table:style-name="ce45" office:value-type="string">
            <text:p>Sun Fire T2000 Server and SPARC Enterprise T2000 Server*, with 8-core, 1.4 GHz UltraSPARC T1 processor</text:p>
          </table:table-cell>
          <table:table-cell table:style-name="ce45" table:number-columns-repeated="10"/>
          <table:table-cell table:number-columns-repeated="1002"/>
        </table:table-row>
        <table:table-row table:style-name="ro10">
          <table:table-cell table:style-name="ce44" office:value-type="string">
            <text:p>ASBG</text:p>
          </table:table-cell>
          <table:table-cell table:style-name="ce45" table:number-columns-repeated="4"/>
          <table:table-cell table:style-name="ce44" office:value-type="string">
            <text:p>Oracle Database Enterprise Edition 11.2.0.1</text:p>
          </table:table-cell>
          <table:table-cell table:style-name="ce44" office:value-type="string">
            <text:p>Linux Itanium(Red Hat Enterprise 4)</text:p>
          </table:table-cell>
          <table:table-cell table:style-name="ce44" office:value-type="string">
            <text:p>RMAN</text:p>
          </table:table-cell>
          <table:table-cell table:style-name="ce45" table:number-columns-repeated="3"/>
          <table:table-cell table:style-name="ce45" office:value-type="string">
            <text:p>Sun T6300, 1.4 GHz UltraSPARC T1 processor</text:p>
          </table:table-cell>
          <table:table-cell table:style-name="ce45" table:number-columns-repeated="10"/>
          <table:table-cell table:number-columns-repeated="1002"/>
        </table:table-row>
        <table:table-row table:style-name="ro10">
          <table:table-cell table:style-name="ce44" office:value-type="string">
            <text:p>ASSDA</text:p>
          </table:table-cell>
          <table:table-cell table:style-name="ce45" table:number-columns-repeated="4"/>
          <table:table-cell table:style-name="ce44" office:value-type="string">
            <text:p>Oracle Database Enterprise Edition 11.2.0.2</text:p>
          </table:table-cell>
          <table:table-cell table:style-name="ce44" office:value-type="string">
            <text:p>Linux x86(Oracle Linux 4)</text:p>
          </table:table-cell>
          <table:table-cell table:style-name="ce44" office:value-type="string">
            <text:p>RMAN LEGATO</text:p>
          </table:table-cell>
          <table:table-cell table:style-name="ce45" table:number-columns-repeated="3"/>
          <table:table-cell table:style-name="ce45" office:value-type="string">
            <text:p>AMD Opteron Models 13XX, 23XX, 24XX, 32XX, 41XX, 42XX, 61XX, 62XX, 83XX, 84XX or earlier Multicore chips</text:p>
          </table:table-cell>
          <table:table-cell table:style-name="ce45" table:number-columns-repeated="10"/>
          <table:table-cell table:number-columns-repeated="1002"/>
        </table:table-row>
        <table:table-row table:style-name="ro10">
          <table:table-cell table:style-name="ce44" office:value-type="string">
            <text:p>CAA</text:p>
          </table:table-cell>
          <table:table-cell table:style-name="ce45" table:number-columns-repeated="4"/>
          <table:table-cell table:style-name="ce44" office:value-type="string">
            <text:p>Oracle Database Enterprise Edition 11.2.0.3</text:p>
          </table:table-cell>
          <table:table-cell table:style-name="ce44" office:value-type="string">
            <text:p>Linux x86(Oracle Linux 6)</text:p>
          </table:table-cell>
          <table:table-cell table:style-name="ce44" office:value-type="string">
            <text:p>RMAN DATAPROTECTOR</text:p>
          </table:table-cell>
          <table:table-cell table:style-name="ce45" table:number-columns-repeated="3"/>
          <table:table-cell table:style-name="ce45" office:value-type="string">
            <text:p>Intel Xeon Series 56XX, Series 65XX, Series 75XX, Series E7-28XX, Series E7-48XX, Series E7-88XX or earlier Multicore chips</text:p>
          </table:table-cell>
          <table:table-cell table:style-name="ce45" table:number-columns-repeated="10"/>
          <table:table-cell table:number-columns-repeated="1002"/>
        </table:table-row>
        <table:table-row table:style-name="ro10">
          <table:table-cell table:style-name="ce44" office:value-type="string">
            <text:p>CAPMA Tabladilla</text:p>
          </table:table-cell>
          <table:table-cell table:style-name="ce45" table:number-columns-repeated="4"/>
          <table:table-cell table:style-name="ce44" office:value-type="string">
            <text:p>Oracle Database Enterprise Edition 11.2.0.4</text:p>
          </table:table-cell>
          <table:table-cell table:style-name="ce44" office:value-type="string">
            <text:p>Linux x86(Oracle Linux56)</text:p>
          </table:table-cell>
          <table:table-cell table:style-name="ce44" office:value-type="string">
            <text:p>RMAN NETBACKUP</text:p>
          </table:table-cell>
          <table:table-cell table:style-name="ce45" table:number-columns-repeated="3"/>
          <table:table-cell table:style-name="ce45" office:value-type="string">
            <text:p>Intel Itanium Series 93XX or earlier Multicore chips (For servers purchased prior to Dec 1st, 2010)</text:p>
          </table:table-cell>
          <table:table-cell table:style-name="ce45" table:number-columns-repeated="10"/>
          <table:table-cell table:number-columns-repeated="1002"/>
        </table:table-row>
        <table:table-row table:style-name="ro10">
          <table:table-cell table:style-name="ce44" office:value-type="string">
            <text:p>CAPMA Manuel Siurot</text:p>
          </table:table-cell>
          <table:table-cell table:style-name="ce45" table:number-columns-repeated="4"/>
          <table:table-cell table:style-name="ce44" office:value-type="string">
            <text:p>Oracle Database Enterprise Edition 12.1.0.1</text:p>
          </table:table-cell>
          <table:table-cell table:style-name="ce44" office:value-type="string">
            <text:p>Linux x86(Red Hat Enterprise 3)</text:p>
          </table:table-cell>
          <table:table-cell table:style-name="ce44" office:value-type="string">
            <text:p>RMAN + EXPORTS</text:p>
          </table:table-cell>
          <table:table-cell table:style-name="ce45" table:number-columns-repeated="3"/>
          <table:table-cell table:style-name="ce45" office:value-type="string">
            <text:p>Intel or AMD Desktop, Laptop/Notebook, or Netbook Multicore chips</text:p>
          </table:table-cell>
          <table:table-cell table:style-name="ce45" table:number-columns-repeated="10"/>
          <table:table-cell table:number-columns-repeated="1002"/>
        </table:table-row>
        <table:table-row table:style-name="ro10">
          <table:table-cell table:style-name="ce44" office:value-type="string">
            <text:p>CAPMA Plaza de España</text:p>
          </table:table-cell>
          <table:table-cell table:style-name="ce45" table:number-columns-repeated="4"/>
          <table:table-cell table:style-name="ce44" office:value-type="string">
            <text:p>Oracle Database Enterprise Edition 8.0.6.0</text:p>
          </table:table-cell>
          <table:table-cell table:style-name="ce44" office:value-type="string">
            <text:p>Linux x86(Red Hat Enterprise 4)</text:p>
          </table:table-cell>
          <table:table-cell table:style-name="ce44" office:value-type="string">
            <text:p>RMAN LEGATO + EXPORTS</text:p>
          </table:table-cell>
          <table:table-cell table:style-name="ce45" table:number-columns-repeated="3"/>
          <table:table-cell table:style-name="ce45" office:value-type="string">
            <text:p>Sun UltraSPARC T2+</text:p>
          </table:table-cell>
          <table:table-cell table:style-name="ce45" table:number-columns-repeated="10"/>
          <table:table-cell table:number-columns-repeated="1002"/>
        </table:table-row>
        <table:table-row table:style-name="ro10">
          <table:table-cell table:style-name="ce44" office:value-type="string">
            <text:p>CED</text:p>
          </table:table-cell>
          <table:table-cell table:style-name="ce45" table:number-columns-repeated="4"/>
          <table:table-cell table:style-name="ce44" office:value-type="string">
            <text:p>Oracle Database Enterprise Edition 8.0.6.1</text:p>
          </table:table-cell>
          <table:table-cell table:style-name="ce44" office:value-type="string">
            <text:p>Linux x86(Red Hat Enterprise 5)</text:p>
          </table:table-cell>
          <table:table-cell table:style-name="ce44" office:value-type="string">
            <text:p>RMAN DATAPROTECTOR + EXPORTS</text:p>
          </table:table-cell>
          <table:table-cell table:style-name="ce45" table:number-columns-repeated="3"/>
          <table:table-cell table:style-name="ce45" office:value-type="string">
            <text:p>SPARC64 VII+</text:p>
          </table:table-cell>
          <table:table-cell table:style-name="ce45" table:number-columns-repeated="10"/>
          <table:table-cell table:number-columns-repeated="1002"/>
        </table:table-row>
        <table:table-row table:style-name="ro10">
          <table:table-cell table:style-name="ce44" office:value-type="string">
            <text:p>CEICE</text:p>
          </table:table-cell>
          <table:table-cell table:style-name="ce45" table:number-columns-repeated="4"/>
          <table:table-cell table:style-name="ce44" office:value-type="string">
            <text:p>Oracle Database Enterprise Edition 8.0.6.2</text:p>
          </table:table-cell>
          <table:table-cell table:style-name="ce44" office:value-type="string">
            <text:p>Linux x86(Red Hat Enterprise 6)</text:p>
          </table:table-cell>
          <table:table-cell table:style-name="ce44" office:value-type="string">
            <text:p>RMAN NETBACKUP + EXPORTS</text:p>
          </table:table-cell>
          <table:table-cell table:style-name="ce45" table:number-columns-repeated="3"/>
          <table:table-cell table:style-name="ce45" office:value-type="string">
            <text:p>SPARC T4 processor</text:p>
          </table:table-cell>
          <table:table-cell table:style-name="ce45" table:number-columns-repeated="10"/>
          <table:table-cell table:number-columns-repeated="1002"/>
        </table:table-row>
        <table:table-row table:style-name="ro10">
          <table:table-cell table:style-name="ce44" office:value-type="string">
            <text:p>CFV</text:p>
          </table:table-cell>
          <table:table-cell table:style-name="ce45" table:number-columns-repeated="4"/>
          <table:table-cell table:style-name="ce44" office:value-type="string">
            <text:p>Oracle Database Enterprise Edition 8.0.6.3</text:p>
          </table:table-cell>
          <table:table-cell table:style-name="ce50" office:value-type="string">
            <text:p>Linux x86(SLES-10)</text:p>
          </table:table-cell>
          <table:table-cell table:style-name="ce44" office:value-type="string">
            <text:p>RMAN + COLD BACKUP</text:p>
          </table:table-cell>
          <table:table-cell table:style-name="ce45" table:number-columns-repeated="3"/>
          <table:table-cell table:style-name="ce45" office:value-type="string">
            <text:p>Sun and Fujitsu SPARC64 VI, VII</text:p>
          </table:table-cell>
          <table:table-cell table:style-name="ce45" table:number-columns-repeated="10"/>
          <table:table-cell table:number-columns-repeated="1002"/>
        </table:table-row>
        <table:table-row table:style-name="ro10">
          <table:table-cell table:style-name="ce44" office:value-type="string">
            <text:p>CICA</text:p>
          </table:table-cell>
          <table:table-cell table:style-name="ce45" table:number-columns-repeated="4"/>
          <table:table-cell table:style-name="ce44" office:value-type="string">
            <text:p>Oracle Database Enterprise Edition 8.1.7.0</text:p>
          </table:table-cell>
          <table:table-cell table:style-name="ce44" office:value-type="string">
            <text:p>Linux x86-64(Oracle Linux 4)</text:p>
          </table:table-cell>
          <table:table-cell table:style-name="ce44" office:value-type="string">
            <text:p>RMAN + EXPORTS + COLD BACKUP</text:p>
          </table:table-cell>
          <table:table-cell table:style-name="ce45" table:number-columns-repeated="3"/>
          <table:table-cell table:style-name="ce45" office:value-type="string">
            <text:p>Sun UltraSPARC IV, IV+, or earlier Multicore chips</text:p>
          </table:table-cell>
          <table:table-cell table:style-name="ce45" table:number-columns-repeated="10"/>
          <table:table-cell table:number-columns-repeated="1002"/>
        </table:table-row>
        <table:table-row table:style-name="ro10">
          <table:table-cell table:style-name="ce44" office:value-type="string">
            <text:p>CPI</text:p>
          </table:table-cell>
          <table:table-cell table:style-name="ce45" table:number-columns-repeated="4"/>
          <table:table-cell table:style-name="ce44" office:value-type="string">
            <text:p>Oracle Database Enterprise Edition 8.1.7.1</text:p>
          </table:table-cell>
          <table:table-cell table:style-name="ce44" office:value-type="string">
            <text:p>Linux x86-64(Oracle Linux 5)</text:p>
          </table:table-cell>
          <table:table-cell table:style-name="ce50" office:value-type="string">
            <text:p>OTROS</text:p>
          </table:table-cell>
          <table:table-cell table:style-name="ce45" table:number-columns-repeated="3"/>
          <table:table-cell table:style-name="ce45" office:value-type="string">
            <text:p>Sun UltraSPARC T2</text:p>
          </table:table-cell>
          <table:table-cell table:style-name="ce45" table:number-columns-repeated="10"/>
          <table:table-cell table:number-columns-repeated="1002"/>
        </table:table-row>
        <table:table-row table:style-name="ro10">
          <table:table-cell table:style-name="ce44" office:value-type="string">
            <text:p>CTC</text:p>
          </table:table-cell>
          <table:table-cell table:style-name="ce45" table:number-columns-repeated="4"/>
          <table:table-cell table:style-name="ce44" office:value-type="string">
            <text:p>Oracle Database Enterprise Edition 8.1.7.2</text:p>
          </table:table-cell>
          <table:table-cell table:style-name="ce44" office:value-type="string">
            <text:p>Linux x86-64(Oracle Linux 6)</text:p>
          </table:table-cell>
          <table:table-cell table:style-name="Default"/>
          <table:table-cell table:style-name="ce45" table:number-columns-repeated="3"/>
          <table:table-cell table:style-name="ce45" office:value-type="string">
            <text:p>HP PA-RISC</text:p>
          </table:table-cell>
          <table:table-cell table:style-name="ce45" table:number-columns-repeated="10"/>
          <table:table-cell table:number-columns-repeated="1002"/>
        </table:table-row>
        <table:table-row table:style-name="ro10">
          <table:table-cell table:style-name="ce44" office:value-type="string">
            <text:p>EXTENDA</text:p>
          </table:table-cell>
          <table:table-cell table:style-name="ce45" table:number-columns-repeated="4"/>
          <table:table-cell table:style-name="ce44" office:value-type="string">
            <text:p>Oracle Database Enterprise Edition 8.1.7.3</text:p>
          </table:table-cell>
          <table:table-cell table:style-name="ce44" office:value-type="string">
            <text:p>Linux x86-64(Red Hat Enterprise 3)</text:p>
          </table:table-cell>
          <table:table-cell table:style-name="Default"/>
          <table:table-cell table:style-name="ce45" table:number-columns-repeated="3"/>
          <table:table-cell table:style-name="ce45" office:value-type="string">
            <text:p>IBM POWER5+ or earlier Multicore chips</text:p>
          </table:table-cell>
          <table:table-cell table:style-name="ce45" table:number-columns-repeated="10"/>
          <table:table-cell table:number-columns-repeated="1002"/>
        </table:table-row>
        <table:table-row table:style-name="ro10">
          <table:table-cell table:style-name="ce44" office:value-type="string">
            <text:p>IAAP</text:p>
          </table:table-cell>
          <table:table-cell table:style-name="ce45" table:number-columns-repeated="4"/>
          <table:table-cell table:style-name="ce44" office:value-type="string">
            <text:p>Oracle Database Enterprise Edition 8.1.7.4</text:p>
          </table:table-cell>
          <table:table-cell table:style-name="ce44" office:value-type="string">
            <text:p>Linux x86-64(Red Hat Enterprise 4)</text:p>
          </table:table-cell>
          <table:table-cell table:style-name="Default"/>
          <table:table-cell table:style-name="ce45" table:number-columns-repeated="3"/>
          <table:table-cell table:style-name="ce45" office:value-type="string">
            <text:p>All Single Core Chips</text:p>
          </table:table-cell>
          <table:table-cell table:style-name="ce45" table:number-columns-repeated="10"/>
          <table:table-cell table:number-columns-repeated="1002"/>
        </table:table-row>
        <table:table-row table:style-name="ro10">
          <table:table-cell table:style-name="ce44" office:value-type="string">
            <text:p>IAJ</text:p>
          </table:table-cell>
          <table:table-cell table:style-name="ce45" table:number-columns-repeated="4"/>
          <table:table-cell table:style-name="ce44" office:value-type="string">
            <text:p>Oracle Database Enterprise Edition <text:s/>7.3.4</text:p>
          </table:table-cell>
          <table:table-cell table:style-name="ce44" office:value-type="string">
            <text:p>Linux x86-64(Red Hat Enterprise 5)</text:p>
          </table:table-cell>
          <table:table-cell table:style-name="Default"/>
          <table:table-cell table:style-name="ce45" table:number-columns-repeated="3"/>
          <table:table-cell table:style-name="ce45" office:value-type="string">
            <text:p>Intel Itanium Series 93XX (For servers purchased on or after Dec 1st, 2010)</text:p>
          </table:table-cell>
          <table:table-cell table:style-name="ce45" table:number-columns-repeated="10"/>
          <table:table-cell table:number-columns-repeated="1002"/>
        </table:table-row>
        <table:table-row table:style-name="ro10">
          <table:table-cell table:style-name="ce44" office:value-type="string">
            <text:p>IAM</text:p>
          </table:table-cell>
          <table:table-cell table:style-name="ce45" table:number-columns-repeated="4"/>
          <table:table-cell table:style-name="ce44" office:value-type="string">
            <text:p>Oracle Database Enterprise Edition 9.0.1.0</text:p>
          </table:table-cell>
          <table:table-cell table:style-name="ce44" office:value-type="string">
            <text:p>Linux x86-64(Red Hat Enterprise 6)</text:p>
          </table:table-cell>
          <table:table-cell table:style-name="Default"/>
          <table:table-cell table:style-name="ce45" table:number-columns-repeated="3"/>
          <table:table-cell table:style-name="ce45" office:value-type="string">
            <text:p>IBM POWER6</text:p>
          </table:table-cell>
          <table:table-cell table:style-name="ce45" table:number-columns-repeated="10"/>
          <table:table-cell table:number-columns-repeated="1002"/>
        </table:table-row>
        <table:table-row table:style-name="ro10">
          <table:table-cell table:style-name="ce44" office:value-type="string">
            <text:p>IAPH</text:p>
          </table:table-cell>
          <table:table-cell table:style-name="ce45" table:number-columns-repeated="4"/>
          <table:table-cell table:style-name="ce44" office:value-type="string">
            <text:p>Oracle Database Enterprise Edition 9.0.1.1</text:p>
          </table:table-cell>
          <table:table-cell table:style-name="ce44" office:value-type="string">
            <text:p>Microsoft Windows x64 (64-bit)(2000)</text:p>
          </table:table-cell>
          <table:table-cell table:style-name="Default"/>
          <table:table-cell table:style-name="ce45" table:number-columns-repeated="3"/>
          <table:table-cell table:style-name="ce45" office:value-type="string">
            <text:p>IBM POWER7</text:p>
          </table:table-cell>
          <table:table-cell table:style-name="ce45" table:number-columns-repeated="10"/>
          <table:table-cell table:number-columns-repeated="1002"/>
        </table:table-row>
        <table:table-row table:style-name="ro10">
          <table:table-cell table:style-name="ce44" office:value-type="string">
            <text:p>IDEA</text:p>
          </table:table-cell>
          <table:table-cell table:style-name="ce45" table:number-columns-repeated="4"/>
          <table:table-cell table:style-name="ce44" office:value-type="string">
            <text:p>Oracle Database Enterprise Edition 9.0.1.2</text:p>
          </table:table-cell>
          <table:table-cell table:style-name="ce44" office:value-type="string">
            <text:p>Microsoft Windows x64 (64-bit)(2003 R2)</text:p>
          </table:table-cell>
          <table:table-cell table:style-name="ce44"/>
          <table:table-cell table:style-name="ce45" table:number-columns-repeated="3"/>
          <table:table-cell table:style-name="ce45" office:value-type="string">
            <text:p>IBM System z (z10 and earlier)</text:p>
          </table:table-cell>
          <table:table-cell table:style-name="ce45" table:number-columns-repeated="10"/>
          <table:table-cell table:number-columns-repeated="1002"/>
        </table:table-row>
        <table:table-row table:style-name="ro10">
          <table:table-cell table:style-name="ce44" office:value-type="string">
            <text:p>IECA</text:p>
          </table:table-cell>
          <table:table-cell table:style-name="ce45" table:number-columns-repeated="4"/>
          <table:table-cell table:style-name="ce44" office:value-type="string">
            <text:p>Oracle Database Enterprise Edition 9.0.1.3</text:p>
          </table:table-cell>
          <table:table-cell table:style-name="ce52" office:value-type="string">
            <text:p>Microsoft Windows x64 (64-bit)(2003)</text:p>
          </table:table-cell>
          <table:table-cell table:style-name="ce44"/>
          <table:table-cell table:style-name="ce45" table:number-columns-repeated="3"/>
          <table:table-cell table:style-name="ce45" office:value-type="string">
            <text:p>All Other Multicore chips</text:p>
          </table:table-cell>
          <table:table-cell table:style-name="ce45" table:number-columns-repeated="10"/>
          <table:table-cell table:number-columns-repeated="1002"/>
        </table:table-row>
        <table:table-row table:style-name="ro10">
          <table:table-cell table:style-name="ce44" office:value-type="string">
            <text:p>IFAPA</text:p>
          </table:table-cell>
          <table:table-cell table:style-name="ce45" table:number-columns-repeated="4"/>
          <table:table-cell table:style-name="ce44" office:value-type="string">
            <text:p>Oracle Database Enterprise Edition 9.0.1.4</text:p>
          </table:table-cell>
          <table:table-cell table:style-name="ce44" office:value-type="string">
            <text:p>Microsoft Windows x64 (64-bit)(2008 R2)</text:p>
          </table:table-cell>
          <table:table-cell table:style-name="ce44"/>
          <table:table-cell table:style-name="ce45" table:number-columns-repeated="14"/>
          <table:table-cell table:number-columns-repeated="1002"/>
        </table:table-row>
        <table:table-row table:style-name="ro10">
          <table:table-cell table:style-name="ce44" office:value-type="string">
            <text:p>PAG</text:p>
          </table:table-cell>
          <table:table-cell table:style-name="ce45" table:number-columns-repeated="4"/>
          <table:table-cell table:style-name="ce44" office:value-type="string">
            <text:p>Oracle Database Enterprise Edition 9.0.1.5</text:p>
          </table:table-cell>
          <table:table-cell table:style-name="ce50" office:value-type="string">
            <text:p>Microsoft Windows x64 (64-bit)(XP)</text:p>
          </table:table-cell>
          <table:table-cell table:style-name="ce44"/>
          <table:table-cell table:style-name="ce45" table:number-columns-repeated="14"/>
          <table:table-cell table:number-columns-repeated="1002"/>
        </table:table-row>
        <table:table-row table:style-name="ro10">
          <table:table-cell table:style-name="ce44" office:value-type="string">
            <text:p>RTVA</text:p>
          </table:table-cell>
          <table:table-cell table:style-name="ce45" table:number-columns-repeated="4"/>
          <table:table-cell table:style-name="ce44" office:value-type="string">
            <text:p>Oracle Database Enterprise Edition 9.2.0.1</text:p>
          </table:table-cell>
          <table:table-cell table:style-name="ce44" office:value-type="string">
            <text:p>Oracle Solaris on SPARC (64-bit)(10)</text:p>
          </table:table-cell>
          <table:table-cell table:style-name="ce44"/>
          <table:table-cell table:style-name="ce45" table:number-columns-repeated="14"/>
          <table:table-cell table:number-columns-repeated="1002"/>
        </table:table-row>
        <table:table-row table:style-name="ro10">
          <table:table-cell table:style-name="ce44" office:value-type="string">
            <text:p>SAE</text:p>
          </table:table-cell>
          <table:table-cell table:style-name="ce45" table:number-columns-repeated="4"/>
          <table:table-cell table:style-name="ce44" office:value-type="string">
            <text:p>Oracle Database Enterprise Edition 9.2.0.2</text:p>
          </table:table-cell>
          <table:table-cell table:style-name="ce44" office:value-type="string">
            <text:p>Oracle Solaris on SPARC (64-bit)(11)</text:p>
          </table:table-cell>
          <table:table-cell table:style-name="ce44"/>
          <table:table-cell table:style-name="ce45" table:number-columns-repeated="14"/>
          <table:table-cell table:number-columns-repeated="1002"/>
        </table:table-row>
        <table:table-row table:style-name="ro10">
          <table:table-cell table:style-name="ce44" office:value-type="string">
            <text:p>EJEMPLO</text:p>
          </table:table-cell>
          <table:table-cell table:style-name="ce45" table:number-columns-repeated="4"/>
          <table:table-cell table:style-name="ce44" table:number-columns-repeated="3"/>
          <table:table-cell table:style-name="ce45" table:number-columns-repeated="14"/>
          <table:table-cell table:number-columns-repeated="1002"/>
        </table:table-row>
        <table:table-row table:style-name="ro10">
          <table:table-cell table:style-name="ce44" office:value-type="string">
            <text:p>EJEMPLO2</text:p>
          </table:table-cell>
          <table:table-cell table:style-name="ce45" table:number-columns-repeated="4"/>
          <table:table-cell table:style-name="ce44" table:number-columns-repeated="3"/>
          <table:table-cell table:style-name="ce45" table:number-columns-repeated="14"/>
          <table:table-cell table:number-columns-repeated="1002"/>
        </table:table-row>
        <table:table-row table:style-name="ro10">
          <table:table-cell table:style-name="ce44" office:value-type="string">
            <text:p>VEIASA</text:p>
          </table:table-cell>
          <table:table-cell table:style-name="ce45" table:number-columns-repeated="3"/>
          <table:table-cell table:style-name="ce48"/>
          <table:table-cell table:style-name="ce44" office:value-type="string">
            <text:p>Oracle Database Enterprise Edition 9.2.0.3</text:p>
          </table:table-cell>
          <table:table-cell table:style-name="ce44" office:value-type="string">
            <text:p>Oracle Solaris on SPARC (64-bit)(9)</text:p>
          </table:table-cell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 table:style-name="ce48"/>
          <table:table-cell table:style-name="ce44" office:value-type="string">
            <text:p>Oracle Database Enterprise Edition 9.2.0.4</text:p>
          </table:table-cell>
          <table:table-cell table:style-name="ce44" office:value-type="string">
            <text:p>Oracle Solaris on x86 (32-bit)(10)</text:p>
          </table:table-cell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 table:style-name="ce48"/>
          <table:table-cell table:style-name="ce44" office:value-type="string">
            <text:p>Oracle Database Enterprise Edition 9.2.0.5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 table:style-name="ce48"/>
          <table:table-cell table:style-name="ce44" office:value-type="string">
            <text:p>Oracle Database Enterprise Edition 9.2.0.6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 table:style-name="ce48"/>
          <table:table-cell table:style-name="ce44" office:value-type="string">
            <text:p>Oracle Database Enterprise Edition 9.2.0.7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 table:style-name="ce48"/>
          <table:table-cell table:style-name="ce44" office:value-type="string">
            <text:p>Oracle Database Enterprise Edition 9.2.0.8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 table:style-name="ce48"/>
          <table:table-cell table:style-name="ce44" office:value-type="string">
            <text:p>Oracle Database Standard Edition 10.2.0.1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 table:style-name="ce48"/>
          <table:table-cell table:style-name="ce44" office:value-type="string">
            <text:p>Oracle Database Standard Edition 10.2.0.2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 table:style-name="ce48"/>
          <table:table-cell table:style-name="ce44" office:value-type="string">
            <text:p>Oracle Database Standard Edition 10.2.0.3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 table:style-name="ce48"/>
          <table:table-cell table:style-name="ce44" office:value-type="string">
            <text:p>Oracle Database Standard Edition 10.2.0.4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 table:style-name="ce48"/>
          <table:table-cell table:style-name="ce44" office:value-type="string">
            <text:p>Oracle Database Standard Edition 10.2.0.5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 table:style-name="ce48"/>
          <table:table-cell table:style-name="ce44" office:value-type="string">
            <text:p>Oracle Database Standard Edition 11.1.0.6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 table:style-name="ce48"/>
          <table:table-cell table:style-name="ce44" office:value-type="string">
            <text:p>Oracle Database Standard Edition 11.1.0.7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 table:style-name="ce48"/>
          <table:table-cell table:style-name="ce44" office:value-type="string">
            <text:p>Oracle Database Standard Edition 11.1.0.6</text:p>
          </table:table-cell>
          <table:table-cell table:style-name="ce50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 table:style-name="ce48"/>
          <table:table-cell table:style-name="ce44" office:value-type="string">
            <text:p>Oracle Database Standard Edition 10.2.0.5</text:p>
          </table:table-cell>
          <table:table-cell table:style-name="ce50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 table:style-name="ce48"/>
          <table:table-cell table:style-name="ce44" office:value-type="string">
            <text:p>Oracle Database Standard Edition 10.2.0.4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 table:style-name="ce48"/>
          <table:table-cell table:style-name="ce44" office:value-type="string">
            <text:p>Oracle Database Standard Edition 10.2.0.3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 table:style-name="ce48"/>
          <table:table-cell table:style-name="ce44" office:value-type="string">
            <text:p>Oracle Database Standard Edition 10.2.0.2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 table:style-name="ce48"/>
          <table:table-cell table:style-name="ce44" office:value-type="string">
            <text:p>Oracle Database Standard Edition 10.2.0.1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 table:style-name="ce48"/>
          <table:table-cell table:style-name="ce44" office:value-type="string">
            <text:p>Oracle Database Standard Edition 9.2.0.8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 table:style-name="ce48"/>
          <table:table-cell table:style-name="ce44" office:value-type="string">
            <text:p>Oracle Database Standard Edition 9.2.0.7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/>
          <table:table-cell table:style-name="ce44" office:value-type="string">
            <text:p>Oracle Database Standard Edition 9.2.0.6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/>
          <table:table-cell table:style-name="ce44" office:value-type="string">
            <text:p>Oracle Database Standard Edition 9.2.0.5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/>
          <table:table-cell table:style-name="ce44" office:value-type="string">
            <text:p>Oracle Database Standard Edition 9.2.0.4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/>
          <table:table-cell table:style-name="ce44" office:value-type="string">
            <text:p>Oracle Database Standard Edition 9.2.0.3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/>
          <table:table-cell table:style-name="ce44" office:value-type="string">
            <text:p>Oracle Database Standard Edition 9.2.0.2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/>
          <table:table-cell table:style-name="ce44" office:value-type="string">
            <text:p>Oracle Database Standard Edition 9.2.0.1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/>
          <table:table-cell table:style-name="ce44" office:value-type="string">
            <text:p>Oracle Database Standard Edition 8.1.7.0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/>
          <table:table-cell table:style-name="ce44" office:value-type="string">
            <text:p>Oracle Database Standard Edition 8.1.7.1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/>
          <table:table-cell table:style-name="ce44" office:value-type="string">
            <text:p>Oracle Database Standard Edition 8.1.7.2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/>
          <table:table-cell table:style-name="ce44" office:value-type="string">
            <text:p>Oracle Database Standard Edition 8.1.7.3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/>
          <table:table-cell table:style-name="ce44" office:value-type="string">
            <text:p>Oracle Database Standard Edition 8.1.7.4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/>
          <table:table-cell table:style-name="ce44" office:value-type="string">
            <text:p>Oracle Database Standard Edition 8.0.6.0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/>
          <table:table-cell table:style-name="ce44" office:value-type="string">
            <text:p>Oracle Database Standard Edition 8.0.6.1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/>
          <table:table-cell table:style-name="ce44" office:value-type="string">
            <text:p>Oracle Database Standard Edition 8.0.6.2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/>
          <table:table-cell table:style-name="ce44" office:value-type="string">
            <text:p>Oracle Database Standard Edition 8.0.6.3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/>
          <table:table-cell table:style-name="ce44" office:value-type="string">
            <text:p>Oracle Database Standard Edition 9.0.1.0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/>
          <table:table-cell table:style-name="ce44" office:value-type="string">
            <text:p>Oracle Database Standard Edition 9.0.1.1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/>
          <table:table-cell table:style-name="ce44" office:value-type="string">
            <text:p>Oracle Database Standard Edition 9.0.1.2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/>
          <table:table-cell table:style-name="ce44" office:value-type="string">
            <text:p>Oracle Database Standard Edition 9.0.1.3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/>
          <table:table-cell table:style-name="ce44" office:value-type="string">
            <text:p>Oracle Database Standard Edition 9.0.1.4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>
          <table:table-cell table:style-name="ce45" table:number-columns-repeated="4"/>
          <table:table-cell/>
          <table:table-cell table:style-name="ce44" office:value-type="string">
            <text:p>Oracle Database Standard Edition 9.0.1.5</text:p>
          </table:table-cell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 table:number-rows-repeated="2">
          <table:table-cell table:style-name="ce45" table:number-columns-repeated="6"/>
          <table:table-cell table:style-name="ce44"/>
          <table:table-cell table:style-name="ce45" table:number-columns-repeated="15"/>
          <table:table-cell table:number-columns-repeated="1002"/>
        </table:table-row>
        <table:table-row table:style-name="ro10" table:number-rows-repeated="23">
          <table:table-cell table:number-columns-repeated="6"/>
          <table:table-cell table:style-name="ce29"/>
          <table:table-cell table:number-columns-repeated="1017"/>
        </table:table-row>
        <table:table-row table:style-name="ro10" table:number-rows-repeated="2">
          <table:table-cell table:number-columns-repeated="6"/>
          <table:table-cell table:style-name="ce10"/>
          <table:table-cell table:number-columns-repeated="1017"/>
        </table:table-row>
        <table:table-row table:style-name="ro10" table:number-rows-repeated="12">
          <table:table-cell table:number-columns-repeated="6"/>
          <table:table-cell table:style-name="ce29"/>
          <table:table-cell table:number-columns-repeated="1017"/>
        </table:table-row>
        <table:table-row table:style-name="ro10" table:number-rows-repeated="4">
          <table:table-cell table:number-columns-repeated="6"/>
          <table:table-cell table:style-name="ce10"/>
          <table:table-cell table:number-columns-repeated="1017"/>
        </table:table-row>
        <table:table-row table:style-name="ro10" table:number-rows-repeated="7">
          <table:table-cell table:number-columns-repeated="6"/>
          <table:table-cell table:style-name="ce29"/>
          <table:table-cell table:number-columns-repeated="1017"/>
        </table:table-row>
        <table:table-row table:style-name="ro10" table:number-rows-repeated="7">
          <table:table-cell table:number-columns-repeated="6"/>
          <table:table-cell table:style-name="ce10"/>
          <table:table-cell table:number-columns-repeated="1017"/>
        </table:table-row>
        <table:table-row table:style-name="ro10" table:number-rows-repeated="4">
          <table:table-cell table:number-columns-repeated="6"/>
          <table:table-cell table:style-name="ce29"/>
          <table:table-cell table:number-columns-repeated="1017"/>
        </table:table-row>
        <table:table-row table:style-name="ro10" table:number-rows-repeated="3">
          <table:table-cell table:number-columns-repeated="6"/>
          <table:table-cell table:style-name="ce10"/>
          <table:table-cell table:number-columns-repeated="1017"/>
        </table:table-row>
        <table:table-row table:style-name="ro10" table:number-rows-repeated="104843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range table:name="BACKUP" table:base-cell-address="$Instrucciones.$A$1" table:cell-range-address="$datos.$#REF!$2:.$#REF!$15"/>
        <table:named-range table:name="Criticidad" table:base-cell-address="$datos.$B$6" table:cell-range-address="$datos.$B$2:.$B$5"/>
        <table:named-range table:name="DATAGUARD" table:base-cell-address="$Instrucciones.$A$1" table:cell-range-address="$datos.$J$2:.$J$5"/>
        <table:named-range table:name="Plan_Backup" table:base-cell-address="$datos.$H$2" table:cell-range-address="$datos.$H$2:.$H$19"/>
        <table:named-range table:name="Sistemas_Operativo" table:base-cell-address="$Instrucciones.$A$1" table:cell-range-address="$datos.$G$2:.$H$35"/>
        <table:named-range table:name="Tecnologia" table:base-cell-address="$Instrucciones.$A$1" table:cell-range-address="$datos.$L$2:.$L$27"/>
        <table:named-range table:name="Tipo_de_entorno" table:base-cell-address="$datos.$D$11" table:cell-range-address="$datos.$D$2:.$D$6"/>
        <table:named-range table:name="versiones" table:base-cell-address="$Instrucciones.$A$1" table:cell-range-address="$datos.$F$2:.$F$75"/>
        <table:named-range table:name="Virtualizado" table:base-cell-address="$BBDD.$X$1048561" table:cell-range-address="$datos.$K$2:.$K$4"/>
        <table:named-range table:name="_xlnm._FilterDatabase_1" table:base-cell-address="$Instrucciones.$A$1" table:cell-range-address="$BBDD.$Q$1:.$AF$473"/>
        <table:named-range table:name="_xlnm._FilterDatabase_2" table:base-cell-address="$Instrucciones.$A$1" table:cell-range-address="$'Servidores de aplicaciones'.$A$1:.$R$220"/>
        <table:named-range table:name="Disponibilidad" table:base-cell-address="$datos.$C$7" table:cell-range-address="$datos.$C$2:.$C$5"/>
        <table:named-range table:name="Tipo_de_entorno_normalizado" table:base-cell-address="$datos.$E$2" table:cell-range-address="$datos.$E$2:.$E$3"/>
        <table:named-range table:name="Si_No" table:base-cell-address="$BBDD.$I$2" table:cell-range-address="$datos.$I$2:.$I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5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6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7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number:number-style style:name="N109">
      <number:number number:decimal-places="0" number:min-integer-digits="1" number:grouping="true"/>
      <number:text> €</number:text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2" number:min-integer-digits="1" number:grouping="true"/>
      <number:text>    </number:text>
    </number:number-style>
    <number:number-style style:name="N120P1" style:volatile="true">
      <number:text>-</number:text>
      <number:number number:decimal-places="2" number:min-integer-digits="1" number:grouping="true"/>
      <number:text>    </number:text>
    </number:number-style>
    <number:number-style style:name="N120P2" style:volatile="true">
      <number:text> -</number:text>
      <number:number number:decimal-places="0" number:min-integer-digits="0"/>
      <number:text>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  <number:text> € </number:text>
    </number:number-style>
    <number:number-style style:name="N121P1" style:volatile="true">
      <number:text>-</number:text>
      <number:number number:decimal-places="2" number:min-integer-digits="1" number:grouping="true"/>
      <number:text> € </number:text>
    </number:number-style>
    <number:number-style style:name="N121P2" style:volatile="true">
      <number:text> -</number:text>
      <number:number number: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">
      <number:number number:decimal-places="1" number:min-integer-digits="1" number:grouping="true"/>
    </number:number-style>
    <number:number-style style:name="N127">
      <number:number number:decimal-places="1" number:min-integer-digits="1"/>
    </number:number-style>
    <number:number-style style:name="N128P0" style:volatile="true">
      <number:number number: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0" number:min-integer-digits="1" number:grouping="true"/>
      <number:text> pta</number:text>
    </number:number-style>
    <number:number-style style:name="N129">
      <number:text>-</number:text>
      <number:number number:decimal-places="0" number:min-integer-digits="1" number:grouping="true"/>
      <number:text> pta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  <number:text> pta</number:text>
    </number:number-style>
    <number:number-style style:name="N130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pta</number:text>
    </number:number-style>
    <number:number-style style:name="N131">
      <number:text>-</number:text>
      <number:number number:decimal-places="2" number:min-integer-digits="1" number:grouping="true"/>
      <number:text> pta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pta</number:text>
    </number:number-style>
    <number:number-style style:name="N13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      </number:text>
    </number:number-style>
    <number:number-style style:name="N133P1" style:volatile="true">
      <number:text>-</number:text>
      <number:number number:decimal-places="0" number:min-integer-digits="1" number:grouping="true"/>
      <number:text>       </number:text>
    </number:number-style>
    <number:number-style style:name="N133P2" style:volatile="true">
      <number:text> -  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0" number:min-integer-digits="1" number:grouping="true"/>
      <number:text> pta </number:text>
    </number:number-style>
    <number:number-style style:name="N134P1" style:volatile="true">
      <number:text>-</number:text>
      <number:number number:decimal-places="0" number:min-integer-digits="1" number:grouping="true"/>
      <number:text> pta </number:text>
    </number:number-style>
    <number:number-style style:name="N134P2" style:volatile="true">
      <number:text> - pta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number number:decimal-places="2" number:min-integer-digits="1" number:grouping="true"/>
      <number:text>       </number:text>
    </number:number-style>
    <number:number-style style:name="N135P1" style:volatile="true">
      <number:text>-</number:text>
      <number:number number:decimal-places="2" number:min-integer-digits="1" number:grouping="true"/>
      <number:text>       </number:text>
    </number:number-style>
    <number:number-style style:name="N135P2" style:volatile="true">
      <number:text> -</number:text>
      <number:number number:decimal-places="0" number:min-integer-digits="0"/>
      <number:text>   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2" number:min-integer-digits="1" number:grouping="true"/>
      <number:text> pta </number:text>
    </number:number-style>
    <number:number-style style:name="N136P1" style:volatile="true">
      <number:text>-</number:text>
      <number:number number:decimal-places="2" number:min-integer-digits="1" number:grouping="true"/>
      <number:text> pta </number:text>
    </number:number-style>
    <number:number-style style:name="N136P2" style:volatile="true">
      <number:text> -</number:text>
      <number:number number:decimal-places="0" number:min-integer-digits="0"/>
      <number:text> pta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37P1" style:volatile="true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37P2" style:volatile="true">
      <number:text> -</number:text>
      <number:number number: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Yes</number:text>
    </number:number-style>
    <number:number-style style:name="N138P1" style:volatile="true">
      <number:text>Yes</number:text>
    </number:number-style>
    <number:number-style style:name="N138">
      <number:text>No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On</number:text>
    </number:number-style>
    <number:number-style style:name="N140P1" style:volatile="true">
      <number:text>On</number:text>
    </number:number-style>
    <number:number-style style:name="N140">
      <number:text>Off</number:text>
      <style:map style:condition="value()&gt;0" style:apply-style-name="N140P0"/>
      <style:map style:condition="value()&lt;0" style:apply-style-name="N140P1"/>
    </number:number-style>
    <number:currency-style style:name="N14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1P0"/>
    </number:currency-style>
    <number:currency-style style:name="N142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42"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42P0"/>
    </number:currency-style>
    <number:currency-style style:name="N143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43"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43P0"/>
    </number:currency-style>
    <number:number-style style:name="N144">
      <number:number number:decimal-places="3" number:min-integer-digits="1"/>
    </number:number-style>
    <number:number-style style:name="N145P0" style:volatile="true">
      <number:number number:decimal-places="0" number:min-integer-digits="1" number:grouping="true"/>
      <number:text> € </number:text>
    </number:number-style>
    <number:number-style style:name="N145P1" style:volatile="true">
      <number:text>-</number:text>
      <number:number number:decimal-places="0" number:min-integer-digits="1" number:grouping="true"/>
      <number:text> € </number:text>
    </number:number-style>
    <number:number-style style:name="N145P2" style:volatile="true">
      <number:text> -</number:text>
      <number:number number:decimal-places="0" number:min-integer-digits="0"/>
      <number:text>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6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46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46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14" number:min-integer-digits="1"/>
    </number:number-style>
    <number:number-style style:name="N148">
      <number:number number:decimal-places="13" number:min-integer-digits="1"/>
    </number:number-style>
    <number:number-style style:name="N149">
      <number:number number:decimal-places="15" number:min-integer-digits="1"/>
    </number:number-style>
    <number:currency-style style:name="N150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50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50P0"/>
    </number:currency-style>
    <number:number-style style:name="N151">
      <number:number number:decimal-places="16" number:min-integer-digits="1"/>
    </number:number-style>
    <number:number-style style:name="N152">
      <number:number number:decimal-places="17" number:min-integer-digits="1"/>
    </number:number-style>
    <number:number-style style:name="N153">
      <number:number number:decimal-places="18" number:min-integer-digits="1"/>
    </number:number-style>
    <number:number-style style:name="N154">
      <number:number number:decimal-places="12" number:min-integer-digits="1"/>
    </number:number-style>
    <number:number-style style:name="N155">
      <number:number number:decimal-places="11" number:min-integer-digits="1"/>
    </number:number-style>
    <number:number-style style:name="N156">
      <number:number number:decimal-places="10" number:min-integer-digits="1"/>
    </number:number-style>
    <number:number-style style:name="N157">
      <number:number number:decimal-places="9" number:min-integer-digits="1"/>
    </number:number-style>
    <number:number-style style:name="N158">
      <number:number number:decimal-places="8" number:min-integer-digits="1"/>
    </number:number-style>
    <number:number-style style:name="N159">
      <number:number number:decimal-places="7" number:min-integer-digits="1"/>
    </number:number-style>
    <number:number-style style:name="N160">
      <number:number number:decimal-places="6" number:min-integer-digits="1"/>
    </number:number-style>
    <number:number-style style:name="N161">
      <number:number number:decimal-places="5" number:min-integer-digits="1"/>
    </number:number-style>
    <number:number-style style:name="N162">
      <number:number number:decimal-places="4" number:min-integer-digits="1"/>
    </number:number-style>
    <number:currency-style style:name="N16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63P0"/>
    </number:currency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Normal_5f_BBDD" style:display-name="Excel Built-in Excel Built-in Normal_BBD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Excel_20_Built-in_20_Normal_5f_Clientes" style:display-name="Excel Built-in Excel Built-in Normal_Client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Fin_20_de_20_línea_20_1" draw:display-name="Fin de línea 1" svg:viewBox="0 0 20 30" svg:d="m10 0-10 30h20z"/>
    <draw:marker draw:name="msArrowEnd_20_5" draw:display-name="msArrowEnd 5" svg:viewBox="0 0 300 300" svg:d="m150 0 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17/09/2014</text:date>, <text:time>15:10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BDD" style:display-name="PageStyle_BBD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vidores_20_de_20_aplicaciones" style:display-name="PageStyle_Servidores de aplica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4-09-17T15:10:40</dc:date>
    <dc:creator>laura </dc:creator>
    <meta:editing-duration>PT01H51M51S</meta:editing-duration>
    <meta:editing-cycles>6</meta:editing-cycles>
    <meta:document-statistic meta:table-count="4" meta:cell-count="2411" meta:object-count="0"/>
  </office:meta>
</office:document-meta>
</file>